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Basic/Standard/Foglio1.xml"/>
  <manifest:file-entry manifest:media-type="" manifest:full-path="Basic/Standard/Foglio4.xml"/>
  <manifest:file-entry manifest:media-type="" manifest:full-path="Basic/Standard/ThisWorkbook.xml"/>
  <manifest:file-entry manifest:media-type="" manifest:full-path="Basic/Standard/Foglio3.xml"/>
  <manifest:file-entry manifest:media-type="" manifest:full-path="Basic/Standard/script-lb.xml"/>
  <manifest:file-entry manifest:media-type="" manifest:full-path="Basic/Standard/Modulo1.xml"/>
  <manifest:file-entry manifest:media-type="" manifest:full-path="Basic/Standard/Foglio2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2" svg:font-family="Aria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ucida Console" svg:font-family="'Lucida Console'" style:font-family-generic="modern" style:font-pitch="fixed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e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3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8.999cm"/>
    </style:style>
    <style:style style:name="co4" style:family="table-column">
      <style:table-column-properties fo:break-before="auto" style:column-width="2.499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367cm"/>
    </style:style>
    <style:style style:name="co8" style:family="table-column">
      <style:table-column-properties fo:break-before="auto" style:column-width="3.898cm"/>
    </style:style>
    <style:style style:name="co9" style:family="table-column">
      <style:table-column-properties fo:break-before="auto" style:column-width="1.939cm"/>
    </style:style>
    <style:style style:name="co10" style:family="table-column">
      <style:table-column-properties fo:break-before="auto" style:column-width="2.321cm"/>
    </style:style>
    <style:style style:name="co11" style:family="table-column">
      <style:table-column-properties fo:break-before="auto" style:column-width="1.799cm"/>
    </style:style>
    <style:style style:name="co12" style:family="table-column">
      <style:table-column-properties fo:break-before="auto" style:column-width="2.531cm"/>
    </style:style>
    <style:style style:name="co13" style:family="table-column">
      <style:table-column-properties fo:break-before="auto" style:column-width="1.87cm"/>
    </style:style>
    <style:style style:name="co14" style:family="table-column">
      <style:table-column-properties fo:break-before="auto" style:column-width="1.312cm"/>
    </style:style>
    <style:style style:name="co15" style:family="table-column">
      <style:table-column-properties fo:break-before="auto" style:column-width="2.75cm"/>
    </style:style>
    <style:style style:name="co16" style:family="table-column">
      <style:table-column-properties fo:break-before="auto" style:column-width="1.794cm"/>
    </style:style>
    <style:style style:name="co17" style:family="table-column">
      <style:table-column-properties fo:break-before="auto" style:column-width="1.566cm"/>
    </style:style>
    <style:style style:name="co18" style:family="table-column">
      <style:table-column-properties fo:break-before="auto" style:column-width="2.261cm"/>
    </style:style>
    <style:style style:name="co19" style:family="table-column">
      <style:table-column-properties fo:break-before="auto" style:column-width="1.36cm"/>
    </style:style>
    <style:style style:name="co20" style:family="table-column">
      <style:table-column-properties fo:break-before="auto" style:column-width="3.976cm"/>
    </style:style>
    <style:style style:name="co21" style:family="table-column">
      <style:table-column-properties fo:break-before="auto" style:column-width="4.038cm"/>
    </style:style>
    <style:style style:name="ro1" style:family="table-row">
      <style:table-row-properties style:row-height="0.672cm" fo:break-before="auto" style:use-optimal-row-height="false"/>
    </style:style>
    <style:style style:name="ro2" style:family="table-row">
      <style:table-row-properties style:row-height="0.03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1.199cm" fo:break-before="auto" style:use-optimal-row-height="false"/>
    </style:style>
    <style:style style:name="ro5" style:family="table-row">
      <style:table-row-properties style:row-height="0.855cm" fo:break-before="auto" style:use-optimal-row-height="false"/>
    </style:style>
    <style:style style:name="ro6" style:family="table-row">
      <style:table-row-properties style:row-height="0.67cm" fo:break-before="auto" style:use-optimal-row-height="false"/>
    </style:style>
    <style:style style:name="ro7" style:family="table-row">
      <style:table-row-properties style:row-height="0.3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933cm" fo:break-before="auto" style:use-optimal-row-height="false"/>
    </style:style>
    <style:style style:name="ro10" style:family="table-row">
      <style:table-row-properties style:row-height="0.653cm" fo:break-before="auto" style:use-optimal-row-height="false"/>
    </style:style>
    <style:style style:name="ro11" style:family="table-row">
      <style:table-row-properties style:row-height="0.624cm" fo:break-before="auto" style:use-optimal-row-height="false"/>
    </style:style>
    <style:style style:name="ta1" style:family="table" style:master-page-name="TAB_5f_Protezioni_20_da_20_blindo">
      <style:table-properties table:display="true" style:writing-mode="lr-tb"/>
    </style:style>
    <style:style style:name="ta2" style:family="table" style:master-page-name="TAB_5f_Tabell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order="0.018cm solid #000000"/>
    </style:style>
    <style:style style:name="ce2" style:family="table-cell" style:parent-style-name="Default">
      <style:table-cell-properties style:cell-protect="protected" style:print-content="true" fo:border="0.018cm solid #000000"/>
      <style:text-properties fo:font-size="11pt" fo:font-weight="bold"/>
    </style:style>
    <style:style style:name="ce3" style:family="table-cell" style:parent-style-name="Default">
      <style:table-cell-properties style:cell-protect="protected" style:print-content="true" fo:border="0.018cm solid #000000"/>
      <style:text-properties style:use-window-font-color="true"/>
    </style:style>
    <style:style style:name="ce4" style:family="table-cell" style:parent-style-name="Default">
      <style:table-cell-properties style:cell-protect="protected" style:print-content="true" style:text-align-source="fix" style:repeat-content="false" fo:border="0.018cm solid #000000" style:rotation-angle="90"/>
      <style:paragraph-properties fo:text-align="center"/>
      <style:text-properties style:use-window-font-color="true" style:font-name="DejaVu Sans Mono" fo:font-size="9pt" style:font-size-asian="9pt" style:font-size-complex="9pt"/>
    </style:style>
    <style:style style:name="ce5" style:family="table-cell" style:parent-style-name="Default">
      <style:table-cell-properties style:cell-protect="protected" style:print-content="true" style:text-align-source="fix" style:repeat-content="false" fo:border="0.018cm solid #000000"/>
      <style:paragraph-properties fo:text-align="center"/>
      <style:text-properties style:use-window-font-color="true" style:font-name="DejaVu Sans Mono" fo:font-size="9pt" style:font-size-asian="9pt" style:font-size-complex="9pt"/>
    </style:style>
    <style:style style:name="ce6" style:family="table-cell" style:parent-style-name="Default">
      <style:table-cell-properties style:cell-protect="protected" style:print-content="true" style:text-align-source="fix" style:repeat-content="false" fo:border="0.018cm solid #000000"/>
      <style:paragraph-properties fo:text-align="center"/>
      <style:text-properties style:use-window-font-color="true" style:font-name="Verdana1"/>
    </style:style>
    <style:style style:name="ce7" style:family="table-cell" style:parent-style-name="Default">
      <style:table-cell-properties style:cell-protect="protected" style:print-content="true"/>
      <style:text-properties style:use-window-font-color="true"/>
    </style:style>
    <style:style style:name="ce8" style:family="table-cell" style:parent-style-name="Default">
      <style:table-cell-properties style:cell-protect="protected" style:print-content="true" fo:border="0.018cm solid #000000"/>
    </style:style>
    <style:style style:name="ce9" style:family="table-cell" style:parent-style-name="Default">
      <style:table-cell-properties style:cell-protect="protected" style:print-content="true" fo:border="none"/>
    </style:style>
    <style:style style:name="ce10" style:family="table-cell" style:parent-style-name="Default">
      <style:table-cell-properties style:cell-protect="protected" style:print-content="true"/>
    </style:style>
    <style:style style:name="ce11" style:family="table-cell" style:parent-style-name="Default">
      <style:table-cell-properties style:cell-protect="protected" style:print-content="true" fo:border="0.002cm solid #000000"/>
    </style:style>
    <style:style style:name="ce12" style:family="table-cell" style:parent-style-name="Default" style:data-style-name="N168">
      <style:table-cell-properties style:cell-protect="none" style:print-content="true" style:text-align-source="fix" style:repeat-content="false" fo:border="0.018cm solid #000000" fo:padding="0.203cm"/>
      <style:paragraph-properties fo:text-align="start" fo:margin-left="0cm"/>
      <style:text-properties style:use-window-font-color="true" style:font-name="Verdana1"/>
    </style:style>
    <style:style style:name="ce13" style:family="table-cell" style:parent-style-name="Default" style:data-style-name="N168">
      <style:table-cell-properties style:cell-protect="none" style:print-content="true" style:text-align-source="fix" style:repeat-content="false" fo:border="0.018cm solid #000000" fo:padding="0.203cm"/>
      <style:paragraph-properties fo:text-align="start" fo:margin-left="0cm"/>
      <style:text-properties style:use-window-font-color="true" style:font-name="DejaVu Sans Mono" fo:font-size="9pt" style:font-size-asian="9pt" style:font-size-complex="9pt"/>
    </style:style>
    <style:style style:name="ce14" style:family="table-cell" style:parent-style-name="Default">
      <style:table-cell-properties style:cell-protect="protected" style:print-content="true" fo:border="0.018cm solid #000000" fo:padding="0.203cm"/>
      <style:text-properties style:use-window-font-color="true" style:font-name="DejaVu Sans Mono" fo:font-size="9pt" fo:font-weight="normal" style:font-size-asian="9pt" style:font-size-complex="9pt"/>
    </style:style>
    <style:style style:name="ce15" style:family="table-cell" style:parent-style-name="Default">
      <style:table-cell-properties style:cell-protect="protected" style:print-content="true" fo:border="0.018cm solid #000000" fo:padding="0.203cm"/>
      <style:text-properties style:use-window-font-color="true" style:font-name="DejaVu Sans Mono" fo:font-size="9pt" style:font-size-asian="9pt" style:font-size-complex="9pt"/>
    </style:style>
    <style:style style:name="ce16" style:family="table-cell" style:parent-style-name="Default">
      <style:table-cell-properties style:cell-protect="protected" style:print-content="true" fo:border="0.018cm solid #000000" fo:padding="0.203cm"/>
      <style:text-properties style:use-window-font-color="true" style:font-name="Verdana1" fo:font-size="10pt"/>
    </style:style>
    <style:style style:name="ce17" style:family="table-cell" style:parent-style-name="Default">
      <style:table-cell-properties style:cell-protect="protected" style:print-content="true" fo:padding="0.203cm"/>
      <style:text-properties style:use-window-font-color="true" fo:font-size="10pt"/>
    </style:style>
    <style:style style:name="ce18" style:family="table-cell" style:parent-style-name="Default">
      <style:table-cell-properties style:cell-protect="protected" style:print-content="true" fo:border="0.018cm solid #000000" fo:padding="0.203cm"/>
      <style:text-properties fo:font-size="10pt" fo:font-weight="bold"/>
    </style:style>
    <style:style style:name="ce19" style:family="table-cell" style:parent-style-name="Default">
      <style:table-cell-properties style:cell-protect="protected" style:print-content="true" fo:border="0.018cm solid #000000" fo:padding="0.203cm"/>
      <style:text-properties fo:font-size="10pt"/>
    </style:style>
    <style:style style:name="ce20" style:family="table-cell" style:parent-style-name="Default">
      <style:table-cell-properties style:cell-protect="protected" style:print-content="true" fo:border="none" fo:padding="0.203cm"/>
      <style:text-properties fo:font-size="10pt"/>
    </style:style>
    <style:style style:name="ce21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22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style:use-window-font-color="true" fo:font-size="9pt" style:font-size-asian="9pt" style:font-size-complex="9pt"/>
    </style:style>
    <style:style style:name="ce23" style:family="table-cell" style:parent-style-name="Default">
      <style:table-cell-properties style:cell-protect="protected" style:print-content="true" style:text-align-source="fix" style:repeat-content="false" fo:border="0.018cm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24" style:family="table-cell" style:parent-style-name="Default">
      <style:table-cell-properties style:cell-protect="none" style:print-content="true" style:text-align-source="fix" style:repeat-content="false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25" style:family="table-cell" style:parent-style-name="Default">
      <style:table-cell-properties style:cell-protect="none" style:print-content="true" style:text-align-source="fix" style:repeat-content="false" fo:wrap-option="wrap" fo:border="0.018cm solid #000000" fo:padding="0.085cm"/>
      <style:paragraph-properties fo:text-align="center" fo:margin-left="0cm"/>
      <style:text-properties style:use-window-font-color="true" style:font-name="DejaVu Sans Mono" fo:font-size="9pt" style:font-size-asian="9pt" style:font-size-complex="9pt"/>
    </style:style>
    <style:style style:name="ce26" style:family="table-cell" style:parent-style-name="Default" style:data-style-name="N191">
      <style:table-cell-properties style:cell-protect="none" style:print-content="true" style:text-align-source="fix" style:repeat-content="false" fo:border="0.018cm solid #000000"/>
      <style:paragraph-properties fo:text-align="center" fo:margin-left="0cm"/>
      <style:text-properties style:font-name="DejaVu Sans Mono" fo:font-size="9pt" style:font-size-asian="9pt" style:font-size-complex="9pt"/>
    </style:style>
    <style:style style:name="ce27" style:family="table-cell" style:parent-style-name="Default" style:data-style-name="N152">
      <style:table-cell-properties style:glyph-orientation-vertical="0" style:cell-protect="none" style:print-content="true" style:text-align-source="fix" style:repeat-content="false" fo:background-color="transparent" fo:wrap-option="wrap" fo:border="0.018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29" style:family="table-cell" style:parent-style-name="Default" style:data-style-name="N194">
      <style:table-cell-properties style:cell-protect="none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30" style:family="table-cell" style:parent-style-name="Default" style:data-style-name="N199">
      <style:table-cell-properties style:cell-protect="none" style:print-content="true" style:text-align-source="fix" style:repeat-content="false" fo:background-color="transparent" fo:border="0.018cm solid #000000" fo:padding="0.035cm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31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0.018cm solid #000000" fo:padding="0.035cm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32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fo:border="0.018cm solid #000000" style:direction="ltr" fo:padding="0.035cm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33" style:family="table-cell" style:parent-style-name="Default" style:data-style-name="N159">
      <style:table-cell-properties style:cell-protect="protected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34" style:family="table-cell" style:parent-style-name="Default">
      <style:table-cell-properties style:cell-protect="none" style:print-content="true" style:text-align-source="fix" style:repeat-content="false" fo:border="0.018cm solid #000000"/>
      <style:paragraph-properties fo:text-align="center"/>
      <style:text-properties style:font-name="DejaVu Sans Mono" fo:font-size="9pt" style:font-size-asian="9pt" style:font-size-complex="9pt"/>
    </style:style>
    <style:style style:name="ce3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36" style:family="table-cell" style:parent-style-name="Default">
      <style:table-cell-properties style:cell-protect="none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37" style:family="table-cell" style:parent-style-name="Default" style:data-style-name="N207">
      <style:table-cell-properties style:cell-protect="protected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38" style:family="table-cell" style:parent-style-name="Default" style:data-style-name="N159">
      <style:table-cell-properties style:cell-protect="protected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  <style:map style:condition="cell-content()&lt;$tabella_linee.$#rif!#rif!#rif!#rif!#rif!#rif!#rif!#rif!#rif!#rif!#rif!#rif!#rif!#rif!#rif!#rif!#rif!#rif!#rif!#rif!#rif!#rif!#rif!#rif!#rif!#rif!#rif![.#RIF!$14]" style:apply-style-name="ROSSO1" style:base-cell-address="Tabella_Linee.B23"/>
    </style:style>
    <style:style style:name="ce39" style:family="table-cell" style:parent-style-name="Default">
      <style:table-cell-properties style:cell-protect="protected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40" style:family="table-cell" style:parent-style-name="Default">
      <style:table-cell-properties style:cell-protect="protected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Verdana1" fo:font-size="9pt" fo:font-weight="normal" style:font-size-asian="9pt" style:font-size-complex="9pt"/>
    </style:style>
    <style:style style:name="ce41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9pt" fo:font-weight="normal" style:font-size-asian="9pt" style:font-size-complex="9pt"/>
      <style:map style:condition="cell-content()=&quot;NO&quot;" style:apply-style-name="Rosso3" style:base-cell-address="Tabella_Linee.C23"/>
    </style:style>
    <style:style style:name="ce43" style:family="table-cell" style:parent-style-name="Default" style:data-style-name="N177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9pt" fo:font-weight="normal" style:font-size-asian="9pt" style:font-size-complex="9pt"/>
    </style:style>
    <style:style style:name="ce4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9pt" fo:font-weight="normal" style:font-size-asian="9pt" style:font-size-complex="9pt"/>
    </style:style>
    <style:style style:name="ce45" style:family="table-cell" style:parent-style-name="Default" style:data-style-name="N180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9pt" fo:font-weight="normal" style:font-size-asian="9pt" style:font-size-complex="9pt"/>
    </style:style>
    <style:style style:name="ce46" style:family="table-cell" style:parent-style-name="Default" style:data-style-name="N181">
      <style:table-cell-properties style:cell-protect="none" style:print-content="true" style:text-align-source="fix" style:repeat-content="false" fo:border="none"/>
      <style:paragraph-properties fo:text-align="center" fo:margin-left="0cm"/>
      <style:text-properties fo:font-size="9pt" fo:font-weight="normal" style:font-size-asian="9pt" style:font-size-complex="9pt"/>
    </style:style>
    <style:style style:name="ce47" style:family="table-cell" style:parent-style-name="Default">
      <style:table-cell-properties style:cell-protect="protected" style:print-content="true" fo:border="none"/>
      <style:text-properties fo:font-size="9pt" style:font-size-asian="9pt" style:font-size-complex="9pt"/>
    </style:style>
    <style:style style:name="ce48" style:family="table-cell" style:parent-style-name="Default" style:data-style-name="N2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49" style:family="table-cell" style:parent-style-name="Default" style:data-style-name="N160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9pt" style:font-size-asian="9pt" style:font-size-complex="9pt"/>
    </style:style>
    <style:style style:name="ce50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style:font-name="Verdana1" fo:font-size="9pt" fo:font-weight="normal" style:font-size-asian="9pt" style:font-size-complex="9pt"/>
    </style:style>
    <style:style style:name="ce51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fo:font-size="9pt" style:font-size-asian="9pt" style:font-size-complex="9pt"/>
    </style:style>
    <style:style style:name="ce52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0.018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fo:font-size="9pt" style:font-size-asian="9pt" style:font-size-complex="9pt"/>
    </style:style>
    <style:style style:name="ce53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0.018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54" style:family="table-cell" style:parent-style-name="Default" style:data-style-name="N184">
      <style:table-cell-properties style:glyph-orientation-vertical="0" style:cell-protect="none" style:print-content="true" style:text-align-source="fix" style:repeat-content="false" fo:wrap-option="no-wrap" fo:border="0.018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55" style:family="table-cell" style:parent-style-name="Default" style:data-style-name="N192">
      <style:table-cell-properties style:glyph-orientation-vertical="0" style:cell-protect="none" style:print-content="true" style:text-align-source="fix" style:repeat-content="false" fo:background-color="transparent" fo:wrap-option="wrap" fo:border="0.018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DejaVu Sans Mono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no-wrap" fo:border="0.018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57" style:family="table-cell" style:parent-style-name="Default" style:data-style-name="N187">
      <style:table-cell-properties style:glyph-orientation-vertical="0" style:cell-protect="none" style:print-content="true" style:text-align-source="fix" style:repeat-content="false" fo:background-color="transparent" fo:wrap-option="no-wrap" fo:border="0.018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58" style:family="table-cell" style:parent-style-name="Default" style:data-style-name="N194">
      <style:table-cell-properties style:cell-protect="none" style:print-content="true" style:text-align-source="fix" style:repeat-content="false" fo:background-color="transparent" fo:border="0.018cm solid #000000" fo:padding="0.035cm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59" style:family="table-cell" style:parent-style-name="Default" style:data-style-name="N202">
      <style:table-cell-properties style:glyph-orientation-vertical="0" style:cell-protect="none" style:print-content="true" style:text-align-source="fix" style:repeat-content="false" fo:background-color="transparent" fo:wrap-option="no-wrap" fo:border="0.018cm solid #000000" style:direction="ltr" fo:padding="0.035cm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60" style:family="table-cell" style:parent-style-name="Default" style:data-style-name="N143">
      <style:table-cell-properties style:glyph-orientation-vertical="0" style:cell-protect="none" style:print-content="true" style:text-align-source="fix" style:repeat-content="false" fo:background-color="transparent" fo:wrap-option="no-wrap" fo:border="0.018cm solid #000000" style:direction="ltr" fo:padding="0.035cm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61" style:family="table-cell" style:parent-style-name="Default" style:data-style-name="N213">
      <style:table-cell-properties style:glyph-orientation-vertical="0" style:cell-protect="none" style:print-content="true" style:text-align-source="fix" style:repeat-content="false" fo:background-color="transparent" fo:wrap-option="no-wrap" fo:border="0.018cm solid #000000" style:direction="ltr" fo:padding="0.035cm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62" style:family="table-cell" style:parent-style-name="Default" style:data-style-name="N182">
      <style:table-cell-properties style:glyph-orientation-vertical="0" style:cell-protect="none" style:print-content="true" style:text-align-source="fix" style:repeat-content="false" fo:background-color="transparent" fo:wrap-option="no-wrap" fo:border="0.018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63" style:family="table-cell" style:parent-style-name="Default" style:data-style-name="N5106">
      <style:table-cell-properties style:cell-protect="none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64" style:family="table-cell" style:parent-style-name="Default" style:data-style-name="N175">
      <style:table-cell-properties style:glyph-orientation-vertical="0" style:cell-protect="none" style:print-content="true" style:text-align-source="fix" style:repeat-content="false" fo:background-color="transparent" fo:wrap-option="no-wrap" fo:border="0.018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font-name="DejaVu Sans Mono" fo:font-size="9pt" style:font-size-asian="9pt" style:font-size-complex="9pt"/>
    </style:style>
    <style:style style:name="ce65" style:family="table-cell" style:parent-style-name="Default" style:data-style-name="N174">
      <style:table-cell-properties style:cell-protect="protected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</style:style>
    <style:style style:name="ce66" style:family="table-cell" style:parent-style-name="Default" style:data-style-name="N164">
      <style:table-cell-properties style:cell-protect="protected" style:print-content="true" style:text-align-source="fix" style:repeat-content="false" fo:background-color="transparent" fo:border="0.018cm solid #000000"/>
      <style:paragraph-properties fo:text-align="center" fo:margin-left="0cm"/>
      <style:text-properties style:use-window-font-color="true" style:font-name="DejaVu Sans Mono" fo:font-size="9pt" fo:font-weight="normal" style:font-size-asian="9pt" style:font-size-complex="9pt"/>
      <style:map style:condition="cell-content()&lt;$tabella_linee.$#rif!#rif!#rif!#rif!#rif!#rif!#rif!#rif!#rif!#rif!#rif!#rif!#rif!#rif!#rif!#rif!#rif!#rif!#rif!#rif!#rif!#rif!#rif!#rif!#rif!#rif!#rif![.#RIF!$14]" style:apply-style-name="ROSSO1" style:base-cell-address="Tabella_Linee.B23"/>
    </style:style>
    <style:style style:name="ce67" style:family="table-cell" style:parent-style-name="Default" style:data-style-name="N144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9pt" fo:font-weight="normal" style:font-size-asian="9pt" style:font-size-complex="9pt"/>
    </style:style>
    <style:style style:name="ce68" style:family="table-cell" style:parent-style-name="Default">
      <style:table-cell-properties style:glyph-orientation-vertical="0" style:cell-protect="none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fo:font-size="9pt" style:font-size-asian="9pt" style:font-size-complex="9pt"/>
    </style:style>
    <style:style style:name="ce69" style:family="table-cell" style:parent-style-name="Default">
      <style:table-cell-properties style:glyph-orientation-vertical="0" style:cell-protect="protected" style:print-content="true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fo:font-size="9pt" fo:font-style="italic" style:font-size-asian="9pt" style:font-size-complex="9pt"/>
    </style:style>
    <style:style style:name="ce70" style:family="table-cell" style:parent-style-name="Default">
      <style:table-cell-properties style:cell-protect="protected" style:print-content="true" fo:background-color="transparent" style:vertical-align="middle"/>
    </style:style>
    <style:style style:name="ce71" style:family="table-cell" style:parent-style-name="Default">
      <style:table-cell-properties style:vertical-align="middle"/>
    </style:style>
    <style:style style:name="ce72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0.088cm solid #808000" style:direction="ltr" fo:border-right="none" style:rotation-angle="0" style:rotation-align="none" fo:border-top="0.088cm solid #808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0.088cm solid #808000" style:direction="ltr" fo:border-right="none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088cm solid #808000" style:cell-protect="protected" style:print-content="true" style:text-align-source="fix" style:repeat-content="false" fo:background-color="transparent" fo:wrap-option="no-wrap" fo:border-left="0.088cm solid #808000" style:direction="ltr" fo:border-right="none" style:rotation-angle="0" style:rotation-align="non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</style:style>
    <style:style style:name="ce7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start" fo:margin-left="0cm" style:writing-mode="page"/>
    </style:style>
    <style:style style:name="ce78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57">
      <style:table-cell-properties style:glyph-orientation-vertical="0"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cell-protect="protected" style:print-content="true" fo:background-color="transparent" fo:border="none" style:vertical-align="middle"/>
    </style:style>
    <style:style style:name="ce81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fo:border-top="0.088cm solid #808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088cm solid #808000" style:cell-protect="protected" style:print-content="true" style:text-align-source="fix" style:repeat-content="false" fo:background-color="transparent" fo:wrap-option="no-wrap" fo:border-left="none" style:direction="ltr" fo:border-right="none" style:rotation-angle="0" style:rotation-align="none" fo:border-top="none" style:vertical-align="middle"/>
      <style:paragraph-properties fo:text-align="center" fo:margin-left="0cm" style:writing-mode="page"/>
    </style:style>
    <style:style style:name="ce84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none" style:vertical-align="middle"/>
      <style:paragraph-properties fo:text-align="center" fo:margin-left="0cm" style:writing-mode="page"/>
    </style:style>
    <style:style style:name="ce85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fo:border="none" style:direction="ltr" style:rotation-angle="0" style:rotation-align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3">
      <style:table-cell-properties style:glyph-orientation-vertical="0"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none" style:vertical-align="middle"/>
      <style:paragraph-properties fo:text-align="center" fo:margin-left="0cm" style:writing-mode="page"/>
    </style:style>
    <style:style style:name="ce87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border-right="0.088cm solid #808000" style:rotation-angle="0" style:rotation-align="none" fo:border-top="0.088cm solid #808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fo:border-bottom="none" style:cell-protect="protected" style:print-content="true" style:text-align-source="fix" style:repeat-content="false" fo:background-color="transparent" fo:wrap-option="no-wrap" fo:border-left="none" style:direction="ltr" fo:border-right="0.088cm solid #808000" style:rotation-angle="0" style:rotation-align="none" fo:border-top="none" style:vertical-align="middle"/>
      <style:paragraph-properties fo:text-align="center" fo:margin-left="0cm" style:writing-mode="page"/>
    </style:style>
    <style:style style:name="ce89" style:family="table-cell" style:parent-style-name="Default">
      <style:table-cell-properties style:glyph-orientation-vertical="0" fo:border-bottom="0.088cm solid #808000" style:cell-protect="protected" style:print-content="true" style:text-align-source="fix" style:repeat-content="false" fo:background-color="transparent" fo:wrap-option="no-wrap" fo:border-left="none" style:direction="ltr" fo:border-right="0.088cm solid #808000" style:rotation-angle="0" style:rotation-align="none" fo:border-top="none" style:vertical-align="middle"/>
      <style:paragraph-properties fo:text-align="center" fo:margin-left="0cm" style:writing-mode="page"/>
    </style:style>
    <style:style style:name="ce90" style:family="table-cell" style:parent-style-name="Default" style:data-style-name="N144">
      <style:table-cell-properties style:glyph-orientation-vertical="0" style:cell-protect="protected" style:print-content="true" style:text-align-source="fix" style:repeat-content="false" fo:background-color="transparent" fo:wrap-option="no-wrap" fo:border="0.002cm solid #000000" style:direction="ltr" style:rotation-angle="0" style:rotation-align="none" style:vertical-align="middle"/>
      <style:paragraph-properties fo:text-align="center" fo:margin-left="0cm" style:writing-mode="page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2" style:family="table-cell" style:parent-style-name="Default" style:data-style-name="N100">
      <style:table-cell-properties fo:background-color="#e6e6e6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Lucida Console" fo:font-size="9pt" fo:font-weight="bold"/>
    </style:style>
    <style:style style:name="ce93" style:family="table-cell" style:parent-style-name="Default" style:data-style-name="N0">
      <style:table-cell-properties fo:background-color="#e6e6e6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Lucida Console" fo:font-size="9pt" fo:font-weight="bold"/>
    </style:style>
    <style:style style:name="ce94" style:family="table-cell" style:parent-style-name="Default" style:data-style-name="N148">
      <style:table-cell-properties fo:background-color="#e6e6e6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Lucida Console" fo:font-size="9pt" fo:font-weight="bold"/>
    </style:style>
    <style:style style:name="ce95" style:family="table-cell" style:parent-style-name="Default">
      <style:table-cell-properties fo:background-color="#e6e6e6"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Lucida Console" fo:font-size="9pt" fo:font-weight="bold"/>
    </style:style>
    <style:style style:name="ce96" style:family="table-cell" style:parent-style-name="Default" style:data-style-name="N3">
      <style:table-cell-properties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8pt" fo:font-weight="bold" style:font-size-asian="8pt" style:font-size-complex="8pt"/>
    </style:style>
    <style:style style:name="ce97" style:family="table-cell" style:parent-style-name="Default" style:data-style-name="N161">
      <style:table-cell-properties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use-window-font-color="true" style:font-name="Arial" fo:font-size="8pt" fo:font-weight="bold" style:font-size-asian="8pt" style:font-size-complex="8pt"/>
    </style:style>
    <style:style style:name="ce98" style:family="table-cell" style:parent-style-name="Default" style:data-style-name="N3">
      <style:table-cell-properties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99" style:family="table-cell" style:parent-style-name="Default" style:data-style-name="N161">
      <style:table-cell-properties style:cell-protect="protected" style:print-content="true" style:text-align-source="fix" style:repeat-content="false" fo:border="0.002cm solid #000000" style:vertical-align="middle"/>
      <style:paragraph-properties fo:text-align="center" fo:margin-left="0cm"/>
      <style:text-properties style:font-name="Arial" fo:font-size="8pt" fo:font-weight="bold" style:font-size-asian="8pt" style:font-size-complex="8pt"/>
    </style:style>
    <style:style style:name="ce100" style:family="table-cell" style:parent-style-name="Default" style:data-style-name="N3">
      <style:table-cell-properties style:cell-protect="protected" style:print-content="true" style:text-align-source="fix" style:repeat-content="false" fo:border="0.002cm solid #000000" style:vertical-align="middle"/>
      <style:paragraph-properties fo:text-align="end" fo:margin-left="0cm"/>
      <style:text-properties style:use-window-font-color="true" style:font-name="Arial" fo:font-size="8pt" fo:font-weight="bold" style:font-size-asian="8pt" style:font-size-complex="8pt"/>
    </style:style>
    <style:style style:name="ce101" style:family="table-cell" style:parent-style-name="Default" style:data-style-name="N161">
      <style:table-cell-properties style:cell-protect="protected" style:print-content="true" style:text-align-source="fix" style:repeat-content="false" fo:border="0.002cm solid #000000" style:vertical-align="middle"/>
      <style:paragraph-properties fo:text-align="end" fo:margin-left="0cm"/>
      <style:text-properties style:use-window-font-color="true" style:font-name="Arial" fo:font-size="8pt" fo:font-weight="bold" style:font-size-asian="8pt" style:font-size-complex="8pt"/>
    </style:style>
    <style:style style:name="ce102" style:family="table-cell" style:parent-style-name="Default">
      <style:text-properties fo:font-weight="bold"/>
    </style:style>
    <style:style style:name="ce103" style:family="table-cell" style:parent-style-name="Default" style:data-style-name="N169"/>
    <style:style style:name="ce104" style:family="table-cell" style:parent-style-name="Default" style:data-style-name="N170"/>
    <style:style style:name="gr1" style:family="graphic">
      <style:graphic-properties draw:marker-start="Estremità_20_linea_20_2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Verdana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Tabella_Linee" table:style-name="ta1" table:protected="true" table:print-ranges="Tabella_Linee.A1:Tabella_Linee.O42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3" table:default-cell-style-name="ce10"/>
        <table:table-column table:style-name="co4" table:number-columns-repeated="12" table:default-cell-style-name="ce21"/>
        <table:table-column table:style-name="co1" table:default-cell-style-name="Default"/>
        <table:table-column table:style-name="co5" table:number-columns-repeated="240" table:default-cell-style-name="Default"/>
        <table:table-row-group table:display="false">
          <table:table-row table:style-name="ro1" table:visibility="collapse">
            <table:table-cell/>
            <table:table-cell table:style-name="ce2" office:value-type="string">
              <text:p>VERIFICA PROTEZIONE SOVRACORRENTI DELLE CONDUTTURE</text:p>
            </table:table-cell>
            <table:table-cell table:style-name="ce8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 table:number-columns-repeated="241"/>
          </table:table-row>
          <table:table-row table:style-name="ro1" table:visibility="collapse">
            <table:table-cell/>
            <table:table-cell table:style-name="ce2" office:value-type="string">
              <text:p>CEI-UNEL 35024/70 IEC364-5 523</text:p>
            </table:table-cell>
            <table:table-cell table:style-name="ce8"/>
            <table:table-cell office:value-type="string">
              <text:p><text:s/></text:p>
            </table:table-cell>
            <table:table-cell table:style-name="ce51"/>
            <table:table-cell office:value-type="string">
              <text:p><text:s/></text:p>
            </table:table-cell>
            <table:table-cell table:style-name="ce51"/>
            <table:table-cell office:value-type="string">
              <text:p><text:s/></text:p>
            </table:table-cell>
            <table:table-cell table:style-name="ce51"/>
            <table:table-cell office:value-type="string">
              <text:p><text:s/></text:p>
            </table:table-cell>
            <table:table-cell table:style-name="ce51"/>
            <table:table-cell office:value-type="string">
              <text:p><text:s/></text:p>
            </table:table-cell>
            <table:table-cell table:style-name="ce51"/>
            <table:table-cell office:value-type="string">
              <text:p><text:s/></text:p>
            </table:table-cell>
            <table:table-cell table:style-name="ce51"/>
            <table:table-cell table:number-columns-repeated="241"/>
          </table:table-row>
          <table:table-row table:style-name="ro1" table:visibility="collapse" table:number-rows-repeated="2">
            <table:table-cell/>
            <table:table-cell table:style-name="ce3"/>
            <table:table-cell table:style-name="ce12"/>
            <table:table-cell table:style-name="ce22"/>
            <table:table-cell table:style-name="ce51"/>
            <table:table-cell table:style-name="ce22"/>
            <table:table-cell table:style-name="ce51"/>
            <table:table-cell table:style-name="ce22"/>
            <table:table-cell table:style-name="ce51"/>
            <table:table-cell table:style-name="ce22"/>
            <table:table-cell table:style-name="ce51"/>
            <table:table-cell table:style-name="ce22"/>
            <table:table-cell table:style-name="ce51"/>
            <table:table-cell table:style-name="ce22"/>
            <table:table-cell table:style-name="ce51"/>
            <table:table-cell table:number-columns-repeated="241"/>
          </table:table-row>
        </table:table-row-group>
        <table:table-row table:style-name="ro2">
          <table:table-cell table:style-name="ce1"/>
          <table:table-cell table:style-name="ce3"/>
          <table:table-cell table:style-name="ce12"/>
          <table:table-cell table:style-name="ce23"/>
          <table:table-cell table:style-name="ce52"/>
          <table:table-cell table:style-name="ce23"/>
          <table:table-cell table:style-name="ce52"/>
          <table:table-cell table:style-name="ce23"/>
          <table:table-cell table:style-name="ce52"/>
          <table:table-cell table:style-name="ce23"/>
          <table:table-cell table:style-name="ce52"/>
          <table:table-cell table:style-name="ce23"/>
          <table:table-cell table:style-name="ce52"/>
          <table:table-cell table:style-name="ce23"/>
          <table:table-cell table:style-name="ce52"/>
          <table:table-cell table:style-name="ce1"/>
          <table:table-cell table:number-columns-repeated="240"/>
        </table:table-row>
        <table:table-row table:style-name="ro3">
          <table:table-cell table:style-name="ce1"/>
          <table:table-cell table:style-name="ce4" office:value-type="string" table:number-columns-spanned="1" table:number-rows-spanned="4">
            <text:p>DATI</text:p>
          </table:table-cell>
          <table:table-cell table:style-name="ce13" office:value-type="string">
            <text:p>A00.Q #2</text:p>
          </table:table-cell>
          <table:table-cell table:style-name="ce24" table:number-columns-spanned="2" table:number-rows-spanned="1"/>
          <table:covered-table-cell table:style-name="ce53"/>
          <table:table-cell table:style-name="ce24" table:number-columns-spanned="2" table:number-rows-spanned="1"/>
          <table:covered-table-cell table:style-name="ce53"/>
          <table:table-cell table:style-name="ce24" table:number-columns-spanned="2" table:number-rows-spanned="1"/>
          <table:covered-table-cell table:style-name="ce53"/>
          <table:table-cell table:style-name="ce24" table:number-columns-spanned="2" table:number-rows-spanned="1"/>
          <table:covered-table-cell table:style-name="ce53"/>
          <table:table-cell table:style-name="ce24" table:number-columns-spanned="2" table:number-rows-spanned="1"/>
          <table:covered-table-cell table:style-name="ce53"/>
          <table:table-cell table:style-name="ce24" table:number-columns-spanned="2" table:number-rows-spanned="1"/>
          <table:covered-table-cell table:style-name="ce53"/>
          <table:table-cell table:style-name="ce1"/>
          <table:table-cell table:number-columns-repeated="240"/>
        </table:table-row>
        <table:table-row table:style-name="ro4">
          <table:table-cell table:style-name="ce1"/>
          <table:covered-table-cell table:style-name="ce5"/>
          <table:table-cell table:style-name="ce14" office:value-type="string">
            <text:p>Denominazione</text:p>
          </table:table-cell>
          <table:table-cell table:style-name="ce25" office:value-type="string" table:number-columns-spanned="2" table:number-rows-spanned="1">
            <text:p>SEZIONATORE</text:p>
            <text:p>GENERALE</text:p>
          </table:table-cell>
          <table:covered-table-cell table:style-name="ce53"/>
          <table:table-cell table:style-name="ce25" office:value-type="string" table:number-columns-spanned="2" table:number-rows-spanned="1">
            <text:p>ACCENSIONE 1</text:p>
            <text:p>+ LATO ESTERNO</text:p>
          </table:table-cell>
          <table:covered-table-cell table:style-name="ce53"/>
          <table:table-cell table:style-name="ce25" office:value-type="string" table:number-columns-spanned="2" table:number-rows-spanned="1">
            <text:p>ACCENSIONE 2</text:p>
            <text:p>CENTRALE</text:p>
          </table:table-cell>
          <table:covered-table-cell table:style-name="ce53"/>
          <table:table-cell table:style-name="ce25" office:value-type="string" table:number-columns-spanned="2" table:number-rows-spanned="1">
            <text:p>ACCENSIONE 3</text:p>
            <text:p>+ LATO ESTERNO</text:p>
          </table:table-cell>
          <table:covered-table-cell table:style-name="ce53"/>
          <table:table-cell table:style-name="ce25" office:value-type="string" table:number-columns-spanned="2" table:number-rows-spanned="1">
            <text:p>RICEV.MERCI</text:p>
          </table:table-cell>
          <table:covered-table-cell table:style-name="ce53"/>
          <table:table-cell table:style-name="ce25" table:number-columns-spanned="2" table:number-rows-spanned="1"/>
          <table:covered-table-cell table:style-name="ce53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Icc inizio linea</text:p>
          </table:table-cell>
          <table:table-cell table:style-name="ce26" office:value-type="currency" office:currency="kA" office:value="4" table:number-columns-spanned="2" table:number-rows-spanned="1">
            <text:p>Icc= 4kA</text:p>
          </table:table-cell>
          <table:covered-table-cell table:style-name="ce54"/>
          <table:table-cell table:style-name="ce26" office:value-type="currency" office:currency="kA" office:value="4" table:number-columns-spanned="2" table:number-rows-spanned="1">
            <text:p>Icc= 4kA</text:p>
          </table:table-cell>
          <table:covered-table-cell table:style-name="ce54"/>
          <table:table-cell table:style-name="ce26" office:value-type="currency" office:currency="kA" office:value="4" table:number-columns-spanned="2" table:number-rows-spanned="1">
            <text:p>Icc= 4kA</text:p>
          </table:table-cell>
          <table:covered-table-cell table:style-name="ce54"/>
          <table:table-cell table:style-name="ce26" office:value-type="currency" office:currency="kA" office:value="4" table:number-columns-spanned="2" table:number-rows-spanned="1">
            <text:p>Icc= 4kA</text:p>
          </table:table-cell>
          <table:covered-table-cell table:style-name="ce54"/>
          <table:table-cell table:style-name="ce26" office:value-type="currency" office:currency="kA" office:value="4" table:number-columns-spanned="2" table:number-rows-spanned="1">
            <text:p>Icc= 4kA</text:p>
          </table:table-cell>
          <table:covered-table-cell table:style-name="ce54"/>
          <table:table-cell table:style-name="ce26" table:number-columns-spanned="2" table:number-rows-spanned="1"/>
          <table:covered-table-cell table:style-name="ce54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Tensione / Corrente</text:p>
          </table:table-cell>
          <table:table-cell table:style-name="ce27" office:value-type="currency" office:currency="V" office:value="400">
            <text:p>400 V</text:p>
          </table:table-cell>
          <table:table-cell table:style-name="ce55"/>
          <table:table-cell table:style-name="ce27" office:value-type="currency" office:currency="V" office:value="230">
            <text:p>230 V</text:p>
          </table:table-cell>
          <table:table-cell table:style-name="ce55" office:value-type="float" office:value="2.5">
            <text:p>Ib= 2,5A</text:p>
          </table:table-cell>
          <table:table-cell table:style-name="ce27" office:value-type="currency" office:currency="V" office:value="230">
            <text:p>230 V</text:p>
          </table:table-cell>
          <table:table-cell table:style-name="ce55" office:value-type="float" office:value="2.5">
            <text:p>Ib= 2,5A</text:p>
          </table:table-cell>
          <table:table-cell table:style-name="ce27" office:value-type="currency" office:currency="V" office:value="230">
            <text:p>230 V</text:p>
          </table:table-cell>
          <table:table-cell table:style-name="ce55" office:value-type="float" office:value="2.5">
            <text:p>Ib= 2,5A</text:p>
          </table:table-cell>
          <table:table-cell table:style-name="ce27" office:value-type="currency" office:currency="V" office:value="230">
            <text:p>230 V</text:p>
          </table:table-cell>
          <table:table-cell table:style-name="ce55" office:value-type="float" office:value="2.5">
            <text:p>Ib= 2,5A</text:p>
          </table:table-cell>
          <table:table-cell table:style-name="ce27"/>
          <table:table-cell table:style-name="ce55"/>
          <table:table-cell table:style-name="ce1"/>
          <table:table-cell table:number-columns-repeated="240"/>
        </table:table-row>
        <table:table-row table:style-name="ro2">
          <table:table-cell table:style-name="ce1"/>
          <table:table-cell table:style-name="ce5"/>
          <table:table-cell table:style-name="ce15"/>
          <table:table-cell table:style-name="ce27"/>
          <table:table-cell table:style-name="ce55"/>
          <table:table-cell table:style-name="ce27"/>
          <table:table-cell table:style-name="ce55"/>
          <table:table-cell table:style-name="ce27"/>
          <table:table-cell table:style-name="ce55"/>
          <table:table-cell table:style-name="ce27"/>
          <table:table-cell table:style-name="ce55"/>
          <table:table-cell table:style-name="ce27"/>
          <table:table-cell table:style-name="ce55"/>
          <table:table-cell table:style-name="ce27"/>
          <table:table-cell table:style-name="ce55"/>
          <table:table-cell table:style-name="ce1"/>
          <table:table-cell table:number-columns-repeated="240"/>
        </table:table-row>
        <table:table-row table:style-name="ro3">
          <table:table-cell table:style-name="ce1"/>
          <table:table-cell table:style-name="ce4" office:value-type="string" table:number-columns-spanned="1" table:number-rows-spanned="7">
            <text:p>PROTEZIONE</text:p>
          </table:table-cell>
          <table:table-cell table:style-name="ce15" office:value-type="string">
            <office:annotation draw:style-name="gr1" draw:text-style-name="P1" svg:width="5.808cm" svg:height="1.059cm" svg:x="11.089cm" svg:y="3.47cm" draw:caption-point-x="-1.107cm" draw:caption-point-y="-0.413cm">
              <dc:date>2007-11-05T00:00:00</dc:date>
              <text:p text:style-name="P1"><text:span text:style-name="T1">FUSIBILE</text:span></text:p>
              <text:p text:style-name="P1"><text:span text:style-name="T1">MAGNETO TERMICO</text:span></text:p>
            </office:annotation>
            <text:p>Fusibile / Interruttore</text:p>
          </table:table-cell>
          <table:table-cell table:style-name="ce28" table:number-columns-spanned="2" table:number-rows-spanned="1"/>
          <table:covered-table-cell table:style-name="ce56"/>
          <table:table-cell table:style-name="ce28" office:value-type="string" table:number-columns-spanned="2" table:number-rows-spanned="1">
            <text:p>MAGNETO TERMICO</text:p>
          </table:table-cell>
          <table:covered-table-cell table:style-name="ce56"/>
          <table:table-cell table:style-name="ce28" office:value-type="string" table:number-columns-spanned="2" table:number-rows-spanned="1">
            <text:p>MAGNETO TERMICO</text:p>
          </table:table-cell>
          <table:covered-table-cell table:style-name="ce56"/>
          <table:table-cell table:style-name="ce28" office:value-type="string" table:number-columns-spanned="2" table:number-rows-spanned="1">
            <text:p>MAGNETO TERMICO</text:p>
          </table:table-cell>
          <table:covered-table-cell table:style-name="ce56"/>
          <table:table-cell table:style-name="ce28" office:value-type="string" table:number-columns-spanned="2" table:number-rows-spanned="1">
            <text:p>MAGNETO TERMICO</text:p>
          </table:table-cell>
          <table:covered-table-cell table:style-name="ce56"/>
          <table:table-cell table:style-name="ce28" table:number-columns-spanned="2" table:number-rows-spanned="1"/>
          <table:covered-table-cell table:style-name="ce56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Esecuzione / Poli</text:p>
          </table:table-cell>
          <table:table-cell table:style-name="ce29" office:value-type="string" table:number-columns-spanned="2" table:number-rows-spanned="1">
            <text:p>MOD/4</text:p>
          </table:table-cell>
          <table:covered-table-cell table:style-name="ce57"/>
          <table:table-cell table:style-name="ce29" office:value-type="string" table:number-columns-spanned="2" table:number-rows-spanned="1">
            <text:p>MOD/2</text:p>
          </table:table-cell>
          <table:covered-table-cell table:style-name="ce57"/>
          <table:table-cell table:style-name="ce29" office:value-type="string" table:number-columns-spanned="2" table:number-rows-spanned="1">
            <text:p>MOD/2</text:p>
          </table:table-cell>
          <table:covered-table-cell table:style-name="ce57"/>
          <table:table-cell table:style-name="ce29" office:value-type="string" table:number-columns-spanned="2" table:number-rows-spanned="1">
            <text:p>MOD/2</text:p>
          </table:table-cell>
          <table:covered-table-cell table:style-name="ce57"/>
          <table:table-cell table:style-name="ce29" office:value-type="string" table:number-columns-spanned="2" table:number-rows-spanned="1">
            <text:p>MOD/2</text:p>
          </table:table-cell>
          <table:covered-table-cell table:style-name="ce57"/>
          <table:table-cell table:style-name="ce29" table:number-columns-spanned="2" table:number-rows-spanned="1"/>
          <table:covered-table-cell table:style-name="ce57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Corrente nominale / Potere Interruzione</text:p>
          </table:table-cell>
          <table:table-cell table:style-name="ce30" office:value-type="currency" office:currency="A" office:value="32">
            <text:p>In= 32A</text:p>
          </table:table-cell>
          <table:table-cell table:style-name="ce58"/>
          <table:table-cell table:style-name="ce30" office:value-type="currency" office:currency="A" office:value="16">
            <text:p>In= 16A</text:p>
          </table:table-cell>
          <table:table-cell table:style-name="ce58" office:value-type="currency" office:currency="kA" office:value="6">
            <text:p>Icu= 6kA</text:p>
          </table:table-cell>
          <table:table-cell table:style-name="ce30" office:value-type="currency" office:currency="A" office:value="16">
            <text:p>In= 16A</text:p>
          </table:table-cell>
          <table:table-cell table:style-name="ce58" office:value-type="currency" office:currency="kA" office:value="6">
            <text:p>Icu= 6kA</text:p>
          </table:table-cell>
          <table:table-cell table:style-name="ce30" office:value-type="currency" office:currency="A" office:value="16">
            <text:p>In= 16A</text:p>
          </table:table-cell>
          <table:table-cell table:style-name="ce58" office:value-type="currency" office:currency="kA" office:value="6">
            <text:p>Icu= 6kA</text:p>
          </table:table-cell>
          <table:table-cell table:style-name="ce30" office:value-type="currency" office:currency="A" office:value="16">
            <text:p>In= 16A</text:p>
          </table:table-cell>
          <table:table-cell table:style-name="ce58" office:value-type="currency" office:currency="kA" office:value="6">
            <text:p>Icu= 6kA</text:p>
          </table:table-cell>
          <table:table-cell table:style-name="ce30"/>
          <table:table-cell table:style-name="ce58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Range termico / Taratura</text:p>
          </table:table-cell>
          <table:table-cell table:style-name="ce31"/>
          <table:table-cell table:style-name="ce59" office:value-type="currency" office:currency="A" office:value="32">
            <text:p>Ir= 32A</text:p>
          </table:table-cell>
          <table:table-cell table:style-name="ce31"/>
          <table:table-cell table:style-name="ce59" office:value-type="currency" office:currency="A" office:value="16">
            <text:p>Ir= 16A</text:p>
          </table:table-cell>
          <table:table-cell table:style-name="ce31"/>
          <table:table-cell table:style-name="ce59" office:value-type="currency" office:currency="A" office:value="16">
            <text:p>Ir= 16A</text:p>
          </table:table-cell>
          <table:table-cell table:style-name="ce31"/>
          <table:table-cell table:style-name="ce59" office:value-type="currency" office:currency="A" office:value="16">
            <text:p>Ir= 16A</text:p>
          </table:table-cell>
          <table:table-cell table:style-name="ce31"/>
          <table:table-cell table:style-name="ce59" office:value-type="currency" office:currency="A" office:value="16">
            <text:p>Ir= 16A</text:p>
          </table:table-cell>
          <table:table-cell table:style-name="ce31"/>
          <table:table-cell table:style-name="ce59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Range magnetico / Taratura</text:p>
          </table:table-cell>
          <table:table-cell table:style-name="ce31"/>
          <table:table-cell table:style-name="ce60" office:value-type="string">
            <text:p>curva C</text:p>
          </table:table-cell>
          <table:table-cell table:style-name="ce31"/>
          <table:table-cell table:style-name="ce60" office:value-type="string">
            <text:p>curva C</text:p>
          </table:table-cell>
          <table:table-cell table:style-name="ce31"/>
          <table:table-cell table:style-name="ce60" office:value-type="string">
            <text:p>curva C</text:p>
          </table:table-cell>
          <table:table-cell table:style-name="ce31"/>
          <table:table-cell table:style-name="ce60" office:value-type="string">
            <text:p>curva C</text:p>
          </table:table-cell>
          <table:table-cell table:style-name="ce31"/>
          <table:table-cell table:style-name="ce60" office:value-type="string">
            <text:p>curva C</text:p>
          </table:table-cell>
          <table:table-cell table:style-name="ce31"/>
          <table:table-cell table:style-name="ce60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Range differenziale / Taratura</text:p>
          </table:table-cell>
          <table:table-cell table:style-name="ce32"/>
          <table:table-cell table:style-name="ce61"/>
          <table:table-cell table:style-name="ce32"/>
          <table:table-cell table:style-name="ce61" office:value-type="currency" office:currency="A" office:value="0.03">
            <text:p>Id= 0,03A</text:p>
          </table:table-cell>
          <table:table-cell table:style-name="ce32"/>
          <table:table-cell table:style-name="ce61" office:value-type="currency" office:currency="A" office:value="0.03">
            <text:p>Id= 0,03A</text:p>
          </table:table-cell>
          <table:table-cell table:style-name="ce32"/>
          <table:table-cell table:style-name="ce61" office:value-type="currency" office:currency="A" office:value="0.03">
            <text:p>Id= 0,03A</text:p>
          </table:table-cell>
          <table:table-cell table:style-name="ce32"/>
          <table:table-cell table:style-name="ce61" office:value-type="currency" office:currency="A" office:value="0.03">
            <text:p>Id= 0,03A</text:p>
          </table:table-cell>
          <table:table-cell table:style-name="ce32"/>
          <table:table-cell table:style-name="ce61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Energia spec. passante (I²t)</text:p>
          </table:table-cell>
          <table:table-cell table:style-name="ce33" table:formula="of:=+IF([.D11]=&quot;&quot;;&quot;&quot;;IF([.D11]=&quot;FUSIBILE&quot;;&quot;---&quot;;[.D57]))" table:number-columns-spanned="2" table:number-rows-spanned="1">
            <text:p/>
          </table:table-cell>
          <table:covered-table-cell table:style-name="ce33" table:formula="of:=+IF([.E11]=&quot;&quot;;&quot;&quot;;IF([.E11]=&quot;FUSIBILE&quot;;&quot;---&quot;;DGET(EP;[.E54];[.E51:.E52])))">
            <text:p/>
          </table:covered-table-cell>
          <table:table-cell table:style-name="ce33" table:formula="of:=+IF([.F11]=&quot;&quot;;&quot;&quot;;IF([.F11]=&quot;FUSIBILE&quot;;&quot;---&quot;;[.F57]))" office:value-type="float" office:value="5" table:number-columns-spanned="2" table:number-rows-spanned="1">
            <text:p>5 kA²s</text:p>
          </table:table-cell>
          <table:covered-table-cell table:style-name="ce33" table:formula="of:=+IF([.G11]=&quot;&quot;;&quot;&quot;;IF([.G11]=&quot;FUSIBILE&quot;;&quot;---&quot;;DGET(EP;[.G54];[.G51:.G52])))">
            <text:p/>
          </table:covered-table-cell>
          <table:table-cell table:style-name="ce33" table:formula="of:=+IF([.H11]=&quot;&quot;;&quot;&quot;;IF([.H11]=&quot;FUSIBILE&quot;;&quot;---&quot;;[.H57]))" office:value-type="float" office:value="5" table:number-columns-spanned="2" table:number-rows-spanned="1">
            <text:p>5 kA²s</text:p>
          </table:table-cell>
          <table:covered-table-cell table:style-name="ce33" table:formula="of:=+IF([.I11]=&quot;&quot;;&quot;&quot;;IF([.I11]=&quot;FUSIBILE&quot;;&quot;---&quot;;DGET(EP;[.I54];[.I51:.I52])))">
            <text:p/>
          </table:covered-table-cell>
          <table:table-cell table:style-name="ce33" table:formula="of:=+IF([.J11]=&quot;&quot;;&quot;&quot;;IF([.J11]=&quot;FUSIBILE&quot;;&quot;---&quot;;[.J57]))" office:value-type="float" office:value="5" table:number-columns-spanned="2" table:number-rows-spanned="1">
            <text:p>5 kA²s</text:p>
          </table:table-cell>
          <table:covered-table-cell table:style-name="ce33" table:formula="of:=+IF([.K11]=&quot;&quot;;&quot;&quot;;IF([.K11]=&quot;FUSIBILE&quot;;&quot;---&quot;;DGET(EP;[.K54];[.K51:.K52])))">
            <text:p/>
          </table:covered-table-cell>
          <table:table-cell table:style-name="ce33" table:formula="of:=+IF([.L11]=&quot;&quot;;&quot;&quot;;IF([.L11]=&quot;FUSIBILE&quot;;&quot;---&quot;;[.L57]))" office:value-type="float" office:value="5" table:number-columns-spanned="2" table:number-rows-spanned="1">
            <text:p>5 kA²s</text:p>
          </table:table-cell>
          <table:covered-table-cell table:style-name="ce33" table:formula="of:=+IF([.M11]=&quot;&quot;;&quot;&quot;;IF([.M11]=&quot;FUSIBILE&quot;;&quot;---&quot;;DGET(EP;[.M54];[.M51:.M52])))">
            <text:p/>
          </table:covered-table-cell>
          <table:table-cell table:style-name="ce33" table:formula="of:=+IF([.N11]=&quot;&quot;;&quot;&quot;;IF([.N11]=&quot;FUSIBILE&quot;;&quot;---&quot;;[.N57]))" table:number-columns-spanned="2" table:number-rows-spanned="1">
            <text:p/>
          </table:table-cell>
          <table:covered-table-cell table:style-name="ce33" table:formula="of:=+IF([.O11]=&quot;&quot;;&quot;&quot;;IF([.O11]=&quot;FUSIBILE&quot;;&quot;---&quot;;DGET(EP;[.O54];[.O51:.O52])))">
            <text:p/>
          </table:covered-table-cell>
          <table:table-cell table:style-name="ce1"/>
          <table:table-cell table:number-columns-repeated="240"/>
        </table:table-row>
        <table:table-row table:style-name="ro2">
          <table:table-cell table:style-name="ce1"/>
          <table:table-cell table:style-name="ce5"/>
          <table:table-cell table:style-name="ce15"/>
          <table:table-cell table:style-name="ce33" table:number-columns-repeated="12"/>
          <table:table-cell table:style-name="ce1"/>
          <table:table-cell table:number-columns-repeated="240"/>
        </table:table-row>
        <table:table-row table:style-name="ro3">
          <table:table-cell table:style-name="ce1"/>
          <table:table-cell table:style-name="ce4" office:value-type="string" table:number-columns-spanned="1" table:number-rows-spanned="7">
            <text:p>LINEA</text:p>
          </table:table-cell>
          <table:table-cell table:style-name="ce15" office:value-type="string">
            <text:p>Tipo di cavo</text:p>
          </table:table-cell>
          <table:table-cell table:style-name="ce28" table:number-columns-spanned="2" table:number-rows-spanned="1"/>
          <table:covered-table-cell table:style-name="ce56"/>
          <table:table-cell table:style-name="ce28" office:value-type="string" table:number-columns-spanned="2" table:number-rows-spanned="1">
            <text:p>FG7 0,6/1KV</text:p>
          </table:table-cell>
          <table:covered-table-cell table:style-name="ce56"/>
          <table:table-cell table:style-name="ce28" office:value-type="string" table:number-columns-spanned="2" table:number-rows-spanned="1">
            <text:p>FG7 0,6/1KV</text:p>
          </table:table-cell>
          <table:covered-table-cell table:style-name="ce56"/>
          <table:table-cell table:style-name="ce28" office:value-type="string" table:number-columns-spanned="2" table:number-rows-spanned="1">
            <text:p>FG7 0,6/1KV</text:p>
          </table:table-cell>
          <table:covered-table-cell table:style-name="ce56"/>
          <table:table-cell table:style-name="ce28" office:value-type="string" table:number-columns-spanned="2" table:number-rows-spanned="1">
            <text:p>FG7 0,6/1KV</text:p>
          </table:table-cell>
          <table:covered-table-cell table:style-name="ce56"/>
          <table:table-cell table:style-name="ce28" table:number-columns-spanned="2" table:number-rows-spanned="1"/>
          <table:covered-table-cell table:style-name="ce56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Formazione</text:p>
          </table:table-cell>
          <table:table-cell table:style-name="ce34" table:number-columns-spanned="2" table:number-rows-spanned="1"/>
          <table:covered-table-cell table:style-name="ce62"/>
          <table:table-cell table:style-name="ce34" office:value-type="string" table:number-columns-spanned="2" table:number-rows-spanned="1">
            <text:p>3G4 e 3G2,5</text:p>
          </table:table-cell>
          <table:covered-table-cell table:style-name="ce62"/>
          <table:table-cell table:style-name="ce34" office:value-type="string" table:number-columns-spanned="2" table:number-rows-spanned="1">
            <text:p>3G4 e 3G2,5</text:p>
          </table:table-cell>
          <table:covered-table-cell table:style-name="ce62"/>
          <table:table-cell table:style-name="ce34" office:value-type="string" table:number-columns-spanned="2" table:number-rows-spanned="1">
            <text:p>3G4 e 3G2,5</text:p>
          </table:table-cell>
          <table:covered-table-cell table:style-name="ce62"/>
          <table:table-cell table:style-name="ce34" office:value-type="string" table:number-columns-spanned="2" table:number-rows-spanned="1">
            <text:p>3G6 e 3G2,5</text:p>
          </table:table-cell>
          <table:covered-table-cell table:style-name="ce62"/>
          <table:table-cell table:style-name="ce34" table:number-columns-spanned="2" table:number-rows-spanned="1"/>
          <table:covered-table-cell table:style-name="ce62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Sezione Fase / Lunghezza linea</text:p>
          </table:table-cell>
          <table:table-cell table:style-name="ce35"/>
          <table:table-cell table:style-name="ce63"/>
          <table:table-cell table:style-name="ce35" office:value-type="float" office:value="2.5">
            <text:p>2,5</text:p>
          </table:table-cell>
          <table:table-cell table:style-name="ce63" office:value-type="currency" office:currency="TMM" office:value="50">
            <text:p>50 m</text:p>
          </table:table-cell>
          <table:table-cell table:style-name="ce35" office:value-type="float" office:value="2.5">
            <text:p>2,5</text:p>
          </table:table-cell>
          <table:table-cell table:style-name="ce63" office:value-type="currency" office:currency="TMM" office:value="50">
            <text:p>50 m</text:p>
          </table:table-cell>
          <table:table-cell table:style-name="ce35" office:value-type="float" office:value="2.5">
            <text:p>2,5</text:p>
          </table:table-cell>
          <table:table-cell table:style-name="ce63" office:value-type="currency" office:currency="TMM" office:value="50">
            <text:p>50 m</text:p>
          </table:table-cell>
          <table:table-cell table:style-name="ce35" office:value-type="float" office:value="2.5">
            <text:p>2,5</text:p>
          </table:table-cell>
          <table:table-cell table:style-name="ce63" office:value-type="currency" office:currency="TMM" office:value="50">
            <text:p>50 m</text:p>
          </table:table-cell>
          <table:table-cell table:style-name="ce35"/>
          <table:table-cell table:style-name="ce63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office:annotation draw:style-name="gr1" draw:text-style-name="P1" svg:width="5.364cm" svg:height="1.488cm" svg:x="11.089cm" svg:y="9.444cm" draw:caption-point-x="-1.107cm" draw:caption-point-y="-0.383cm">
              <dc:date>2007-11-05T00:00:00</dc:date>
              <text:p text:style-name="P1"><text:span text:style-name="T1">CANALINA</text:span></text:p>
              <text:p text:style-name="P1"><text:span text:style-name="T1">TUBO</text:span></text:p>
              <text:p text:style-name="P1"><text:span text:style-name="T1">CUNICOLO</text:span></text:p>
            </office:annotation>
            <text:p>Posa Linea / Coeff. contemporaneità</text:p>
          </table:table-cell>
          <table:table-cell table:style-name="ce36"/>
          <table:table-cell table:style-name="ce64"/>
          <table:table-cell table:style-name="ce36" office:value-type="string">
            <text:p>CANALINA</text:p>
          </table:table-cell>
          <table:table-cell table:style-name="ce64" office:value-type="float" office:value="0.7">
            <text:p>K= 0,7</text:p>
          </table:table-cell>
          <table:table-cell table:style-name="ce36" office:value-type="string">
            <text:p>CANALINA</text:p>
          </table:table-cell>
          <table:table-cell table:style-name="ce64" office:value-type="float" office:value="0.7">
            <text:p>K= 0,7</text:p>
          </table:table-cell>
          <table:table-cell table:style-name="ce36" office:value-type="string">
            <text:p>CANALINA</text:p>
          </table:table-cell>
          <table:table-cell table:style-name="ce64" office:value-type="float" office:value="0.7">
            <text:p>K= 0,7</text:p>
          </table:table-cell>
          <table:table-cell table:style-name="ce36" office:value-type="string">
            <text:p>CANALINA</text:p>
          </table:table-cell>
          <table:table-cell table:style-name="ce64" office:value-type="float" office:value="0.7">
            <text:p>K= 0,7</text:p>
          </table:table-cell>
          <table:table-cell table:style-name="ce36"/>
          <table:table-cell table:style-name="ce64"/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Portata cavo</text:p>
          </table:table-cell>
          <table:table-cell table:style-name="ce37" table:formula="of:=+IF([.D21]=&quot;&quot;;&quot;.&quot;;[.D72])" office:value-type="string" office:string-value="." table:number-columns-spanned="2" table:number-rows-spanned="1">
            <text:p>.</text:p>
          </table:table-cell>
          <table:covered-table-cell table:style-name="ce65" table:formula="of:=+IF([.E20]=&quot;&quot;;&quot;&quot;;DGET(PORTATACAVO;[.E69]+1;[.E65:.E66])*[.E62])">
            <text:p/>
          </table:covered-table-cell>
          <table:table-cell table:style-name="ce37" table:formula="of:=+IF([.F21]=&quot;&quot;;&quot;.&quot;;[.F72])" office:value-type="float" office:value="25.2" table:number-columns-spanned="2" table:number-rows-spanned="1">
            <text:p>Iz= 25A</text:p>
          </table:table-cell>
          <table:covered-table-cell table:style-name="ce65" table:formula="of:=+IF([.G20]=&quot;&quot;;&quot;&quot;;DGET(PORTATACAVO;[.G69]+1;[.G65:.G66])*[.G62])">
            <text:p/>
          </table:covered-table-cell>
          <table:table-cell table:style-name="ce37" table:formula="of:=+IF([.H21]=&quot;&quot;;&quot;.&quot;;[.H72])" office:value-type="float" office:value="25.2" table:number-columns-spanned="2" table:number-rows-spanned="1">
            <text:p>Iz= 25A</text:p>
          </table:table-cell>
          <table:covered-table-cell table:style-name="ce65" table:formula="of:=+IF([.I20]=&quot;&quot;;&quot;&quot;;DGET(PORTATACAVO;[.I69]+1;[.I65:.I66])*[.I62])">
            <text:p/>
          </table:covered-table-cell>
          <table:table-cell table:style-name="ce37" table:formula="of:=+IF([.J21]=&quot;&quot;;&quot;.&quot;;[.J72])" office:value-type="float" office:value="25.2" table:number-columns-spanned="2" table:number-rows-spanned="1">
            <text:p>Iz= 25A</text:p>
          </table:table-cell>
          <table:covered-table-cell table:style-name="ce65" table:formula="of:=+IF([.K20]=&quot;&quot;;&quot;&quot;;DGET(PORTATACAVO;[.K69]+1;[.K65:.K66])*[.K62])">
            <text:p/>
          </table:covered-table-cell>
          <table:table-cell table:style-name="ce37" table:formula="of:=+IF([.L21]=&quot;&quot;;&quot;.&quot;;[.L72])" office:value-type="float" office:value="25.2" table:number-columns-spanned="2" table:number-rows-spanned="1">
            <text:p>Iz= 25A</text:p>
          </table:table-cell>
          <table:covered-table-cell table:style-name="ce65" table:formula="of:=+IF([.M20]=&quot;&quot;;&quot;&quot;;DGET(PORTATACAVO;[.M69]+1;[.M65:.M66])*[.M62])">
            <text:p/>
          </table:covered-table-cell>
          <table:table-cell table:style-name="ce37" table:formula="of:=+IF([.N21]=&quot;&quot;;&quot;.&quot;;[.N72])" office:value-type="string" office:string-value="." table:number-columns-spanned="2" table:number-rows-spanned="1">
            <text:p>.</text:p>
          </table:table-cell>
          <table:covered-table-cell table:style-name="ce65" table:formula="of:=+IF([.O20]=&quot;&quot;;&quot;&quot;;DGET(PORTATACAVO;[.O69]+1;[.O65:.O66])*[.O62])">
            <text:p/>
          </table:covered-table-cell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K²S² cavo</text:p>
          </table:table-cell>
          <table:table-cell table:style-name="ce38" table:formula="of:=+IF([.D21]=&quot;&quot;;&quot;.&quot;;DGET(Ajoule;[.D64];[.D65:.D66]))" office:value-type="string" office:string-value="." table:number-columns-spanned="2" table:number-rows-spanned="1">
            <text:p>.</text:p>
          </table:table-cell>
          <table:covered-table-cell table:style-name="ce66" table:formula="of:=+IF([.E20]=&quot;&quot;;&quot;&quot;;DGET(Ajoule;[.E64];[.E65:.E66]))">
            <text:p/>
          </table:covered-table-cell>
          <table:table-cell table:style-name="ce38" table:formula="of:=+IF([.F21]=&quot;&quot;;&quot;.&quot;;DGET(Ajoule;[.F64];[.F65:.F66]))" office:value-type="float" office:value="127" table:number-columns-spanned="2" table:number-rows-spanned="1">
            <text:p>127 kA²s</text:p>
          </table:table-cell>
          <table:covered-table-cell table:style-name="ce66" table:formula="of:=+IF([.G20]=&quot;&quot;;&quot;&quot;;DGET(Ajoule;[.G64];[.G65:.G66]))">
            <text:p/>
          </table:covered-table-cell>
          <table:table-cell table:style-name="ce38" table:formula="of:=+IF([.H21]=&quot;&quot;;&quot;.&quot;;DGET(Ajoule;[.H64];[.H65:.H66]))" office:value-type="float" office:value="127" table:number-columns-spanned="2" table:number-rows-spanned="1">
            <text:p>127 kA²s</text:p>
          </table:table-cell>
          <table:covered-table-cell table:style-name="ce66" table:formula="of:=+IF([.I20]=&quot;&quot;;&quot;&quot;;DGET(Ajoule;[.I64];[.I65:.I66]))">
            <text:p/>
          </table:covered-table-cell>
          <table:table-cell table:style-name="ce38" table:formula="of:=+IF([.J21]=&quot;&quot;;&quot;.&quot;;DGET(Ajoule;[.J64];[.J65:.J66]))" office:value-type="float" office:value="127" table:number-columns-spanned="2" table:number-rows-spanned="1">
            <text:p>127 kA²s</text:p>
          </table:table-cell>
          <table:covered-table-cell table:style-name="ce66" table:formula="of:=+IF([.K20]=&quot;&quot;;&quot;&quot;;DGET(Ajoule;[.K64];[.K65:.K66]))">
            <text:p/>
          </table:covered-table-cell>
          <table:table-cell table:style-name="ce38" table:formula="of:=+IF([.L21]=&quot;&quot;;&quot;.&quot;;DGET(Ajoule;[.L64];[.L65:.L66]))" office:value-type="float" office:value="127" table:number-columns-spanned="2" table:number-rows-spanned="1">
            <text:p>127 kA²s</text:p>
          </table:table-cell>
          <table:covered-table-cell table:style-name="ce66" table:formula="of:=+IF([.M20]=&quot;&quot;;&quot;&quot;;DGET(Ajoule;[.M64];[.M65:.M66]))">
            <text:p/>
          </table:covered-table-cell>
          <table:table-cell table:style-name="ce38" table:formula="of:=+IF([.N21]=&quot;&quot;;&quot;.&quot;;DGET(Ajoule;[.N64];[.N65:.N66]))" office:value-type="string" office:string-value="." table:number-columns-spanned="2" table:number-rows-spanned="1">
            <text:p>.</text:p>
          </table:table-cell>
          <table:covered-table-cell table:style-name="ce66" table:formula="of:=+IF([.O20]=&quot;&quot;;&quot;&quot;;DGET(Ajoule;[.O64];[.O65:.O66]))">
            <text:p/>
          </table:covered-table-cell>
          <table:table-cell table:style-name="ce1"/>
          <table:table-cell table:number-columns-repeated="240"/>
        </table:table-row>
        <table:table-row table:style-name="ro3">
          <table:table-cell table:style-name="ce1"/>
          <table:covered-table-cell table:style-name="ce5"/>
          <table:table-cell table:style-name="ce15" office:value-type="string">
            <text:p>Caduta di tensione</text:p>
          </table:table-cell>
          <table:table-cell table:style-name="ce39" table:formula="of:=+IF([.D21]=&quot;&quot;;&quot;.&quot;; &quot;cdt=&quot; &amp; [.D68] &amp; &quot;%  (Ib=&quot; &amp; [.D48] &amp; &quot;A)&quot;)" office:value-type="string" office:string-value="." table:number-columns-spanned="2" table:number-rows-spanned="1">
            <text:p>.</text:p>
          </table:table-cell>
          <table:covered-table-cell table:style-name="ce39" table:formula="of:=+IF([.E20]=&quot;&quot;;&quot;&quot;;[.E61] &amp; &quot;%   Ib=&quot; &amp; #rif!24 &amp; &quot;A&quot;)))" office:value-type="string" office:string-value="Err:508">
            <text:p>Err:508</text:p>
          </table:covered-table-cell>
          <table:table-cell table:style-name="ce39" table:formula="of:=+IF([.F21]=&quot;&quot;;&quot;.&quot;; &quot;cdt=&quot; &amp; [.F68] &amp; &quot;%  (Ib=&quot; &amp; [.F48] &amp; &quot;A)&quot;)" office:value-type="string" office:string-value="cdt=1%  (Ib=2,5A)" table:number-columns-spanned="2" table:number-rows-spanned="1">
            <text:p>cdt=1% <text:s/>(Ib=2,5A)</text:p>
          </table:table-cell>
          <table:covered-table-cell table:style-name="ce39" table:formula="of:=+IF([.G20]=&quot;&quot;;&quot;&quot;;[.G61] &amp; &quot;%   Ib=&quot; &amp; #rif!24 &amp; &quot;A&quot;)))" office:value-type="string" office:string-value="Err:508">
            <text:p>Err:508</text:p>
          </table:covered-table-cell>
          <table:table-cell table:style-name="ce39" table:formula="of:=+IF([.H21]=&quot;&quot;;&quot;.&quot;; &quot;cdt=&quot; &amp; [.H68] &amp; &quot;%  (Ib=&quot; &amp; [.H48] &amp; &quot;A)&quot;)" office:value-type="string" office:string-value="cdt=1%  (Ib=2,5A)" table:number-columns-spanned="2" table:number-rows-spanned="1">
            <text:p>cdt=1% <text:s/>(Ib=2,5A)</text:p>
          </table:table-cell>
          <table:covered-table-cell table:style-name="ce39" table:formula="of:=+IF([.I20]=&quot;&quot;;&quot;&quot;;[.I61] &amp; &quot;%   Ib=&quot; &amp; #rif!24 &amp; &quot;A&quot;)))" office:value-type="string" office:string-value="Err:508">
            <text:p>Err:508</text:p>
          </table:covered-table-cell>
          <table:table-cell table:style-name="ce39" table:formula="of:=+IF([.J21]=&quot;&quot;;&quot;.&quot;; &quot;cdt=&quot; &amp; [.J68] &amp; &quot;%  (Ib=&quot; &amp; [.J48] &amp; &quot;A)&quot;)" office:value-type="string" office:string-value="cdt=1%  (Ib=2,5A)" table:number-columns-spanned="2" table:number-rows-spanned="1">
            <text:p>cdt=1% <text:s/>(Ib=2,5A)</text:p>
          </table:table-cell>
          <table:covered-table-cell table:style-name="ce39" table:formula="of:=+IF([.K20]=&quot;&quot;;&quot;&quot;;[.K61] &amp; &quot;%   Ib=&quot; &amp; #rif!24 &amp; &quot;A&quot;)))" office:value-type="string" office:string-value="Err:508">
            <text:p>Err:508</text:p>
          </table:covered-table-cell>
          <table:table-cell table:style-name="ce39" table:formula="of:=+IF([.L21]=&quot;&quot;;&quot;.&quot;; &quot;cdt=&quot; &amp; [.L68] &amp; &quot;%  (Ib=&quot; &amp; [.L48] &amp; &quot;A)&quot;)" office:value-type="string" office:string-value="cdt=1%  (Ib=2,5A)" table:number-columns-spanned="2" table:number-rows-spanned="1">
            <text:p>cdt=1% <text:s/>(Ib=2,5A)</text:p>
          </table:table-cell>
          <table:covered-table-cell table:style-name="ce39" table:formula="of:=+IF([.M20]=&quot;&quot;;&quot;&quot;;[.M61] &amp; &quot;%   Ib=&quot; &amp; #rif!24 &amp; &quot;A&quot;)))" office:value-type="string" office:string-value="Err:508">
            <text:p>Err:508</text:p>
          </table:covered-table-cell>
          <table:table-cell table:style-name="ce39" table:formula="of:=+IF([.N21]=&quot;&quot;;&quot;.&quot;; &quot;cdt=&quot; &amp; [.N68] &amp; &quot;%  (Ib=&quot; &amp; [.N48] &amp; &quot;A)&quot;)" office:value-type="string" office:string-value="." table:number-columns-spanned="2" table:number-rows-spanned="1">
            <text:p>.</text:p>
          </table:table-cell>
          <table:covered-table-cell table:style-name="ce39" table:formula="of:=+IF([.O20]=&quot;&quot;;&quot;&quot;;[.O61] &amp; &quot;%   Ib=&quot; &amp; #rif!24 &amp; &quot;A&quot;)))" office:value-type="string" office:string-value="Err:508">
            <text:p>Err:508</text:p>
          </table:covered-table-cell>
          <table:table-cell table:style-name="ce1"/>
          <table:table-cell table:number-columns-repeated="240"/>
        </table:table-row>
        <table:table-row table:style-name="ro2">
          <table:table-cell table:style-name="ce1"/>
          <table:table-cell table:style-name="ce6"/>
          <table:table-cell table:style-name="ce16"/>
          <table:table-cell table:style-name="ce40" table:number-columns-repeated="12"/>
          <table:table-cell table:style-name="ce1"/>
          <table:table-cell table:number-columns-repeated="240"/>
        </table:table-row>
        <table:table-row-group table:display="false">
          <table:table-row table:style-name="ro5" table:visibility="collapse">
            <table:table-cell/>
            <table:table-cell table:style-name="ce7"/>
            <table:table-cell table:style-name="ce17"/>
            <table:table-cell table:style-name="ce41"/>
            <table:table-cell table:style-name="ce51"/>
            <table:table-cell table:style-name="ce41"/>
            <table:table-cell table:style-name="ce51"/>
            <table:table-cell table:style-name="ce41"/>
            <table:table-cell table:style-name="ce51"/>
            <table:table-cell table:style-name="ce41"/>
            <table:table-cell table:style-name="ce51"/>
            <table:table-cell table:style-name="ce41"/>
            <table:table-cell table:style-name="ce51"/>
            <table:table-cell table:style-name="ce41"/>
            <table:table-cell table:style-name="ce51"/>
            <table:table-cell table:number-columns-repeated="241"/>
          </table:table-row>
          <table:table-row table:style-name="ro6" table:visibility="collapse">
            <table:table-cell/>
            <table:table-cell table:style-name="ce8" table:number-columns-spanned="1" table:number-rows-spanned="3"/>
            <table:table-cell table:style-name="ce18" office:value-type="string">
              <text:p>Protezione contro sovraccarico</text:p>
            </table:table-cell>
            <table:table-cell table:style-name="ce42" table:formula="of:=+IF([.D47]&lt;[.D23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F47]&lt;[.F23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H47]&lt;[.H23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J47]&lt;[.J23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L47]&lt;[.L23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N47]&lt;[.N23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number-columns-repeated="241"/>
          </table:table-row>
          <table:table-row table:style-name="ro6" table:visibility="collapse">
            <table:table-cell/>
            <table:covered-table-cell table:style-name="ce8"/>
            <table:table-cell table:style-name="ce19" office:value-type="string">
              <text:p>Corrente di impiego (Ib)</text:p>
            </table:table-cell>
            <table:table-cell table:style-name="ce43" table:formula="of:=+[.D48]" office:value-type="float" office:value="19.2" table:number-columns-spanned="2" table:number-rows-spanned="1">
              <text:p>Ib= 19,2 A</text:p>
            </table:table-cell>
            <table:covered-table-cell table:style-name="ce67"/>
            <table:table-cell table:style-name="ce43" table:formula="of:=+[.F48]" office:value-type="float" office:value="2.5" table:number-columns-spanned="2" table:number-rows-spanned="1">
              <text:p>Ib= 2,5 A</text:p>
            </table:table-cell>
            <table:covered-table-cell table:style-name="ce67"/>
            <table:table-cell table:style-name="ce43" table:formula="of:=+[.H48]" office:value-type="float" office:value="2.5" table:number-columns-spanned="2" table:number-rows-spanned="1">
              <text:p>Ib= 2,5 A</text:p>
            </table:table-cell>
            <table:covered-table-cell table:style-name="ce67"/>
            <table:table-cell table:style-name="ce43" table:formula="of:=+[.J48]" office:value-type="float" office:value="2.5" table:number-columns-spanned="2" table:number-rows-spanned="1">
              <text:p>Ib= 2,5 A</text:p>
            </table:table-cell>
            <table:covered-table-cell table:style-name="ce67"/>
            <table:table-cell table:style-name="ce43" table:formula="of:=+[.L48]" office:value-type="float" office:value="2.5" table:number-columns-spanned="2" table:number-rows-spanned="1">
              <text:p>Ib= 2,5 A</text:p>
            </table:table-cell>
            <table:covered-table-cell table:style-name="ce67"/>
            <table:table-cell table:style-name="ce43" table:formula="of:=+[.N48]" office:value-type="float" office:value="0" table:number-columns-spanned="2" table:number-rows-spanned="1">
              <text:p>Ib= 0 A</text:p>
            </table:table-cell>
            <table:covered-table-cell table:style-name="ce67"/>
            <table:table-cell table:number-columns-repeated="241"/>
          </table:table-row>
          <table:table-row table:style-name="ro6" table:visibility="collapse">
            <table:table-cell/>
            <table:covered-table-cell table:style-name="ce8"/>
            <table:table-cell table:style-name="ce19" office:value-type="string">
              <text:p>Ib &lt; Ir &lt; Iz</text:p>
            </table:table-cell>
            <table:table-cell table:style-name="ce44" table:formula="of:=+[.D48]&amp;&quot;A &lt; &quot;&amp;[.D47]&amp;&quot;A &lt; &quot;&amp;[.D23]&amp;&quot;A&quot;" office:value-type="string" office:string-value="19,2A &lt; 32A &lt; .A" table:number-columns-spanned="2" table:number-rows-spanned="1">
              <text:p>19,2A &lt; 32A &lt; .A</text:p>
            </table:table-cell>
            <table:covered-table-cell table:style-name="ce51"/>
            <table:table-cell table:style-name="ce44" table:formula="of:=+[.F48]&amp;&quot;A &lt; &quot;&amp;[.F47]&amp;&quot;A &lt; &quot;&amp;[.F23]&amp;&quot;A&quot;" office:value-type="string" office:string-value="2,5A &lt; 16A &lt; 25,2A" table:number-columns-spanned="2" table:number-rows-spanned="1">
              <text:p>2,5A &lt; 16A &lt; 25,2A</text:p>
            </table:table-cell>
            <table:covered-table-cell table:style-name="ce51"/>
            <table:table-cell table:style-name="ce44" table:formula="of:=+[.H48]&amp;&quot;A &lt; &quot;&amp;[.H47]&amp;&quot;A &lt; &quot;&amp;[.H23]&amp;&quot;A&quot;" office:value-type="string" office:string-value="2,5A &lt; 16A &lt; 25,2A" table:number-columns-spanned="2" table:number-rows-spanned="1">
              <text:p>2,5A &lt; 16A &lt; 25,2A</text:p>
            </table:table-cell>
            <table:covered-table-cell table:style-name="ce51"/>
            <table:table-cell table:style-name="ce44" table:formula="of:=+[.J48]&amp;&quot;A &lt; &quot;&amp;[.J47]&amp;&quot;A &lt; &quot;&amp;[.J23]&amp;&quot;A&quot;" office:value-type="string" office:string-value="2,5A &lt; 16A &lt; 25,2A" table:number-columns-spanned="2" table:number-rows-spanned="1">
              <text:p>2,5A &lt; 16A &lt; 25,2A</text:p>
            </table:table-cell>
            <table:covered-table-cell table:style-name="ce51"/>
            <table:table-cell table:style-name="ce44" table:formula="of:=+[.L48]&amp;&quot;A &lt; &quot;&amp;[.L47]&amp;&quot;A &lt; &quot;&amp;[.L23]&amp;&quot;A&quot;" office:value-type="string" office:string-value="2,5A &lt; 16A &lt; 25,2A" table:number-columns-spanned="2" table:number-rows-spanned="1">
              <text:p>2,5A &lt; 16A &lt; 25,2A</text:p>
            </table:table-cell>
            <table:covered-table-cell table:style-name="ce51"/>
            <table:table-cell table:style-name="ce44" table:formula="of:=+[.N48]&amp;&quot;A &lt; &quot;&amp;[.N47]&amp;&quot;A &lt; &quot;&amp;[.N23]&amp;&quot;A&quot;" office:value-type="string" office:string-value="0A &lt; 0A &lt; .A" table:number-columns-spanned="2" table:number-rows-spanned="1">
              <text:p>0A &lt; 0A &lt; .A</text:p>
            </table:table-cell>
            <table:covered-table-cell table:style-name="ce51"/>
            <table:table-cell table:number-columns-repeated="241"/>
          </table:table-row>
          <table:table-row table:style-name="ro7" table:visibility="collapse">
            <table:table-cell/>
            <table:table-cell table:style-name="ce9"/>
            <table:table-cell table:style-name="ce20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number-columns-repeated="241"/>
          </table:table-row>
          <table:table-row table:style-name="ro6" table:visibility="collapse">
            <table:table-cell/>
            <table:table-cell table:style-name="ce8" table:number-columns-spanned="1" table:number-rows-spanned="3"/>
            <table:table-cell table:style-name="ce18" office:value-type="string">
              <text:p>Corrente di sicuro funzionamento</text:p>
            </table:table-cell>
            <table:table-cell table:style-name="ce42" table:formula="of:=+IF([.D33]&lt;[.D50];&quot;OK&quot;;&quot;NO&quot;)" office:value-type="string" office:string-value="NO" table:number-columns-spanned="2" table:number-rows-spanned="1">
              <text:p>NO</text:p>
            </table:table-cell>
            <table:covered-table-cell table:style-name="ce51"/>
            <table:table-cell table:style-name="ce42" table:formula="of:=+IF([.F33]&lt;[.F50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H33]&lt;[.H50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J33]&lt;[.J50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L33]&lt;[.L50]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N33]&lt;[.N50];&quot;OK&quot;;&quot;NO&quot;)" office:value-type="string" office:string-value="NO" table:number-columns-spanned="2" table:number-rows-spanned="1">
              <text:p>NO</text:p>
            </table:table-cell>
            <table:covered-table-cell table:style-name="ce51"/>
            <table:table-cell table:number-columns-repeated="241"/>
          </table:table-row>
          <table:table-row table:style-name="ro6" table:visibility="collapse">
            <table:table-cell/>
            <table:covered-table-cell table:style-name="ce8"/>
            <table:table-cell table:style-name="ce19" office:value-type="string">
              <text:p>Fus: If=1.6·Ir / Magter:If=1.45·Ir</text:p>
            </table:table-cell>
            <table:table-cell table:style-name="ce45" table:formula="of:=+ROUND(IF([.D11]=&quot;FUSIBILE&quot;;1.6*[.D47];1.45*[.D47]);2)" office:value-type="currency" office:currency="A" office:value="46.4" table:number-columns-spanned="2" table:number-rows-spanned="1">
              <text:p>If= 46,40 A</text:p>
            </table:table-cell>
            <table:covered-table-cell table:style-name="ce51"/>
            <table:table-cell table:style-name="ce45" table:formula="of:=+ROUND(IF([.F11]=&quot;FUSIBILE&quot;;1.6*[.F47];1.45*[.F47]);2)" office:value-type="currency" office:currency="A" office:value="23.2" table:number-columns-spanned="2" table:number-rows-spanned="1">
              <text:p>If= 23,20 A</text:p>
            </table:table-cell>
            <table:covered-table-cell table:style-name="ce51"/>
            <table:table-cell table:style-name="ce45" table:formula="of:=+ROUND(IF([.H11]=&quot;FUSIBILE&quot;;1.6*[.H47];1.45*[.H47]);2)" office:value-type="currency" office:currency="A" office:value="23.2" table:number-columns-spanned="2" table:number-rows-spanned="1">
              <text:p>If= 23,20 A</text:p>
            </table:table-cell>
            <table:covered-table-cell table:style-name="ce51"/>
            <table:table-cell table:style-name="ce45" table:formula="of:=+ROUND(IF([.J11]=&quot;FUSIBILE&quot;;1.6*[.J47];1.45*[.J47]);2)" office:value-type="currency" office:currency="A" office:value="23.2" table:number-columns-spanned="2" table:number-rows-spanned="1">
              <text:p>If= 23,20 A</text:p>
            </table:table-cell>
            <table:covered-table-cell table:style-name="ce51"/>
            <table:table-cell table:style-name="ce45" table:formula="of:=+ROUND(IF([.L11]=&quot;FUSIBILE&quot;;1.6*[.L47];1.45*[.L47]);2)" office:value-type="currency" office:currency="A" office:value="23.2" table:number-columns-spanned="2" table:number-rows-spanned="1">
              <text:p>If= 23,20 A</text:p>
            </table:table-cell>
            <table:covered-table-cell table:style-name="ce51"/>
            <table:table-cell table:style-name="ce45" table:formula="of:=+ROUND(IF([.N11]=&quot;FUSIBILE&quot;;1.6*[.N47];1.45*[.N47]);2)" office:value-type="currency" office:currency="A" office:value="0" table:number-columns-spanned="2" table:number-rows-spanned="1">
              <text:p>If= 0,00 A</text:p>
            </table:table-cell>
            <table:covered-table-cell table:style-name="ce51"/>
            <table:table-cell table:number-columns-repeated="241"/>
          </table:table-row>
          <table:table-row table:style-name="ro6" table:visibility="collapse">
            <table:table-cell/>
            <table:covered-table-cell table:style-name="ce8"/>
            <table:table-cell table:style-name="ce19" office:value-type="string">
              <text:p>If &lt; 1,45·Iz </text:p>
            </table:table-cell>
            <table:table-cell table:style-name="ce44" table:formula="of:=+[.D33]&amp;&quot;A &lt; &quot;&amp;[.D50]&amp;&quot;A&quot;" office:value-type="string" office:string-value="46,4A &lt; 0A" table:number-columns-spanned="2" table:number-rows-spanned="1">
              <text:p>46,4A &lt; 0A</text:p>
            </table:table-cell>
            <table:covered-table-cell table:style-name="ce51"/>
            <table:table-cell table:style-name="ce44" table:formula="of:=+[.F33]&amp;&quot;A &lt; &quot;&amp;[.F50]&amp;&quot;A&quot;" office:value-type="string" office:string-value="23,2A &lt; 36,5A" table:number-columns-spanned="2" table:number-rows-spanned="1">
              <text:p>23,2A &lt; 36,5A</text:p>
            </table:table-cell>
            <table:covered-table-cell table:style-name="ce51"/>
            <table:table-cell table:style-name="ce44" table:formula="of:=+[.H33]&amp;&quot;A &lt; &quot;&amp;[.H50]&amp;&quot;A&quot;" office:value-type="string" office:string-value="23,2A &lt; 36,5A" table:number-columns-spanned="2" table:number-rows-spanned="1">
              <text:p>23,2A &lt; 36,5A</text:p>
            </table:table-cell>
            <table:covered-table-cell table:style-name="ce51"/>
            <table:table-cell table:style-name="ce44" table:formula="of:=+[.J33]&amp;&quot;A &lt; &quot;&amp;[.J50]&amp;&quot;A&quot;" office:value-type="string" office:string-value="23,2A &lt; 36,5A" table:number-columns-spanned="2" table:number-rows-spanned="1">
              <text:p>23,2A &lt; 36,5A</text:p>
            </table:table-cell>
            <table:covered-table-cell table:style-name="ce51"/>
            <table:table-cell table:style-name="ce44" table:formula="of:=+[.L33]&amp;&quot;A &lt; &quot;&amp;[.L50]&amp;&quot;A&quot;" office:value-type="string" office:string-value="23,2A &lt; 36,5A" table:number-columns-spanned="2" table:number-rows-spanned="1">
              <text:p>23,2A &lt; 36,5A</text:p>
            </table:table-cell>
            <table:covered-table-cell table:style-name="ce51"/>
            <table:table-cell table:style-name="ce44" table:formula="of:=+[.N33]&amp;&quot;A &lt; &quot;&amp;[.N50]&amp;&quot;A&quot;" office:value-type="string" office:string-value="0A &lt; 0A" table:number-columns-spanned="2" table:number-rows-spanned="1">
              <text:p>0A &lt; 0A</text:p>
            </table:table-cell>
            <table:covered-table-cell table:style-name="ce51"/>
            <table:table-cell table:number-columns-repeated="241"/>
          </table:table-row>
          <table:table-row table:style-name="ro7" table:visibility="collapse">
            <table:table-cell/>
            <table:table-cell table:style-name="ce9"/>
            <table:table-cell table:style-name="ce20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number-columns-repeated="241"/>
          </table:table-row>
          <table:table-row table:style-name="ro6" table:visibility="collapse">
            <table:table-cell/>
            <table:table-cell table:style-name="ce8" table:number-columns-spanned="1" table:number-rows-spanned="3"/>
            <table:table-cell table:style-name="ce18" office:value-type="string">
              <text:p>Protezione contro il corto circuito</text:p>
            </table:table-cell>
            <table:table-cell table:style-name="ce42" table:formula="of:=+IF([.D11]=&quot;FUSIBILE&quot;;&quot;OK (fus)&quot;;IF([.D8]&lt;=[.E13];&quot;OK&quot;;&quot;NO&quot;))" office:value-type="string" office:string-value="NO" table:number-columns-spanned="2" table:number-rows-spanned="1">
              <text:p>NO</text:p>
            </table:table-cell>
            <table:covered-table-cell table:style-name="ce51"/>
            <table:table-cell table:style-name="ce42" table:formula="of:=+IF([.F11]=&quot;FUSIBILE&quot;;&quot;OK (fus)&quot;;IF([.F8]&lt;=[.G13];&quot;OK&quot;;&quot;NO&quot;)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H11]=&quot;FUSIBILE&quot;;&quot;OK (fus)&quot;;IF([.H8]&lt;=[.I13];&quot;OK&quot;;&quot;NO&quot;)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J11]=&quot;FUSIBILE&quot;;&quot;OK (fus)&quot;;IF([.J8]&lt;=[.K13];&quot;OK&quot;;&quot;NO&quot;)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L11]=&quot;FUSIBILE&quot;;&quot;OK (fus)&quot;;IF([.L8]&lt;=[.M13];&quot;OK&quot;;&quot;NO&quot;)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N11]=&quot;FUSIBILE&quot;;&quot;OK (fus)&quot;;IF([.N8]&lt;=[.O13];&quot;OK&quot;;&quot;NO&quot;)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number-columns-repeated="241"/>
          </table:table-row>
          <table:table-row table:style-name="ro6" table:visibility="collapse">
            <table:table-cell/>
            <table:covered-table-cell table:style-name="ce8"/>
            <table:table-cell table:style-name="ce19" office:value-type="string">
              <text:p>Icc&lt;Icu</text:p>
            </table:table-cell>
            <table:table-cell table:style-name="ce44" table:formula="of:=+[.D8]&amp;&quot;kA ≤ &quot; &amp; [.E13] &amp;&quot;kA&quot;" office:value-type="string" office:string-value="4kA ≤ kA" table:number-columns-spanned="2" table:number-rows-spanned="1">
              <text:p>4kA ≤ kA</text:p>
            </table:table-cell>
            <table:covered-table-cell table:style-name="ce51"/>
            <table:table-cell table:style-name="ce44" table:formula="of:=+[.F8]&amp;&quot;kA ≤ &quot; &amp; [.G13] &amp;&quot;kA&quot;" office:value-type="string" office:string-value="4kA ≤ 6kA" table:number-columns-spanned="2" table:number-rows-spanned="1">
              <text:p>4kA ≤ 6kA</text:p>
            </table:table-cell>
            <table:covered-table-cell table:style-name="ce51"/>
            <table:table-cell table:style-name="ce44" table:formula="of:=+[.H8]&amp;&quot;kA ≤ &quot; &amp; [.I13] &amp;&quot;kA&quot;" office:value-type="string" office:string-value="4kA ≤ 6kA" table:number-columns-spanned="2" table:number-rows-spanned="1">
              <text:p>4kA ≤ 6kA</text:p>
            </table:table-cell>
            <table:covered-table-cell table:style-name="ce51"/>
            <table:table-cell table:style-name="ce44" table:formula="of:=+[.J8]&amp;&quot;kA ≤ &quot; &amp; [.K13] &amp;&quot;kA&quot;" office:value-type="string" office:string-value="4kA ≤ 6kA" table:number-columns-spanned="2" table:number-rows-spanned="1">
              <text:p>4kA ≤ 6kA</text:p>
            </table:table-cell>
            <table:covered-table-cell table:style-name="ce51"/>
            <table:table-cell table:style-name="ce44" table:formula="of:=+[.L8]&amp;&quot;kA ≤ &quot; &amp; [.M13] &amp;&quot;kA&quot;" office:value-type="string" office:string-value="4kA ≤ 6kA" table:number-columns-spanned="2" table:number-rows-spanned="1">
              <text:p>4kA ≤ 6kA</text:p>
            </table:table-cell>
            <table:covered-table-cell table:style-name="ce51"/>
            <table:table-cell table:style-name="ce44" table:formula="of:=+[.N8]&amp;&quot;kA ≤ &quot; &amp; [.O13] &amp;&quot;kA&quot;" office:value-type="string" office:string-value="kA ≤ kA" table:number-columns-spanned="2" table:number-rows-spanned="1">
              <text:p>kA ≤ kA</text:p>
            </table:table-cell>
            <table:covered-table-cell table:style-name="ce51"/>
            <table:table-cell table:number-columns-repeated="241"/>
          </table:table-row>
          <table:table-row table:style-name="ro6" table:visibility="collapse">
            <table:table-cell/>
            <table:covered-table-cell table:style-name="ce8"/>
            <table:table-cell table:style-name="ce19" office:value-type="string">
              <text:p>Condizione <text:s/>I²t (int) &lt; <text:s/>K²S² (cavo)</text:p>
            </table:table-cell>
            <table:table-cell table:style-name="ce44" table:formula="of:=+IF([.D11]=&quot;FUSIBILE&quot;;&quot;Protezione con fusibile&quot;;([.D17]&amp;&quot;kA²s &lt; &quot;&amp;[.D24] &amp;&quot;kA²s&quot;))" office:value-type="string" office:string-value="kA²s &lt; .kA²s" table:number-columns-spanned="2" table:number-rows-spanned="1">
              <text:p>kA²s &lt; .kA²s</text:p>
            </table:table-cell>
            <table:covered-table-cell table:style-name="ce51"/>
            <table:table-cell table:style-name="ce44" table:formula="of:=+IF([.F11]=&quot;FUSIBILE&quot;;&quot;Protezione con fusibile&quot;;([.F17]&amp;&quot;kA²s &lt; &quot;&amp;[.F24] &amp;&quot;kA²s&quot;))" office:value-type="string" office:string-value="5kA²s &lt; 127kA²s" table:number-columns-spanned="2" table:number-rows-spanned="1">
              <text:p>5kA²s &lt; 127kA²s</text:p>
            </table:table-cell>
            <table:covered-table-cell table:style-name="ce51"/>
            <table:table-cell table:style-name="ce44" table:formula="of:=+IF([.H11]=&quot;FUSIBILE&quot;;&quot;Protezione con fusibile&quot;;([.H17]&amp;&quot;kA²s &lt; &quot;&amp;[.H24] &amp;&quot;kA²s&quot;))" office:value-type="string" office:string-value="5kA²s &lt; 127kA²s" table:number-columns-spanned="2" table:number-rows-spanned="1">
              <text:p>5kA²s &lt; 127kA²s</text:p>
            </table:table-cell>
            <table:covered-table-cell table:style-name="ce51"/>
            <table:table-cell table:style-name="ce44" table:formula="of:=+IF([.J11]=&quot;FUSIBILE&quot;;&quot;Protezione con fusibile&quot;;([.J17]&amp;&quot;kA²s &lt; &quot;&amp;[.J24] &amp;&quot;kA²s&quot;))" office:value-type="string" office:string-value="5kA²s &lt; 127kA²s" table:number-columns-spanned="2" table:number-rows-spanned="1">
              <text:p>5kA²s &lt; 127kA²s</text:p>
            </table:table-cell>
            <table:covered-table-cell table:style-name="ce51"/>
            <table:table-cell table:style-name="ce44" table:formula="of:=+IF([.L11]=&quot;FUSIBILE&quot;;&quot;Protezione con fusibile&quot;;([.L17]&amp;&quot;kA²s &lt; &quot;&amp;[.L24] &amp;&quot;kA²s&quot;))" office:value-type="string" office:string-value="5kA²s &lt; 127kA²s" table:number-columns-spanned="2" table:number-rows-spanned="1">
              <text:p>5kA²s &lt; 127kA²s</text:p>
            </table:table-cell>
            <table:covered-table-cell table:style-name="ce51"/>
            <table:table-cell table:style-name="ce44" table:formula="of:=+IF([.N11]=&quot;FUSIBILE&quot;;&quot;Protezione con fusibile&quot;;([.N17]&amp;&quot;kA²s &lt; &quot;&amp;[.N24] &amp;&quot;kA²s&quot;))" office:value-type="string" office:string-value="kA²s &lt; .kA²s" table:number-columns-spanned="2" table:number-rows-spanned="1">
              <text:p>kA²s &lt; .kA²s</text:p>
            </table:table-cell>
            <table:covered-table-cell table:style-name="ce51"/>
            <table:table-cell table:number-columns-repeated="241"/>
          </table:table-row>
          <table:table-row table:style-name="ro7" table:visibility="collapse">
            <table:table-cell/>
            <table:table-cell table:style-name="ce9"/>
            <table:table-cell table:style-name="ce20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style-name="ce44"/>
            <table:table-cell table:style-name="ce51"/>
            <table:table-cell table:number-columns-repeated="241"/>
          </table:table-row>
          <table:table-row table:style-name="ro6" table:visibility="collapse">
            <table:table-cell/>
            <table:table-cell table:style-name="ce8" table:number-columns-spanned="1" table:number-rows-spanned="3"/>
            <table:table-cell table:style-name="ce18" office:value-type="string">
              <text:p>Caduta di tensione</text:p>
            </table:table-cell>
            <table:table-cell table:style-name="ce42" table:formula="of:=+IF([.D49]&lt;4;&quot;OK&quot;;&quot;NO&quot;)" office:value-type="float" office:value="0" table:number-columns-spanned="2" table:number-rows-spanned="1">
              <text:p>#VALORE!</text:p>
            </table:table-cell>
            <table:covered-table-cell table:style-name="ce51"/>
            <table:table-cell table:style-name="ce42" table:formula="of:=+IF([.F49]&lt;4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H49]&lt;4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J49]&lt;4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L49]&lt;4;&quot;OK&quot;;&quot;NO&quot;)" office:value-type="string" office:string-value="OK" table:number-columns-spanned="2" table:number-rows-spanned="1">
              <text:p>OK</text:p>
            </table:table-cell>
            <table:covered-table-cell table:style-name="ce51"/>
            <table:table-cell table:style-name="ce42" table:formula="of:=+IF([.N49]&lt;4;&quot;OK&quot;;&quot;NO&quot;)" office:value-type="float" office:value="0" table:number-columns-spanned="2" table:number-rows-spanned="1">
              <text:p>#VALORE!</text:p>
            </table:table-cell>
            <table:covered-table-cell table:style-name="ce51"/>
            <table:table-cell table:number-columns-repeated="241"/>
          </table:table-row>
          <table:table-row table:style-name="ro6" table:visibility="collapse">
            <table:table-cell/>
            <table:covered-table-cell table:style-name="ce8"/>
            <table:table-cell table:style-name="ce19" office:value-type="string">
              <text:p>CdT linea monte</text:p>
            </table:table-cell>
            <table:table-cell table:style-name="ce46" office:value-type="float" office:value="0" table:number-columns-spanned="2" table:number-rows-spanned="1">
              <text:p>0,00 %</text:p>
            </table:table-cell>
            <table:covered-table-cell table:style-name="ce68"/>
            <table:table-cell table:style-name="ce46" office:value-type="float" office:value="0" table:number-columns-spanned="2" table:number-rows-spanned="1">
              <text:p>0,00 %</text:p>
            </table:table-cell>
            <table:covered-table-cell table:style-name="ce68"/>
            <table:table-cell table:style-name="ce46" office:value-type="float" office:value="0" table:number-columns-spanned="2" table:number-rows-spanned="1">
              <text:p>0,00 %</text:p>
            </table:table-cell>
            <table:covered-table-cell table:style-name="ce68"/>
            <table:table-cell table:style-name="ce46" office:value-type="float" office:value="0" table:number-columns-spanned="2" table:number-rows-spanned="1">
              <text:p>0,00 %</text:p>
            </table:table-cell>
            <table:covered-table-cell table:style-name="ce68"/>
            <table:table-cell table:style-name="ce46" office:value-type="float" office:value="0" table:number-columns-spanned="2" table:number-rows-spanned="1">
              <text:p>0,00 %</text:p>
            </table:table-cell>
            <table:covered-table-cell table:style-name="ce68"/>
            <table:table-cell table:style-name="ce46" office:value-type="float" office:value="0" table:number-columns-spanned="2" table:number-rows-spanned="1">
              <text:p>0,00 %</text:p>
            </table:table-cell>
            <table:covered-table-cell table:style-name="ce68"/>
            <table:table-cell table:number-columns-repeated="241"/>
          </table:table-row>
          <table:table-row table:style-name="ro6" table:visibility="collapse">
            <table:table-cell/>
            <table:covered-table-cell table:style-name="ce8"/>
            <table:table-cell table:style-name="ce19" office:value-type="string">
              <text:p>CdT(linea)+CdT(cavo) &lt; 4%</text:p>
            </table:table-cell>
            <table:table-cell table:style-name="ce44" table:formula="of:=+[.D41]&amp;&quot;+&quot;&amp;[.D68]&amp;&quot;= &quot;&amp;+[.D41]+[.D68] &amp; &quot;%&quot;" office:value-type="float" office:value="0" table:number-columns-spanned="2" table:number-rows-spanned="1">
              <text:p>#VALORE!</text:p>
            </table:table-cell>
            <table:covered-table-cell table:style-name="ce51"/>
            <table:table-cell table:style-name="ce44" table:formula="of:=+[.F41]&amp;&quot;+&quot;&amp;[.F68]&amp;&quot;= &quot;&amp;+[.F41]+[.F68] &amp; &quot;%&quot;" office:value-type="string" office:string-value="0+1= 1%" table:number-columns-spanned="2" table:number-rows-spanned="1">
              <text:p>0+1= 1%</text:p>
            </table:table-cell>
            <table:covered-table-cell table:style-name="ce51"/>
            <table:table-cell table:style-name="ce44" table:formula="of:=+[.H41]&amp;&quot;+&quot;&amp;[.H68]&amp;&quot;= &quot;&amp;+[.H41]+[.H68] &amp; &quot;%&quot;" office:value-type="string" office:string-value="0+1= 1%" table:number-columns-spanned="2" table:number-rows-spanned="1">
              <text:p>0+1= 1%</text:p>
            </table:table-cell>
            <table:covered-table-cell table:style-name="ce51"/>
            <table:table-cell table:style-name="ce44" table:formula="of:=+[.J41]&amp;&quot;+&quot;&amp;[.J68]&amp;&quot;= &quot;&amp;+[.J41]+[.J68] &amp; &quot;%&quot;" office:value-type="string" office:string-value="0+1= 1%" table:number-columns-spanned="2" table:number-rows-spanned="1">
              <text:p>0+1= 1%</text:p>
            </table:table-cell>
            <table:covered-table-cell table:style-name="ce51"/>
            <table:table-cell table:style-name="ce44" table:formula="of:=+[.L41]&amp;&quot;+&quot;&amp;[.L68]&amp;&quot;= &quot;&amp;+[.L41]+[.L68] &amp; &quot;%&quot;" office:value-type="string" office:string-value="0+1= 1%" table:number-columns-spanned="2" table:number-rows-spanned="1">
              <text:p>0+1= 1%</text:p>
            </table:table-cell>
            <table:covered-table-cell table:style-name="ce51"/>
            <table:table-cell table:style-name="ce44" table:formula="of:=+[.N41]&amp;&quot;+&quot;&amp;[.N68]&amp;&quot;= &quot;&amp;+[.N41]+[.N68] &amp; &quot;%&quot;" office:value-type="float" office:value="0" table:number-columns-spanned="2" table:number-rows-spanned="1">
              <text:p>#VALORE!</text:p>
            </table:table-cell>
            <table:covered-table-cell table:style-name="ce51"/>
            <table:table-cell table:number-columns-repeated="241"/>
          </table:table-row>
          <table:table-row table:style-name="ro6" table:visibility="collapse">
            <table:table-cell table:number-columns-repeated="3"/>
            <table:table-cell table:style-name="ce47"/>
            <table:table-cell/>
            <table:table-cell table:style-name="ce47"/>
            <table:table-cell/>
            <table:table-cell table:style-name="ce47"/>
            <table:table-cell/>
            <table:table-cell table:style-name="ce47"/>
            <table:table-cell/>
            <table:table-cell table:style-name="ce47"/>
            <table:table-cell/>
            <table:table-cell table:style-name="ce47"/>
            <table:table-cell table:number-columns-repeated="242"/>
          </table:table-row>
          <table:table-row table:style-name="ro8" table:visibility="collapse">
            <table:table-cell table:number-columns-repeated="3"/>
            <table:table-cell table:style-name="ce47"/>
            <table:table-cell/>
            <table:table-cell table:style-name="ce47"/>
            <table:table-cell/>
            <table:table-cell table:style-name="ce47"/>
            <table:table-cell/>
            <table:table-cell table:style-name="ce47"/>
            <table:table-cell/>
            <table:table-cell table:style-name="ce47"/>
            <table:table-cell/>
            <table:table-cell table:style-name="ce47"/>
            <table:table-cell table:number-columns-repeated="242"/>
          </table:table-row>
        </table:table-row-group>
        <table:table-row-group table:display="false">
          <table:table-row table:style-name="ro8" table:visibility="collapse" table:number-rows-repeated="2">
            <table:table-cell table:number-columns-repeated="3"/>
            <table:table-cell table:style-name="ce47"/>
            <table:table-cell/>
            <table:table-cell table:style-name="ce47"/>
            <table:table-cell/>
            <table:table-cell table:style-name="ce47"/>
            <table:table-cell/>
            <table:table-cell table:style-name="ce47"/>
            <table:table-cell/>
            <table:table-cell table:style-name="ce47"/>
            <table:table-cell/>
            <table:table-cell table:style-name="ce47"/>
            <table:table-cell table:number-columns-repeated="242"/>
          </table:table-row>
          <table:table-row table:style-name="ro8" table:visibility="collapse">
            <table:table-cell/>
            <table:table-cell table:style-name="ce11"/>
            <table:table-cell table:style-name="ce11" office:value-type="string">
              <text:p>Corrente di TARATURA (Ir)</text:p>
            </table:table-cell>
            <table:table-cell table:style-name="ce48" table:formula="of:=+IF([.E14]&gt;0;[.E14];[.D13])" office:value-type="float" office:value="32">
              <text:p>32,00</text:p>
            </table:table-cell>
            <table:table-cell/>
            <table:table-cell table:style-name="ce48" table:formula="of:=+IF([.G14]&gt;0;[.G14];[.F13])" office:value-type="float" office:value="16">
              <text:p>16,00</text:p>
            </table:table-cell>
            <table:table-cell/>
            <table:table-cell table:style-name="ce48" table:formula="of:=+IF([.I14]&gt;0;[.I14];[.H13])" office:value-type="float" office:value="16">
              <text:p>16,00</text:p>
            </table:table-cell>
            <table:table-cell/>
            <table:table-cell table:style-name="ce48" table:formula="of:=+IF([.K14]&gt;0;[.K14];[.J13])" office:value-type="float" office:value="16">
              <text:p>16,00</text:p>
            </table:table-cell>
            <table:table-cell/>
            <table:table-cell table:style-name="ce48" table:formula="of:=+IF([.M14]&gt;0;[.M14];[.L13])" office:value-type="float" office:value="16">
              <text:p>16,00</text:p>
            </table:table-cell>
            <table:table-cell/>
            <table:table-cell table:style-name="ce48" table:formula="of:=+IF([.O14]&gt;0;[.O14];[.N13])" office:value-type="float" office:value="0">
              <text:p>0,00</text:p>
            </table:table-cell>
            <table:table-cell table:number-columns-repeated="242"/>
          </table:table-row>
          <table:table-row table:style-name="ro8" table:visibility="collapse">
            <table:table-cell/>
            <table:table-cell table:style-name="ce11"/>
            <table:table-cell table:style-name="ce11" office:value-type="string">
              <text:p>Corrente di impiego (Ib)</text:p>
            </table:table-cell>
            <table:table-cell table:style-name="ce48" table:formula="of:=+IF([.E9]&gt;0;[.E9];[.D47]*0.6)" office:value-type="float" office:value="19.2">
              <text:p>19,20</text:p>
            </table:table-cell>
            <table:table-cell/>
            <table:table-cell table:style-name="ce48" table:formula="of:=+IF([.G9]&gt;0;[.G9];[.F47]*0.6)" office:value-type="float" office:value="2.5">
              <text:p>2,50</text:p>
            </table:table-cell>
            <table:table-cell/>
            <table:table-cell table:style-name="ce48" table:formula="of:=+IF([.I9]&gt;0;[.I9];[.H47]*0.6)" office:value-type="float" office:value="2.5">
              <text:p>2,50</text:p>
            </table:table-cell>
            <table:table-cell/>
            <table:table-cell table:style-name="ce48" table:formula="of:=+IF([.K9]&gt;0;[.K9];[.J47]*0.6)" office:value-type="float" office:value="2.5">
              <text:p>2,50</text:p>
            </table:table-cell>
            <table:table-cell/>
            <table:table-cell table:style-name="ce48" table:formula="of:=+IF([.M9]&gt;0;[.M9];[.L47]*0.6)" office:value-type="float" office:value="2.5">
              <text:p>2,50</text:p>
            </table:table-cell>
            <table:table-cell/>
            <table:table-cell table:style-name="ce48" table:formula="of:=+IF([.O9]&gt;0;[.O9];[.N47]*0.6)" office:value-type="float" office:value="0">
              <text:p>0,00</text:p>
            </table:table-cell>
            <table:table-cell table:number-columns-repeated="242"/>
          </table:table-row>
          <table:table-row table:style-name="ro8" table:visibility="collapse">
            <table:table-cell/>
            <table:table-cell table:style-name="ce11"/>
            <table:table-cell table:style-name="ce11" office:value-type="string">
              <text:p>Caduta di tensione complessiva</text:p>
            </table:table-cell>
            <table:table-cell table:formula="of:=+[.D41]+[.D68]" office:value-type="float" office:value="0">
              <text:p>#VALORE!</text:p>
            </table:table-cell>
            <table:table-cell/>
            <table:table-cell table:formula="of:=+[.F41]+[.F68]" office:value-type="float" office:value="1">
              <text:p>1</text:p>
            </table:table-cell>
            <table:table-cell/>
            <table:table-cell table:formula="of:=+[.H41]+[.H68]" office:value-type="float" office:value="1">
              <text:p>1</text:p>
            </table:table-cell>
            <table:table-cell/>
            <table:table-cell table:formula="of:=+[.J41]+[.J68]" office:value-type="float" office:value="1">
              <text:p>1</text:p>
            </table:table-cell>
            <table:table-cell/>
            <table:table-cell table:formula="of:=+[.L41]+[.L68]" office:value-type="float" office:value="1">
              <text:p>1</text:p>
            </table:table-cell>
            <table:table-cell/>
            <table:table-cell table:formula="of:=+[.N41]+[.N68]" office:value-type="float" office:value="0">
              <text:p>#VALORE!</text:p>
            </table:table-cell>
            <table:table-cell table:number-columns-repeated="242"/>
          </table:table-row>
          <table:table-row table:style-name="ro8" table:visibility="collapse">
            <table:table-cell/>
            <table:table-cell table:style-name="ce11"/>
            <table:table-cell table:style-name="ce11" office:value-type="string">
              <text:p>1,45*Iz</text:p>
            </table:table-cell>
            <table:table-cell table:formula="of:=ROUND(+1.45*[.D23];1)" office:value-type="float" office:value="0">
              <text:p>0</text:p>
            </table:table-cell>
            <table:table-cell/>
            <table:table-cell table:formula="of:=ROUND(+1.45*[.F23];1)" office:value-type="float" office:value="36.5">
              <text:p>36,5</text:p>
            </table:table-cell>
            <table:table-cell/>
            <table:table-cell table:formula="of:=ROUND(+1.45*[.H23];1)" office:value-type="float" office:value="36.5">
              <text:p>36,5</text:p>
            </table:table-cell>
            <table:table-cell/>
            <table:table-cell table:formula="of:=ROUND(+1.45*[.J23];1)" office:value-type="float" office:value="36.5">
              <text:p>36,5</text:p>
            </table:table-cell>
            <table:table-cell/>
            <table:table-cell table:formula="of:=ROUND(+1.45*[.L23];1)" office:value-type="float" office:value="36.5">
              <text:p>36,5</text:p>
            </table:table-cell>
            <table:table-cell/>
            <table:table-cell table:formula="of:=ROUND(+1.45*[.N23];1)" office:value-type="float" office:value="0">
              <text:p>0</text:p>
            </table:table-cell>
            <table:table-cell table:number-columns-repeated="242"/>
          </table:table-row>
          <table:table-row table:style-name="ro8" table:visibility="collapse">
            <table:table-cell/>
            <table:table-cell table:style-name="ce11" table:number-columns-repeated="2"/>
            <table:table-cell office:value-type="string">
              <text:p>Icc</text:p>
            </table:table-cell>
            <table:table-cell table:style-name="ce51"/>
            <table:table-cell office:value-type="string">
              <text:p>Icc</text:p>
            </table:table-cell>
            <table:table-cell table:style-name="ce51"/>
            <table:table-cell office:value-type="string">
              <text:p>Icc</text:p>
            </table:table-cell>
            <table:table-cell table:style-name="ce51"/>
            <table:table-cell office:value-type="string">
              <text:p>Icc</text:p>
            </table:table-cell>
            <table:table-cell table:style-name="ce51"/>
            <table:table-cell office:value-type="string">
              <text:p>Icc</text:p>
            </table:table-cell>
            <table:table-cell table:style-name="ce51"/>
            <table:table-cell office:value-type="string">
              <text:p>Icc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11"/>
            <table:table-cell table:style-name="ce11" office:value-type="string">
              <text:p>Corrente di cc presunta</text:p>
            </table:table-cell>
            <table:table-cell table:formula="of:=+TEXT([.D8];0)" office:value-type="string" office:string-value="4">
              <text:p>4</text:p>
            </table:table-cell>
            <table:table-cell table:style-name="ce51"/>
            <table:table-cell table:formula="of:=+TEXT([.F8];0)" office:value-type="string" office:string-value="4">
              <text:p>4</text:p>
            </table:table-cell>
            <table:table-cell table:style-name="ce51"/>
            <table:table-cell table:formula="of:=+TEXT([.H8];0)" office:value-type="string" office:string-value="4">
              <text:p>4</text:p>
            </table:table-cell>
            <table:table-cell table:style-name="ce51"/>
            <table:table-cell table:formula="of:=+TEXT([.J8];0)" office:value-type="string" office:string-value="4">
              <text:p>4</text:p>
            </table:table-cell>
            <table:table-cell table:style-name="ce51"/>
            <table:table-cell table:formula="of:=+TEXT([.L8];0)" office:value-type="string" office:string-value="4">
              <text:p>4</text:p>
            </table:table-cell>
            <table:table-cell table:style-name="ce51"/>
            <table:table-cell table:formula="of:=+TEXT([.N8];0)" office:value-type="string" office:string-value="0">
              <text:p>0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11" table:number-columns-repeated="2"/>
            <table:table-cell office:value-type="string">
              <text:p>In</text:p>
            </table:table-cell>
            <table:table-cell table:style-name="ce51"/>
            <table:table-cell office:value-type="string">
              <text:p>In</text:p>
            </table:table-cell>
            <table:table-cell table:style-name="ce51"/>
            <table:table-cell office:value-type="string">
              <text:p>In</text:p>
            </table:table-cell>
            <table:table-cell table:style-name="ce51"/>
            <table:table-cell office:value-type="string">
              <text:p>In</text:p>
            </table:table-cell>
            <table:table-cell table:style-name="ce51"/>
            <table:table-cell office:value-type="string">
              <text:p>In</text:p>
            </table:table-cell>
            <table:table-cell table:style-name="ce51"/>
            <table:table-cell office:value-type="string">
              <text:p>In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11"/>
            <table:table-cell table:style-name="ce11" office:value-type="string">
              <text:p>Corrente nominale</text:p>
            </table:table-cell>
            <table:table-cell table:formula="of:=TEXT([.D13];0)" office:value-type="string" office:string-value="32">
              <text:p>32</text:p>
            </table:table-cell>
            <table:table-cell table:style-name="ce51"/>
            <table:table-cell table:formula="of:=TEXT([.F13];0)" office:value-type="string" office:string-value="16">
              <text:p>16</text:p>
            </table:table-cell>
            <table:table-cell table:style-name="ce51"/>
            <table:table-cell table:formula="of:=TEXT([.H13];0)" office:value-type="string" office:string-value="16">
              <text:p>16</text:p>
            </table:table-cell>
            <table:table-cell table:style-name="ce51"/>
            <table:table-cell table:formula="of:=TEXT([.J13];0)" office:value-type="string" office:string-value="16">
              <text:p>16</text:p>
            </table:table-cell>
            <table:table-cell table:style-name="ce51"/>
            <table:table-cell table:formula="of:=TEXT([.L13];0)" office:value-type="string" office:string-value="16">
              <text:p>16</text:p>
            </table:table-cell>
            <table:table-cell table:style-name="ce51"/>
            <table:table-cell table:formula="of:=TEXT([.N13];0)" office:value-type="string" office:string-value="0">
              <text:p>0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11"/>
            <table:table-cell table:style-name="ce11" office:value-type="string">
              <text:p>Numero car di “Posa linea”</text:p>
            </table:table-cell>
            <table:table-cell table:formula="of:=LEN([.D22])" office:value-type="float" office:value="0">
              <text:p>0</text:p>
            </table:table-cell>
            <table:table-cell table:style-name="ce51"/>
            <table:table-cell table:formula="of:=LEN([.F22])" office:value-type="float" office:value="8">
              <text:p>8</text:p>
            </table:table-cell>
            <table:table-cell table:style-name="ce51"/>
            <table:table-cell table:formula="of:=LEN([.H22])" office:value-type="float" office:value="8">
              <text:p>8</text:p>
            </table:table-cell>
            <table:table-cell table:style-name="ce51"/>
            <table:table-cell table:formula="of:=LEN([.J22])" office:value-type="float" office:value="8">
              <text:p>8</text:p>
            </table:table-cell>
            <table:table-cell table:style-name="ce51"/>
            <table:table-cell table:formula="of:=LEN([.L22])" office:value-type="float" office:value="8">
              <text:p>8</text:p>
            </table:table-cell>
            <table:table-cell table:style-name="ce51"/>
            <table:table-cell table:formula="of:=LEN([.N22])" office:value-type="float" office:value="0">
              <text:p>0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11" table:number-columns-repeated="2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11"/>
            <table:table-cell table:style-name="ce11" office:value-type="string">
              <text:p>ENERGIA SPECIFICA PASSANTE</text:p>
            </table:table-cell>
            <table:table-cell table:formula="of:=+DGET(EP;[.D54];[.D51:.D52])" office:value-type="float" office:value="8">
              <text:p>8</text:p>
            </table:table-cell>
            <table:table-cell table:style-name="ce51"/>
            <table:table-cell table:formula="of:=+DGET(EP;[.F54];[.F51:.F52])" office:value-type="float" office:value="5">
              <text:p>5</text:p>
            </table:table-cell>
            <table:table-cell table:style-name="ce51"/>
            <table:table-cell table:formula="of:=+DGET(EP;[.H54];[.H51:.H52])" office:value-type="float" office:value="5">
              <text:p>5</text:p>
            </table:table-cell>
            <table:table-cell table:style-name="ce51"/>
            <table:table-cell table:formula="of:=+DGET(EP;[.J54];[.J51:.J52])" office:value-type="float" office:value="5">
              <text:p>5</text:p>
            </table:table-cell>
            <table:table-cell table:style-name="ce51"/>
            <table:table-cell table:formula="of:=+DGET(EP;[.L54];[.L51:.L52])" office:value-type="float" office:value="5">
              <text:p>5</text:p>
            </table:table-cell>
            <table:table-cell table:style-name="ce51"/>
            <table:table-cell table:formula="of:=+DGET(EP;[.N54];[.N51:.N52])" office:value-type="float" office:value="0">
              <text:p>Err:504</text:p>
            </table:table-cell>
            <table:table-cell table:style-name="ce51"/>
            <table:table-cell table:number-columns-repeated="241"/>
          </table:table-row>
          <table:table-row table:style-name="ro8" table:visibility="collapse" table:number-rows-repeated="2">
            <table:table-cell/>
            <table:table-cell table:style-name="ce11" table:number-columns-repeated="2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11" table:number-columns-repeated="2"/>
            <table:table-cell office:value-type="string">
              <text:p>POSA</text:p>
            </table:table-cell>
            <table:table-cell table:style-name="ce51"/>
            <table:table-cell office:value-type="string">
              <text:p>POSA</text:p>
            </table:table-cell>
            <table:table-cell table:style-name="ce51"/>
            <table:table-cell office:value-type="string">
              <text:p>POSA</text:p>
            </table:table-cell>
            <table:table-cell table:style-name="ce51"/>
            <table:table-cell office:value-type="string">
              <text:p>POSA</text:p>
            </table:table-cell>
            <table:table-cell table:style-name="ce51"/>
            <table:table-cell office:value-type="string">
              <text:p>POSA</text:p>
            </table:table-cell>
            <table:table-cell table:style-name="ce51"/>
            <table:table-cell office:value-type="string">
              <text:p>POSA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formula="of:=+[.D22]" office:value-type="float" office:value="0">
              <text:p>0</text:p>
            </table:table-cell>
            <table:table-cell table:style-name="ce51"/>
            <table:table-cell table:formula="of:=+[.F22]" office:value-type="string" office:string-value="CANALINA">
              <text:p>CANALINA</text:p>
            </table:table-cell>
            <table:table-cell table:style-name="ce51"/>
            <table:table-cell table:formula="of:=+[.H22]" office:value-type="string" office:string-value="CANALINA">
              <text:p>CANALINA</text:p>
            </table:table-cell>
            <table:table-cell table:style-name="ce51"/>
            <table:table-cell table:formula="of:=+[.J22]" office:value-type="string" office:string-value="CANALINA">
              <text:p>CANALINA</text:p>
            </table:table-cell>
            <table:table-cell table:style-name="ce51"/>
            <table:table-cell table:formula="of:=+[.L22]" office:value-type="string" office:string-value="CANALINA">
              <text:p>CANALINA</text:p>
            </table:table-cell>
            <table:table-cell table:style-name="ce51"/>
            <table:table-cell table:formula="of:=+[.N22]" office:value-type="float" office:value="0">
              <text:p>0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/>
            <table:table-cell table:style-name="ce8" office:value-type="string">
              <text:p>Coefficiente K</text:p>
            </table:table-cell>
            <table:table-cell table:formula="of:=+[.E22]" office:value-type="float" office:value="0">
              <text:p>0</text:p>
            </table:table-cell>
            <table:table-cell table:style-name="ce51"/>
            <table:table-cell table:formula="of:=+[.G22]" office:value-type="float" office:value="0.7">
              <text:p>0,7</text:p>
            </table:table-cell>
            <table:table-cell table:style-name="ce51"/>
            <table:table-cell table:formula="of:=+[.I22]" office:value-type="float" office:value="0.7">
              <text:p>0,7</text:p>
            </table:table-cell>
            <table:table-cell table:style-name="ce51"/>
            <table:table-cell table:formula="of:=+[.K22]" office:value-type="float" office:value="0.7">
              <text:p>0,7</text:p>
            </table:table-cell>
            <table:table-cell table:style-name="ce51"/>
            <table:table-cell table:formula="of:=+[.M22]" office:value-type="float" office:value="0.7">
              <text:p>0,7</text:p>
            </table:table-cell>
            <table:table-cell table:style-name="ce51"/>
            <table:table-cell table:formula="of:=+[.O22]" office:value-type="float" office:value="0">
              <text:p>0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/>
            <table:table-cell table:style-name="ce8" office:value-type="string">
              <text:p>Conduttori attivi (2/3)</text:p>
            </table:table-cell>
            <table:table-cell table:formula="of:=+IF([.D9]=400;3;2)" office:value-type="float" office:value="3">
              <text:p>3</text:p>
            </table:table-cell>
            <table:table-cell table:style-name="ce51"/>
            <table:table-cell table:formula="of:=+IF([.F9]=400;3;2)" office:value-type="float" office:value="2">
              <text:p>2</text:p>
            </table:table-cell>
            <table:table-cell table:style-name="ce51"/>
            <table:table-cell table:formula="of:=+IF([.H9]=400;3;2)" office:value-type="float" office:value="2">
              <text:p>2</text:p>
            </table:table-cell>
            <table:table-cell table:style-name="ce51"/>
            <table:table-cell table:formula="of:=+IF([.J9]=400;3;2)" office:value-type="float" office:value="2">
              <text:p>2</text:p>
            </table:table-cell>
            <table:table-cell table:style-name="ce51"/>
            <table:table-cell table:formula="of:=+IF([.L9]=400;3;2)" office:value-type="float" office:value="2">
              <text:p>2</text:p>
            </table:table-cell>
            <table:table-cell table:style-name="ce51"/>
            <table:table-cell table:formula="of:=+IF([.N9]=400;3;2)" office:value-type="float" office:value="2">
              <text:p>2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/>
            <table:table-cell table:style-name="ce8" office:value-type="string">
              <text:p>Tipo di cavo</text:p>
            </table:table-cell>
            <table:table-cell table:formula="of:=+IF(MID([.D19];1;3)=&quot;FG7&quot;;&quot;G&quot;;&quot;P&quot;)" office:value-type="string" office:string-value="P">
              <text:p>P</text:p>
            </table:table-cell>
            <table:table-cell table:style-name="ce51"/>
            <table:table-cell table:formula="of:=+IF(MID([.F19];1;3)=&quot;FG7&quot;;&quot;G&quot;;&quot;P&quot;)" office:value-type="string" office:string-value="G">
              <text:p>G</text:p>
            </table:table-cell>
            <table:table-cell table:style-name="ce51"/>
            <table:table-cell table:formula="of:=+IF(MID([.H19];1;3)=&quot;FG7&quot;;&quot;G&quot;;&quot;P&quot;)" office:value-type="string" office:string-value="G">
              <text:p>G</text:p>
            </table:table-cell>
            <table:table-cell table:style-name="ce51"/>
            <table:table-cell table:formula="of:=+IF(MID([.J19];1;3)=&quot;FG7&quot;;&quot;G&quot;;&quot;P&quot;)" office:value-type="string" office:string-value="G">
              <text:p>G</text:p>
            </table:table-cell>
            <table:table-cell table:style-name="ce51"/>
            <table:table-cell table:formula="of:=+IF(MID([.L19];1;3)=&quot;FG7&quot;;&quot;G&quot;;&quot;P&quot;)" office:value-type="string" office:string-value="G">
              <text:p>G</text:p>
            </table:table-cell>
            <table:table-cell table:style-name="ce51"/>
            <table:table-cell table:formula="of:=+IF(MID([.N19];1;3)=&quot;FG7&quot;;&quot;G&quot;;&quot;P&quot;)" office:value-type="string" office:string-value="P">
              <text:p>P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office:value-type="string">
              <text:p>SEZ</text:p>
            </table:table-cell>
            <table:table-cell table:style-name="ce51"/>
            <table:table-cell office:value-type="string">
              <text:p>SEZ</text:p>
            </table:table-cell>
            <table:table-cell table:style-name="ce51"/>
            <table:table-cell office:value-type="string">
              <text:p>SEZ</text:p>
            </table:table-cell>
            <table:table-cell table:style-name="ce51"/>
            <table:table-cell office:value-type="string">
              <text:p>SEZ</text:p>
            </table:table-cell>
            <table:table-cell table:style-name="ce51"/>
            <table:table-cell office:value-type="string">
              <text:p>SEZ</text:p>
            </table:table-cell>
            <table:table-cell table:style-name="ce51"/>
            <table:table-cell office:value-type="string">
              <text:p>SEZ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formula="of:=+[.D21]" office:value-type="float" office:value="0">
              <text:p>0</text:p>
            </table:table-cell>
            <table:table-cell table:style-name="ce51"/>
            <table:table-cell table:formula="of:=+[.F21]" office:value-type="float" office:value="2.5">
              <text:p>2,5</text:p>
            </table:table-cell>
            <table:table-cell table:style-name="ce51"/>
            <table:table-cell table:formula="of:=+[.H21]" office:value-type="float" office:value="2.5">
              <text:p>2,5</text:p>
            </table:table-cell>
            <table:table-cell table:style-name="ce51"/>
            <table:table-cell table:formula="of:=+[.J21]" office:value-type="float" office:value="2.5">
              <text:p>2,5</text:p>
            </table:table-cell>
            <table:table-cell table:style-name="ce51"/>
            <table:table-cell table:formula="of:=+[.L21]" office:value-type="float" office:value="2.5">
              <text:p>2,5</text:p>
            </table:table-cell>
            <table:table-cell table:style-name="ce51"/>
            <table:table-cell table:formula="of:=+[.N21]" office:value-type="float" office:value="0">
              <text:p>0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/>
            <table:table-cell table:style-name="ce8" office:value-type="string">
              <text:p>da tab CADUTATENSIONE</text:p>
            </table:table-cell>
            <table:table-cell table:formula="of:=+(DGET(CADUTATENSIONE;[.D63];[.D65:.D66]))" office:value-type="float" office:value="0">
              <text:p>#VALORE!</text:p>
            </table:table-cell>
            <table:table-cell table:style-name="ce51"/>
            <table:table-cell table:formula="of:=+(DGET(CADUTATENSIONE;[.F63];[.F65:.F66]))" office:value-type="float" office:value="18.2">
              <text:p>18,2</text:p>
            </table:table-cell>
            <table:table-cell table:style-name="ce51"/>
            <table:table-cell table:formula="of:=+(DGET(CADUTATENSIONE;[.H63];[.H65:.H66]))" office:value-type="float" office:value="18.2">
              <text:p>18,2</text:p>
            </table:table-cell>
            <table:table-cell table:style-name="ce51"/>
            <table:table-cell table:formula="of:=+(DGET(CADUTATENSIONE;[.J63];[.J65:.J66]))" office:value-type="float" office:value="18.2">
              <text:p>18,2</text:p>
            </table:table-cell>
            <table:table-cell table:style-name="ce51"/>
            <table:table-cell table:formula="of:=+(DGET(CADUTATENSIONE;[.L63];[.L65:.L66]))" office:value-type="float" office:value="18.2">
              <text:p>18,2</text:p>
            </table:table-cell>
            <table:table-cell table:style-name="ce51"/>
            <table:table-cell table:formula="of:=+(DGET(CADUTATENSIONE;[.N63];[.N65:.N66]))" office:value-type="float" office:value="0">
              <text:p>#VALORE!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/>
            <table:table-cell table:style-name="ce8" office:value-type="string">
              <text:p>Caduta di tensione</text:p>
            </table:table-cell>
            <table:table-cell table:style-name="ce49" table:formula="of:=+ROUND([.D67]*[.D48]*[.E21]/[.D9]/1000*100;1)" office:value-type="float" office:value="0">
              <text:p>#VALORE!</text:p>
            </table:table-cell>
            <table:table-cell table:style-name="ce51"/>
            <table:table-cell table:style-name="ce49" table:formula="of:=+ROUND([.F67]*[.F48]*[.G21]/[.F9]/1000*100;1)" office:value-type="float" office:value="1">
              <text:p>1,0 %</text:p>
            </table:table-cell>
            <table:table-cell table:style-name="ce51"/>
            <table:table-cell table:style-name="ce49" table:formula="of:=+ROUND([.H67]*[.H48]*[.I21]/[.H9]/1000*100;1)" office:value-type="float" office:value="1">
              <text:p>1,0 %</text:p>
            </table:table-cell>
            <table:table-cell table:style-name="ce51"/>
            <table:table-cell table:style-name="ce49" table:formula="of:=+ROUND([.J67]*[.J48]*[.K21]/[.J9]/1000*100;1)" office:value-type="float" office:value="1">
              <text:p>1,0 %</text:p>
            </table:table-cell>
            <table:table-cell table:style-name="ce51"/>
            <table:table-cell table:style-name="ce49" table:formula="of:=+ROUND([.L67]*[.L48]*[.M21]/[.L9]/1000*100;1)" office:value-type="float" office:value="1">
              <text:p>1,0 %</text:p>
            </table:table-cell>
            <table:table-cell table:style-name="ce51"/>
            <table:table-cell table:style-name="ce49" table:formula="of:=+ROUND([.N67]*[.N48]*[.O21]/[.N9]/1000*100;1)" office:value-type="float" office:value="0">
              <text:p>#VALORE!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/>
            <table:table-cell table:style-name="ce8" office:value-type="string">
              <text:p>Colonna TAB POSACOLONNA</text:p>
            </table:table-cell>
            <table:table-cell table:formula="of:=+DGET(POSACOLONNA;[.D63]&amp;[.D64];[.D60:.D61])" office:value-type="float" office:value="777">
              <text:p>777</text:p>
            </table:table-cell>
            <table:table-cell table:style-name="ce51"/>
            <table:table-cell table:formula="of:=+DGET(POSACOLONNA;[.F63]&amp;[.F64];[.F60:.F61])" office:value-type="float" office:value="9">
              <text:p>9</text:p>
            </table:table-cell>
            <table:table-cell table:style-name="ce51"/>
            <table:table-cell table:formula="of:=+DGET(POSACOLONNA;[.H63]&amp;[.H64];[.H60:.H61])" office:value-type="float" office:value="9">
              <text:p>9</text:p>
            </table:table-cell>
            <table:table-cell table:style-name="ce51"/>
            <table:table-cell table:formula="of:=+DGET(POSACOLONNA;[.J63]&amp;[.J64];[.J60:.J61])" office:value-type="float" office:value="9">
              <text:p>9</text:p>
            </table:table-cell>
            <table:table-cell table:style-name="ce51"/>
            <table:table-cell table:formula="of:=+DGET(POSACOLONNA;[.L63]&amp;[.L64];[.L60:.L61])" office:value-type="float" office:value="9">
              <text:p>9</text:p>
            </table:table-cell>
            <table:table-cell table:style-name="ce51"/>
            <table:table-cell table:formula="of:=+DGET(POSACOLONNA;[.N63]&amp;[.N64];[.N60:.N61])" office:value-type="float" office:value="777">
              <text:p>777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/>
            <table:table-cell table:style-name="ce8" office:value-type="string">
              <text:p>E' FUSIBILE???</text:p>
            </table:table-cell>
            <table:table-cell table:formula="of:=IF([.D11]=&quot;FUSIBILE&quot;;1;0)" office:value-type="float" office:value="0">
              <text:p>0</text:p>
            </table:table-cell>
            <table:table-cell table:style-name="ce69"/>
            <table:table-cell table:formula="of:=IF([.F11]=&quot;FUSIBILE&quot;;1;0)" office:value-type="float" office:value="0">
              <text:p>0</text:p>
            </table:table-cell>
            <table:table-cell table:style-name="ce69"/>
            <table:table-cell table:formula="of:=IF([.H11]=&quot;FUSIBILE&quot;;1;0)" office:value-type="float" office:value="0">
              <text:p>0</text:p>
            </table:table-cell>
            <table:table-cell table:style-name="ce69"/>
            <table:table-cell table:formula="of:=IF([.J11]=&quot;FUSIBILE&quot;;1;0)" office:value-type="float" office:value="0">
              <text:p>0</text:p>
            </table:table-cell>
            <table:table-cell table:style-name="ce69"/>
            <table:table-cell table:formula="of:=IF([.L11]=&quot;FUSIBILE&quot;;1;0)" office:value-type="float" office:value="0">
              <text:p>0</text:p>
            </table:table-cell>
            <table:table-cell table:style-name="ce69"/>
            <table:table-cell table:formula="of:=IF([.N11]=&quot;FUSIBILE&quot;;1;0)" office:value-type="float" office:value="0">
              <text:p>0</text:p>
            </table:table-cell>
            <table:table-cell table:style-name="ce69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/>
            <table:table-cell table:style-name="ce69"/>
            <table:table-cell/>
            <table:table-cell table:style-name="ce69"/>
            <table:table-cell/>
            <table:table-cell table:style-name="ce69"/>
            <table:table-cell/>
            <table:table-cell table:style-name="ce69"/>
            <table:table-cell/>
            <table:table-cell table:style-name="ce69"/>
            <table:table-cell/>
            <table:table-cell table:style-name="ce69"/>
            <table:table-cell table:number-columns-repeated="241"/>
          </table:table-row>
          <table:table-row table:style-name="ro8" table:visibility="collapse">
            <table:table-cell/>
            <table:table-cell table:style-name="ce8"/>
            <table:table-cell table:style-name="ce8" office:value-type="string">
              <text:p>Portata cavo * coefficiente</text:p>
            </table:table-cell>
            <table:table-cell table:formula="of:=+DGET(PORTATACAVO;[.D69]+1;[.D65:.D66])*[.D62]" office:value-type="float" office:value="0">
              <text:p>Err:504</text:p>
            </table:table-cell>
            <table:table-cell table:style-name="ce69"/>
            <table:table-cell table:formula="of:=+DGET(PORTATACAVO;[.F69]+1;[.F65:.F66])*[.F62]" office:value-type="float" office:value="25.2">
              <text:p>25,2</text:p>
            </table:table-cell>
            <table:table-cell table:style-name="ce69"/>
            <table:table-cell table:formula="of:=+DGET(PORTATACAVO;[.H69]+1;[.H65:.H66])*[.H62]" office:value-type="float" office:value="25.2">
              <text:p>25,2</text:p>
            </table:table-cell>
            <table:table-cell table:style-name="ce69"/>
            <table:table-cell table:formula="of:=+DGET(PORTATACAVO;[.J69]+1;[.J65:.J66])*[.J62]" office:value-type="float" office:value="25.2">
              <text:p>25,2</text:p>
            </table:table-cell>
            <table:table-cell table:style-name="ce69"/>
            <table:table-cell table:formula="of:=+DGET(PORTATACAVO;[.L69]+1;[.L65:.L66])*[.L62]" office:value-type="float" office:value="25.2">
              <text:p>25,2</text:p>
            </table:table-cell>
            <table:table-cell table:style-name="ce69"/>
            <table:table-cell table:formula="of:=+DGET(PORTATACAVO;[.N69]+1;[.N65:.N66])*[.N62]" office:value-type="float" office:value="0">
              <text:p>Err:504</text:p>
            </table:table-cell>
            <table:table-cell table:style-name="ce69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/>
            <table:table-cell table:style-name="ce69"/>
            <table:table-cell/>
            <table:table-cell table:style-name="ce69"/>
            <table:table-cell/>
            <table:table-cell table:style-name="ce69"/>
            <table:table-cell/>
            <table:table-cell table:style-name="ce69"/>
            <table:table-cell/>
            <table:table-cell table:style-name="ce69"/>
            <table:table-cell/>
            <table:table-cell table:style-name="ce69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style-name="ce47"/>
            <table:table-cell table:style-name="ce69"/>
            <table:table-cell table:style-name="ce47"/>
            <table:table-cell table:style-name="ce69"/>
            <table:table-cell table:style-name="ce47"/>
            <table:table-cell table:style-name="ce69"/>
            <table:table-cell table:style-name="ce47"/>
            <table:table-cell table:style-name="ce69"/>
            <table:table-cell table:style-name="ce47"/>
            <table:table-cell table:style-name="ce69"/>
            <table:table-cell table:style-name="ce47"/>
            <table:table-cell table:style-name="ce69"/>
            <table:table-cell table:number-columns-repeated="241"/>
          </table:table-row>
          <table:table-row table:style-name="ro8" table:visibility="collapse" table:number-rows-repeated="2">
            <table:table-cell/>
            <table:table-cell table:style-name="ce8" table:number-columns-repeated="2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style-name="ce50" office:value-type="string">
              <text:p>FUSIBILE</text:p>
            </table:table-cell>
            <table:table-cell table:style-name="ce51"/>
            <table:table-cell table:style-name="ce50" office:value-type="string">
              <text:p>FUSIBILE</text:p>
            </table:table-cell>
            <table:table-cell table:style-name="ce51"/>
            <table:table-cell table:style-name="ce50" office:value-type="string">
              <text:p>FUSIBILE</text:p>
            </table:table-cell>
            <table:table-cell table:style-name="ce51"/>
            <table:table-cell table:style-name="ce50" office:value-type="string">
              <text:p>FUSIBILE</text:p>
            </table:table-cell>
            <table:table-cell table:style-name="ce51"/>
            <table:table-cell table:style-name="ce50" office:value-type="string">
              <text:p>FUSIBILE</text:p>
            </table:table-cell>
            <table:table-cell table:style-name="ce51"/>
            <table:table-cell table:style-name="ce50" office:value-type="string">
              <text:p>FUSIBILE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style-name="ce50" office:value-type="string">
              <text:p>MAGNETO TERMICO</text:p>
            </table:table-cell>
            <table:table-cell table:style-name="ce51"/>
            <table:table-cell table:style-name="ce50" office:value-type="string">
              <text:p>MAGNETO TERMICO</text:p>
            </table:table-cell>
            <table:table-cell table:style-name="ce51"/>
            <table:table-cell table:style-name="ce50" office:value-type="string">
              <text:p>MAGNETO TERMICO</text:p>
            </table:table-cell>
            <table:table-cell table:style-name="ce51"/>
            <table:table-cell table:style-name="ce50" office:value-type="string">
              <text:p>MAGNETO TERMICO</text:p>
            </table:table-cell>
            <table:table-cell table:style-name="ce51"/>
            <table:table-cell table:style-name="ce50" office:value-type="string">
              <text:p>MAGNETO TERMICO</text:p>
            </table:table-cell>
            <table:table-cell table:style-name="ce51"/>
            <table:table-cell table:style-name="ce50" office:value-type="string">
              <text:p>MAGNETO TERMICO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style-name="ce50"/>
            <table:table-cell table:style-name="ce51"/>
            <table:table-cell table:style-name="ce50"/>
            <table:table-cell table:style-name="ce51"/>
            <table:table-cell table:style-name="ce50"/>
            <table:table-cell table:style-name="ce51"/>
            <table:table-cell table:style-name="ce50"/>
            <table:table-cell table:style-name="ce51"/>
            <table:table-cell table:style-name="ce50"/>
            <table:table-cell table:style-name="ce51"/>
            <table:table-cell table:style-name="ce50"/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style-name="ce50" office:value-type="string">
              <text:p>FG7 0,6/1KV</text:p>
            </table:table-cell>
            <table:table-cell table:style-name="ce51"/>
            <table:table-cell table:style-name="ce50" office:value-type="string">
              <text:p>FG7 0,6/1KV</text:p>
            </table:table-cell>
            <table:table-cell table:style-name="ce51"/>
            <table:table-cell table:style-name="ce50" office:value-type="string">
              <text:p>FG7 0,6/1KV</text:p>
            </table:table-cell>
            <table:table-cell table:style-name="ce51"/>
            <table:table-cell table:style-name="ce50" office:value-type="string">
              <text:p>FG7 0,6/1KV</text:p>
            </table:table-cell>
            <table:table-cell table:style-name="ce51"/>
            <table:table-cell table:style-name="ce50" office:value-type="string">
              <text:p>FG7 0,6/1KV</text:p>
            </table:table-cell>
            <table:table-cell table:style-name="ce51"/>
            <table:table-cell table:style-name="ce50" office:value-type="string">
              <text:p>FG7 0,6/1KV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style-name="ce50" office:value-type="string">
              <text:p>N07V-K 450/750V</text:p>
            </table:table-cell>
            <table:table-cell table:style-name="ce51"/>
            <table:table-cell table:style-name="ce50" office:value-type="string">
              <text:p>N07V-K 450/750V</text:p>
            </table:table-cell>
            <table:table-cell table:style-name="ce51"/>
            <table:table-cell table:style-name="ce50" office:value-type="string">
              <text:p>N07V-K 450/750V</text:p>
            </table:table-cell>
            <table:table-cell table:style-name="ce51"/>
            <table:table-cell table:style-name="ce50" office:value-type="string">
              <text:p>N07V-K 450/750V</text:p>
            </table:table-cell>
            <table:table-cell table:style-name="ce51"/>
            <table:table-cell table:style-name="ce50" office:value-type="string">
              <text:p>N07V-K 450/750V</text:p>
            </table:table-cell>
            <table:table-cell table:style-name="ce51"/>
            <table:table-cell table:style-name="ce50" office:value-type="string">
              <text:p>N07V-K 450/750V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style-name="ce50" office:value-type="string">
              <text:p>N1VV-K <text:s/>0,6/1kV</text:p>
            </table:table-cell>
            <table:table-cell table:style-name="ce51"/>
            <table:table-cell table:style-name="ce50" office:value-type="string">
              <text:p>N1VV-K <text:s/>0,6/1kV</text:p>
            </table:table-cell>
            <table:table-cell table:style-name="ce51"/>
            <table:table-cell table:style-name="ce50" office:value-type="string">
              <text:p>N1VV-K <text:s/>0,6/1kV</text:p>
            </table:table-cell>
            <table:table-cell table:style-name="ce51"/>
            <table:table-cell table:style-name="ce50" office:value-type="string">
              <text:p>N1VV-K <text:s/>0,6/1kV</text:p>
            </table:table-cell>
            <table:table-cell table:style-name="ce51"/>
            <table:table-cell table:style-name="ce50" office:value-type="string">
              <text:p>N1VV-K <text:s/>0,6/1kV</text:p>
            </table:table-cell>
            <table:table-cell table:style-name="ce51"/>
            <table:table-cell table:style-name="ce50" office:value-type="string">
              <text:p>N1VV-K <text:s/>0,6/1kV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style-name="ce50" office:value-type="string">
              <text:p>FROR 450/750V</text:p>
            </table:table-cell>
            <table:table-cell table:style-name="ce51"/>
            <table:table-cell table:style-name="ce50" office:value-type="string">
              <text:p>FROR 450/750V</text:p>
            </table:table-cell>
            <table:table-cell table:style-name="ce51"/>
            <table:table-cell table:style-name="ce50" office:value-type="string">
              <text:p>FROR 450/750V</text:p>
            </table:table-cell>
            <table:table-cell table:style-name="ce51"/>
            <table:table-cell table:style-name="ce50" office:value-type="string">
              <text:p>FROR 450/750V</text:p>
            </table:table-cell>
            <table:table-cell table:style-name="ce51"/>
            <table:table-cell table:style-name="ce50" office:value-type="string">
              <text:p>FROR 450/750V</text:p>
            </table:table-cell>
            <table:table-cell table:style-name="ce51"/>
            <table:table-cell table:style-name="ce50" office:value-type="string">
              <text:p>FROR 450/750V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table:style-name="ce50"/>
            <table:table-cell table:style-name="ce51"/>
            <table:table-cell table:style-name="ce50"/>
            <table:table-cell table:style-name="ce51"/>
            <table:table-cell table:style-name="ce50"/>
            <table:table-cell table:style-name="ce51"/>
            <table:table-cell table:style-name="ce50"/>
            <table:table-cell table:style-name="ce51"/>
            <table:table-cell table:style-name="ce50"/>
            <table:table-cell table:style-name="ce51"/>
            <table:table-cell table:style-name="ce50"/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office:value-type="string">
              <text:p>CANALINA</text:p>
            </table:table-cell>
            <table:table-cell table:style-name="ce51"/>
            <table:table-cell office:value-type="string">
              <text:p>CANALINA</text:p>
            </table:table-cell>
            <table:table-cell table:style-name="ce51"/>
            <table:table-cell office:value-type="string">
              <text:p>CANALINA</text:p>
            </table:table-cell>
            <table:table-cell table:style-name="ce51"/>
            <table:table-cell office:value-type="string">
              <text:p>CANALINA</text:p>
            </table:table-cell>
            <table:table-cell table:style-name="ce51"/>
            <table:table-cell office:value-type="string">
              <text:p>CANALINA</text:p>
            </table:table-cell>
            <table:table-cell table:style-name="ce51"/>
            <table:table-cell office:value-type="string">
              <text:p>CANALINA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office:value-type="string">
              <text:p>TUBO</text:p>
            </table:table-cell>
            <table:table-cell table:style-name="ce51"/>
            <table:table-cell office:value-type="string">
              <text:p>TUBO</text:p>
            </table:table-cell>
            <table:table-cell table:style-name="ce51"/>
            <table:table-cell office:value-type="string">
              <text:p>TUBO</text:p>
            </table:table-cell>
            <table:table-cell table:style-name="ce51"/>
            <table:table-cell office:value-type="string">
              <text:p>TUBO</text:p>
            </table:table-cell>
            <table:table-cell table:style-name="ce51"/>
            <table:table-cell office:value-type="string">
              <text:p>TUBO</text:p>
            </table:table-cell>
            <table:table-cell table:style-name="ce51"/>
            <table:table-cell office:value-type="string">
              <text:p>TUBO</text:p>
            </table:table-cell>
            <table:table-cell table:style-name="ce51"/>
            <table:table-cell table:number-columns-repeated="241"/>
          </table:table-row>
          <table:table-row table:style-name="ro8" table:visibility="collapse">
            <table:table-cell/>
            <table:table-cell table:style-name="ce8" table:number-columns-repeated="2"/>
            <table:table-cell office:value-type="string">
              <text:p>CUNICOLO</text:p>
            </table:table-cell>
            <table:table-cell table:style-name="ce51"/>
            <table:table-cell office:value-type="string">
              <text:p>CUNICOLO</text:p>
            </table:table-cell>
            <table:table-cell table:style-name="ce51"/>
            <table:table-cell office:value-type="string">
              <text:p>CUNICOLO</text:p>
            </table:table-cell>
            <table:table-cell table:style-name="ce51"/>
            <table:table-cell office:value-type="string">
              <text:p>CUNICOLO</text:p>
            </table:table-cell>
            <table:table-cell table:style-name="ce51"/>
            <table:table-cell office:value-type="string">
              <text:p>CUNICOLO</text:p>
            </table:table-cell>
            <table:table-cell table:style-name="ce51"/>
            <table:table-cell office:value-type="string">
              <text:p>CUNICOLO</text:p>
            </table:table-cell>
            <table:table-cell table:style-name="ce51"/>
            <table:table-cell table:number-columns-repeated="241"/>
          </table:table-row>
          <table:table-row table:style-name="ro8" table:visibility="collapse" table:number-rows-repeated="2">
            <table:table-cell table:number-columns-repeated="4"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 table:number-columns-repeated="241"/>
          </table:table-row>
          <table:table-row table:style-name="ro8" table:visibility="collapse">
            <table:table-cell table:number-columns-repeated="2"/>
            <table:table-cell table:style-name="Default" office:value-type="string">
              <text:p>ALTEZZA RIGA 0,67</text:p>
            </table:table-cell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 table:number-columns-repeated="241"/>
          </table:table-row>
          <table:table-row table:style-name="ro8" table:visibility="collapse">
            <table:table-cell table:number-columns-repeated="2"/>
            <table:table-cell table:style-name="Default" office:value-type="string">
              <text:p>LARGHEZZA COLONNA 2,5</text:p>
            </table:table-cell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 table:number-columns-repeated="241"/>
          </table:table-row>
          <table:table-row table:style-name="ro8" table:visibility="collapse" table:number-rows-repeated="3">
            <table:table-cell table:number-columns-repeated="4"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/>
            <table:table-cell table:style-name="ce51"/>
            <table:table-cell table:number-columns-repeated="241"/>
          </table:table-row>
        </table:table-row-group>
        <table:table-row table:style-name="ro8" table:number-rows-repeated="31862">
          <table:table-cell table:number-columns-repeated="4"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/>
          <table:table-cell table:style-name="ce51"/>
          <table:table-cell table:number-columns-repeated="241"/>
        </table:table-row>
        <table:table-row table:style-name="ro8" table:number-rows-repeated="33578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Tabelle" table:style-name="ta2" table:print="false">
        <table:table-column table:style-name="co7" table:default-cell-style-name="ce71"/>
        <table:table-column table:style-name="co8" table:default-cell-style-name="ce71"/>
        <table:table-column table:style-name="co9" table:default-cell-style-name="ce71"/>
        <table:table-column table:style-name="co10" table:default-cell-style-name="ce71"/>
        <table:table-column table:style-name="co11" table:number-columns-repeated="2" table:default-cell-style-name="ce71"/>
        <table:table-column table:style-name="co12" table:default-cell-style-name="ce71"/>
        <table:table-column table:style-name="co11" table:default-cell-style-name="ce71"/>
        <table:table-column table:style-name="co13" table:default-cell-style-name="ce71"/>
        <table:table-column table:style-name="co11" table:number-columns-repeated="9" table:default-cell-style-name="ce71"/>
        <table:table-column table:style-name="co14" table:default-cell-style-name="ce71"/>
        <table:table-column table:style-name="co15" table:default-cell-style-name="ce71"/>
        <table:table-column table:style-name="co16" table:number-columns-repeated="235" table:default-cell-style-name="ce71"/>
        <table:table-column table:style-name="co16" table:default-cell-style-name="Default"/>
        <table:table-row table:style-name="ro8">
          <table:table-cell table:style-name="ce70"/>
          <table:table-cell table:style-name="ce72" office:value-type="string">
            <text:p>Aposa</text:p>
          </table:table-cell>
          <table:table-cell table:style-name="ce81" table:number-columns-repeated="4"/>
          <table:table-cell table:style-name="ce76" table:number-columns-repeated="9"/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3" office:value-type="string">
            <text:p>POSA</text:p>
          </table:table-cell>
          <table:table-cell table:style-name="ce82" office:value-type="string">
            <text:p>3P</text:p>
          </table:table-cell>
          <table:table-cell table:style-name="ce82" office:value-type="string">
            <text:p>2P</text:p>
          </table:table-cell>
          <table:table-cell table:style-name="ce82" office:value-type="string">
            <text:p>3G</text:p>
          </table:table-cell>
          <table:table-cell table:style-name="ce87" office:value-type="string">
            <text:p>2G</text:p>
          </table:table-cell>
          <table:table-cell table:style-name="ce76" office:value-type="string">
            <text:p>desc_pos</text:p>
          </table:table-cell>
          <table:table-cell table:style-name="ce76" table:number-columns-repeated="8"/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4" office:value-type="string">
            <text:p>A</text:p>
          </table:table-cell>
          <table:table-cell table:style-name="ce76" office:value-type="float" office:value="1">
            <text:p>1</text:p>
          </table:table-cell>
          <table:table-cell table:style-name="ce76" office:value-type="float" office:value="2">
            <text:p>2</text:p>
          </table:table-cell>
          <table:table-cell table:style-name="ce76" office:value-type="float" office:value="4">
            <text:p>4</text:p>
          </table:table-cell>
          <table:table-cell table:style-name="ce88" office:value-type="float" office:value="5">
            <text:p>5</text:p>
          </table:table-cell>
          <table:table-cell table:style-name="ce76" table:number-columns-repeated="9"/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4" office:value-type="string">
            <text:p>B</text:p>
          </table:table-cell>
          <table:table-cell table:style-name="ce76" office:value-type="float" office:value="3">
            <text:p>3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88" office:value-type="float" office:value="7">
            <text:p>7</text:p>
          </table:table-cell>
          <table:table-cell table:style-name="ce76" office:value-type="string">
            <text:p>TUBO</text:p>
          </table:table-cell>
          <table:table-cell table:style-name="ce76" table:number-columns-repeated="8"/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4" office:value-type="string">
            <text:p>C</text:p>
          </table:table-cell>
          <table:table-cell table:style-name="ce76" office:value-type="float" office:value="4">
            <text:p>4</text:p>
          </table:table-cell>
          <table:table-cell table:style-name="ce76" office:value-type="float" office:value="5">
            <text:p>5</text:p>
          </table:table-cell>
          <table:table-cell table:style-name="ce76" office:value-type="float" office:value="6">
            <text:p>6</text:p>
          </table:table-cell>
          <table:table-cell table:style-name="ce88" office:value-type="float" office:value="8">
            <text:p>8</text:p>
          </table:table-cell>
          <table:table-cell table:style-name="ce76" table:number-columns-repeated="9"/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4" office:value-type="string">
            <text:p>D</text:p>
          </table:table-cell>
          <table:table-cell table:style-name="ce76" office:value-type="float" office:value="11">
            <text:p>11</text:p>
          </table:table-cell>
          <table:table-cell table:style-name="ce76" office:value-type="float" office:value="10">
            <text:p>10</text:p>
          </table:table-cell>
          <table:table-cell table:style-name="ce76" office:value-type="float" office:value="13">
            <text:p>13</text:p>
          </table:table-cell>
          <table:table-cell table:style-name="ce88" office:value-type="float" office:value="12">
            <text:p>12</text:p>
          </table:table-cell>
          <table:table-cell table:style-name="ce76" office:value-type="string">
            <text:p>CUNICOLO</text:p>
          </table:table-cell>
          <table:table-cell table:style-name="ce76" table:number-columns-repeated="8"/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5" office:value-type="string">
            <text:p>E</text:p>
          </table:table-cell>
          <table:table-cell table:style-name="ce83" office:value-type="float" office:value="5">
            <text:p>5</text:p>
          </table:table-cell>
          <table:table-cell table:style-name="ce83" office:value-type="float" office:value="6">
            <text:p>6</text:p>
          </table:table-cell>
          <table:table-cell table:style-name="ce83" office:value-type="float" office:value="7">
            <text:p>7</text:p>
          </table:table-cell>
          <table:table-cell table:style-name="ce89" office:value-type="float" office:value="9">
            <text:p>9</text:p>
          </table:table-cell>
          <table:table-cell table:style-name="ce76" office:value-type="string">
            <text:p>CANALINA</text:p>
          </table:table-cell>
          <table:table-cell table:style-name="ce76" table:number-columns-repeated="8"/>
          <table:table-cell table:style-name="ce80"/>
          <table:table-cell table:style-name="ce70" table:number-columns-repeated="239"/>
          <table:table-cell/>
        </table:table-row>
        <table:table-row table:style-name="ro8" table:number-rows-repeated="2">
          <table:table-cell table:style-name="ce70"/>
          <table:table-cell table:style-name="ce76" table:number-columns-repeated="14"/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7" office:value-type="string">
            <text:p>Aportata</text:p>
          </table:table-cell>
          <table:table-cell table:style-name="ce76" table:number-columns-repeated="13"/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string">
            <text:p>SEZ</text:p>
          </table:table-cell>
          <table:table-cell table:style-name="ce78" office:value-type="float" office:value="1">
            <text:p>1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78" office:value-type="float" office:value="4">
            <text:p>4</text:p>
          </table:table-cell>
          <table:table-cell table:style-name="ce78" office:value-type="float" office:value="5">
            <text:p>5</text:p>
          </table:table-cell>
          <table:table-cell table:style-name="ce78" office:value-type="float" office:value="6">
            <text:p>6</text:p>
          </table:table-cell>
          <table:table-cell table:style-name="ce78" office:value-type="float" office:value="7">
            <text:p>7</text:p>
          </table:table-cell>
          <table:table-cell table:style-name="ce78" office:value-type="float" office:value="8">
            <text:p>8</text:p>
          </table:table-cell>
          <table:table-cell table:style-name="ce78" office:value-type="float" office:value="9">
            <text:p>9</text:p>
          </table:table-cell>
          <table:table-cell table:style-name="ce78" office:value-type="float" office:value="10">
            <text:p>10</text:p>
          </table:table-cell>
          <table:table-cell table:style-name="ce78" office:value-type="float" office:value="11">
            <text:p>11</text:p>
          </table:table-cell>
          <table:table-cell table:style-name="ce78" office:value-type="float" office:value="12">
            <text:p>12</text:p>
          </table:table-cell>
          <table:table-cell table:style-name="ce78" office:value-type="float" office:value="13">
            <text:p>13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">
            <text:p>1,0 mm²</text:p>
          </table:table-cell>
          <table:table-cell table:style-name="ce84" office:value-type="float" office:value="10.5">
            <text:p>10,5</text:p>
          </table:table-cell>
          <table:table-cell table:style-name="ce84" office:value-type="float" office:value="11">
            <text:p>11</text:p>
          </table:table-cell>
          <table:table-cell table:style-name="ce84" office:value-type="float" office:value="12">
            <text:p>12</text:p>
          </table:table-cell>
          <table:table-cell table:style-name="ce84" office:value-type="float" office:value="13.5">
            <text:p>13,5</text:p>
          </table:table-cell>
          <table:table-cell table:style-name="ce84" office:value-type="float" office:value="14.5">
            <text:p>14,5</text:p>
          </table:table-cell>
          <table:table-cell table:style-name="ce84" office:value-type="float" office:value="17">
            <text:p>17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19">
            <text:p>19</text:p>
          </table:table-cell>
          <table:table-cell table:style-name="ce84" office:value-type="float" office:value="21">
            <text:p>21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14.5">
            <text:p>14,5</text:p>
          </table:table-cell>
          <table:table-cell table:style-name="ce84" office:value-type="float" office:value="21">
            <text:p>21</text:p>
          </table:table-cell>
          <table:table-cell table:style-name="ce84" office:value-type="float" office:value="17">
            <text:p>17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.5">
            <text:p>1,5 mm²</text:p>
          </table:table-cell>
          <table:table-cell table:style-name="ce84" office:value-type="float" office:value="13">
            <text:p>13</text:p>
          </table:table-cell>
          <table:table-cell table:style-name="ce84" office:value-type="float" office:value="14.5">
            <text:p>14,5</text:p>
          </table:table-cell>
          <table:table-cell table:style-name="ce84" office:value-type="float" office:value="15.5">
            <text:p>15,5</text:p>
          </table:table-cell>
          <table:table-cell table:style-name="ce84" office:value-type="float" office:value="17">
            <text:p>17</text:p>
          </table:table-cell>
          <table:table-cell table:style-name="ce84" office:value-type="float" office:value="18.5">
            <text:p>18,5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23">
            <text:p>23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6">
            <text:p>26</text:p>
          </table:table-cell>
          <table:table-cell table:style-name="ce84" office:value-type="float" office:value="22">
            <text:p>22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26">
            <text:p>26</text:p>
          </table:table-cell>
          <table:table-cell table:style-name="ce84" office:value-type="float" office:value="22">
            <text:p>22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2.5">
            <text:p>2,5 mm²</text:p>
          </table:table-cell>
          <table:table-cell table:style-name="ce84" office:value-type="float" office:value="18">
            <text:p>18</text:p>
          </table:table-cell>
          <table:table-cell table:style-name="ce84" office:value-type="float" office:value="19.5">
            <text:p>19,5</text:p>
          </table:table-cell>
          <table:table-cell table:style-name="ce84" office:value-type="float" office:value="21">
            <text:p>21</text:p>
          </table:table-cell>
          <table:table-cell table:style-name="ce84" office:value-type="float" office:value="23">
            <text:p>23</text:p>
          </table:table-cell>
          <table:table-cell table:style-name="ce84" office:value-type="float" office:value="25">
            <text:p>25</text:p>
          </table:table-cell>
          <table:table-cell table:style-name="ce84" office:value-type="float" office:value="30">
            <text:p>30</text:p>
          </table:table-cell>
          <table:table-cell table:style-name="ce84" office:value-type="float" office:value="32">
            <text:p>32</text:p>
          </table:table-cell>
          <table:table-cell table:style-name="ce84" office:value-type="float" office:value="33">
            <text:p>33</text:p>
          </table:table-cell>
          <table:table-cell table:style-name="ce84" office:value-type="float" office:value="36">
            <text:p>36</text:p>
          </table:table-cell>
          <table:table-cell table:style-name="ce84" office:value-type="float" office:value="29">
            <text:p>29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34">
            <text:p>34</text:p>
          </table:table-cell>
          <table:table-cell table:style-name="ce84" office:value-type="float" office:value="29">
            <text:p>29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4">
            <text:p>4,0 mm²</text:p>
          </table:table-cell>
          <table:table-cell table:style-name="ce84" office:value-type="float" office:value="24">
            <text:p>24</text:p>
          </table:table-cell>
          <table:table-cell table:style-name="ce84" office:value-type="float" office:value="26">
            <text:p>26</text:p>
          </table:table-cell>
          <table:table-cell table:style-name="ce84" office:value-type="float" office:value="28">
            <text:p>28</text:p>
          </table:table-cell>
          <table:table-cell table:style-name="ce84" office:value-type="float" office:value="31">
            <text:p>31</text:p>
          </table:table-cell>
          <table:table-cell table:style-name="ce84" office:value-type="float" office:value="34">
            <text:p>34</text:p>
          </table:table-cell>
          <table:table-cell table:style-name="ce84" office:value-type="float" office:value="40">
            <text:p>40</text:p>
          </table:table-cell>
          <table:table-cell table:style-name="ce84" office:value-type="float" office:value="42">
            <text:p>42</text:p>
          </table:table-cell>
          <table:table-cell table:style-name="ce84" office:value-type="float" office:value="45">
            <text:p>45</text:p>
          </table:table-cell>
          <table:table-cell table:style-name="ce84" office:value-type="float" office:value="49">
            <text:p>49</text:p>
          </table:table-cell>
          <table:table-cell table:style-name="ce84" office:value-type="float" office:value="38">
            <text:p>38</text:p>
          </table:table-cell>
          <table:table-cell table:style-name="ce84" office:value-type="float" office:value="31">
            <text:p>31</text:p>
          </table:table-cell>
          <table:table-cell table:style-name="ce84" office:value-type="float" office:value="44">
            <text:p>44</text:p>
          </table:table-cell>
          <table:table-cell table:style-name="ce84" office:value-type="float" office:value="37">
            <text:p>37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6">
            <text:p>6,0 mm²</text:p>
          </table:table-cell>
          <table:table-cell table:style-name="ce84" office:value-type="float" office:value="31">
            <text:p>31</text:p>
          </table:table-cell>
          <table:table-cell table:style-name="ce84" office:value-type="float" office:value="34">
            <text:p>34</text:p>
          </table:table-cell>
          <table:table-cell table:style-name="ce84" office:value-type="float" office:value="36">
            <text:p>36</text:p>
          </table:table-cell>
          <table:table-cell table:style-name="ce84" office:value-type="float" office:value="40">
            <text:p>40</text:p>
          </table:table-cell>
          <table:table-cell table:style-name="ce84" office:value-type="float" office:value="43">
            <text:p>43</text:p>
          </table:table-cell>
          <table:table-cell table:style-name="ce84" office:value-type="float" office:value="52">
            <text:p>52</text:p>
          </table:table-cell>
          <table:table-cell table:style-name="ce84" office:value-type="float" office:value="54">
            <text:p>54</text:p>
          </table:table-cell>
          <table:table-cell table:style-name="ce84" office:value-type="float" office:value="58">
            <text:p>58</text:p>
          </table:table-cell>
          <table:table-cell table:style-name="ce84" office:value-type="float" office:value="63">
            <text:p>63</text:p>
          </table:table-cell>
          <table:table-cell table:style-name="ce84" office:value-type="float" office:value="47">
            <text:p>47</text:p>
          </table:table-cell>
          <table:table-cell table:style-name="ce84" office:value-type="float" office:value="39">
            <text:p>39</text:p>
          </table:table-cell>
          <table:table-cell table:style-name="ce84" office:value-type="float" office:value="56">
            <text:p>56</text:p>
          </table:table-cell>
          <table:table-cell table:style-name="ce84" office:value-type="float" office:value="46">
            <text:p>46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0">
            <text:p>10,0 mm²</text:p>
          </table:table-cell>
          <table:table-cell table:style-name="ce84" office:value-type="float" office:value="42">
            <text:p>42</text:p>
          </table:table-cell>
          <table:table-cell table:style-name="ce84" office:value-type="float" office:value="46">
            <text:p>46</text:p>
          </table:table-cell>
          <table:table-cell table:style-name="ce84" office:value-type="float" office:value="50">
            <text:p>50</text:p>
          </table:table-cell>
          <table:table-cell table:style-name="ce84" office:value-type="float" office:value="54">
            <text:p>54</text:p>
          </table:table-cell>
          <table:table-cell table:style-name="ce84" office:value-type="float" office:value="60">
            <text:p>60</text:p>
          </table:table-cell>
          <table:table-cell table:style-name="ce84" office:value-type="float" office:value="71">
            <text:p>71</text:p>
          </table:table-cell>
          <table:table-cell table:style-name="ce90" office:value-type="currency" office:currency="A" office:value="75">
            <text:p>75,00 A</text:p>
          </table:table-cell>
          <table:table-cell table:style-name="ce84" office:value-type="float" office:value="80">
            <text:p>80</text:p>
          </table:table-cell>
          <table:table-cell table:style-name="ce84" office:value-type="float" office:value="86">
            <text:p>86</text:p>
          </table:table-cell>
          <table:table-cell table:style-name="ce84" office:value-type="float" office:value="63">
            <text:p>63</text:p>
          </table:table-cell>
          <table:table-cell table:style-name="ce84" office:value-type="float" office:value="52">
            <text:p>52</text:p>
          </table:table-cell>
          <table:table-cell table:style-name="ce84" office:value-type="float" office:value="73">
            <text:p>73</text:p>
          </table:table-cell>
          <table:table-cell table:style-name="ce84" office:value-type="float" office:value="61">
            <text:p>61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6">
            <text:p>16,0 mm²</text:p>
          </table:table-cell>
          <table:table-cell table:style-name="ce84" office:value-type="float" office:value="56">
            <text:p>56</text:p>
          </table:table-cell>
          <table:table-cell table:style-name="ce84" office:value-type="float" office:value="61">
            <text:p>61</text:p>
          </table:table-cell>
          <table:table-cell table:style-name="ce84" office:value-type="float" office:value="68">
            <text:p>68</text:p>
          </table:table-cell>
          <table:table-cell table:style-name="ce84" office:value-type="float" office:value="73">
            <text:p>73</text:p>
          </table:table-cell>
          <table:table-cell table:style-name="ce84" office:value-type="float" office:value="80">
            <text:p>80</text:p>
          </table:table-cell>
          <table:table-cell table:style-name="ce84" office:value-type="float" office:value="96">
            <text:p>96</text:p>
          </table:table-cell>
          <table:table-cell table:style-name="ce84" office:value-type="float" office:value="100">
            <text:p>100</text:p>
          </table:table-cell>
          <table:table-cell table:style-name="ce84" office:value-type="float" office:value="107">
            <text:p>107</text:p>
          </table:table-cell>
          <table:table-cell table:style-name="ce84" office:value-type="float" office:value="115">
            <text:p>115</text:p>
          </table:table-cell>
          <table:table-cell table:style-name="ce84" office:value-type="float" office:value="81">
            <text:p>81</text:p>
          </table:table-cell>
          <table:table-cell table:style-name="ce84" office:value-type="float" office:value="67">
            <text:p>67</text:p>
          </table:table-cell>
          <table:table-cell table:style-name="ce84" office:value-type="float" office:value="95">
            <text:p>95</text:p>
          </table:table-cell>
          <table:table-cell table:style-name="ce84" office:value-type="float" office:value="79">
            <text:p>79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25">
            <text:p>25,0 mm²</text:p>
          </table:table-cell>
          <table:table-cell table:style-name="ce84" office:value-type="float" office:value="73">
            <text:p>73</text:p>
          </table:table-cell>
          <table:table-cell table:style-name="ce84" office:value-type="float" office:value="80">
            <text:p>80</text:p>
          </table:table-cell>
          <table:table-cell table:style-name="ce84" office:value-type="float" office:value="89">
            <text:p>89</text:p>
          </table:table-cell>
          <table:table-cell table:style-name="ce84" office:value-type="float" office:value="95">
            <text:p>95</text:p>
          </table:table-cell>
          <table:table-cell table:style-name="ce84" office:value-type="float" office:value="101">
            <text:p>101</text:p>
          </table:table-cell>
          <table:table-cell table:style-name="ce84" office:value-type="float" office:value="119">
            <text:p>119</text:p>
          </table:table-cell>
          <table:table-cell table:style-name="ce84" office:value-type="float" office:value="127">
            <text:p>127</text:p>
          </table:table-cell>
          <table:table-cell table:style-name="ce84" office:value-type="float" office:value="138">
            <text:p>138</text:p>
          </table:table-cell>
          <table:table-cell table:style-name="ce84" office:value-type="float" office:value="149">
            <text:p>149</text:p>
          </table:table-cell>
          <table:table-cell table:style-name="ce84" office:value-type="float" office:value="104">
            <text:p>104</text:p>
          </table:table-cell>
          <table:table-cell table:style-name="ce84" office:value-type="float" office:value="86">
            <text:p>86</text:p>
          </table:table-cell>
          <table:table-cell table:style-name="ce84" office:value-type="float" office:value="121">
            <text:p>121</text:p>
          </table:table-cell>
          <table:table-cell table:style-name="ce84" office:value-type="float" office:value="101">
            <text:p>101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35">
            <text:p>35,0 mm²</text:p>
          </table:table-cell>
          <table:table-cell table:style-name="ce84" table:number-columns-repeated="3"/>
          <table:table-cell table:style-name="ce84" office:value-type="float" office:value="117">
            <text:p>117</text:p>
          </table:table-cell>
          <table:table-cell table:style-name="ce84" office:value-type="float" office:value="126">
            <text:p>126</text:p>
          </table:table-cell>
          <table:table-cell table:style-name="ce84" office:value-type="float" office:value="147">
            <text:p>147</text:p>
          </table:table-cell>
          <table:table-cell table:style-name="ce84" office:value-type="float" office:value="157">
            <text:p>157</text:p>
          </table:table-cell>
          <table:table-cell table:style-name="ce84" office:value-type="float" office:value="171">
            <text:p>171</text:p>
          </table:table-cell>
          <table:table-cell table:style-name="ce84" office:value-type="float" office:value="185">
            <text:p>185</text:p>
          </table:table-cell>
          <table:table-cell table:style-name="ce84" office:value-type="float" office:value="125">
            <text:p>125</text:p>
          </table:table-cell>
          <table:table-cell table:style-name="ce84" office:value-type="float" office:value="103">
            <text:p>103</text:p>
          </table:table-cell>
          <table:table-cell table:style-name="ce84" office:value-type="float" office:value="146">
            <text:p>146</text:p>
          </table:table-cell>
          <table:table-cell table:style-name="ce84" office:value-type="float" office:value="122">
            <text:p>122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50">
            <text:p>50,0 mm²</text:p>
          </table:table-cell>
          <table:table-cell table:style-name="ce84" table:number-columns-repeated="3"/>
          <table:table-cell table:style-name="ce84" office:value-type="float" office:value="141">
            <text:p>141</text:p>
          </table:table-cell>
          <table:table-cell table:style-name="ce84" office:value-type="float" office:value="153">
            <text:p>153</text:p>
          </table:table-cell>
          <table:table-cell table:style-name="ce84" office:value-type="float" office:value="179">
            <text:p>179</text:p>
          </table:table-cell>
          <table:table-cell table:style-name="ce84" office:value-type="float" office:value="192">
            <text:p>192</text:p>
          </table:table-cell>
          <table:table-cell table:style-name="ce84" office:value-type="float" office:value="210">
            <text:p>210</text:p>
          </table:table-cell>
          <table:table-cell table:style-name="ce84" office:value-type="float" office:value="225">
            <text:p>225</text:p>
          </table:table-cell>
          <table:table-cell table:style-name="ce84" office:value-type="float" office:value="148">
            <text:p>148</text:p>
          </table:table-cell>
          <table:table-cell table:style-name="ce84" office:value-type="float" office:value="122">
            <text:p>122</text:p>
          </table:table-cell>
          <table:table-cell table:style-name="ce84" office:value-type="float" office:value="173">
            <text:p>173</text:p>
          </table:table-cell>
          <table:table-cell table:style-name="ce84" office:value-type="float" office:value="144">
            <text:p>144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70">
            <text:p>70,0 mm²</text:p>
          </table:table-cell>
          <table:table-cell table:style-name="ce84" table:number-columns-repeated="3"/>
          <table:table-cell table:style-name="ce84" office:value-type="float" office:value="179">
            <text:p>179</text:p>
          </table:table-cell>
          <table:table-cell table:style-name="ce84" office:value-type="float" office:value="196">
            <text:p>196</text:p>
          </table:table-cell>
          <table:table-cell table:style-name="ce84" office:value-type="float" office:value="229">
            <text:p>229</text:p>
          </table:table-cell>
          <table:table-cell table:style-name="ce84" office:value-type="float" office:value="246">
            <text:p>246</text:p>
          </table:table-cell>
          <table:table-cell table:style-name="ce84" office:value-type="float" office:value="269">
            <text:p>269</text:p>
          </table:table-cell>
          <table:table-cell table:style-name="ce84" office:value-type="float" office:value="289">
            <text:p>289</text:p>
          </table:table-cell>
          <table:table-cell table:style-name="ce84" office:value-type="float" office:value="183">
            <text:p>183</text:p>
          </table:table-cell>
          <table:table-cell table:style-name="ce84" office:value-type="float" office:value="151">
            <text:p>151</text:p>
          </table:table-cell>
          <table:table-cell table:style-name="ce84" office:value-type="float" office:value="213">
            <text:p>213</text:p>
          </table:table-cell>
          <table:table-cell table:style-name="ce84" office:value-type="float" office:value="178">
            <text:p>178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95">
            <text:p>95,0 mm²</text:p>
          </table:table-cell>
          <table:table-cell table:style-name="ce84" table:number-columns-repeated="3"/>
          <table:table-cell table:style-name="ce84" office:value-type="float" office:value="216">
            <text:p>216</text:p>
          </table:table-cell>
          <table:table-cell table:style-name="ce84" office:value-type="float" office:value="238">
            <text:p>238</text:p>
          </table:table-cell>
          <table:table-cell table:style-name="ce84" office:value-type="float" office:value="278">
            <text:p>278</text:p>
          </table:table-cell>
          <table:table-cell table:style-name="ce84" office:value-type="float" office:value="298">
            <text:p>298</text:p>
          </table:table-cell>
          <table:table-cell table:style-name="ce84" office:value-type="float" office:value="328">
            <text:p>328</text:p>
          </table:table-cell>
          <table:table-cell table:style-name="ce84" office:value-type="float" office:value="352">
            <text:p>352</text:p>
          </table:table-cell>
          <table:table-cell table:style-name="ce84" office:value-type="float" office:value="216">
            <text:p>216</text:p>
          </table:table-cell>
          <table:table-cell table:style-name="ce84" office:value-type="float" office:value="179">
            <text:p>179</text:p>
          </table:table-cell>
          <table:table-cell table:style-name="ce84" office:value-type="float" office:value="252">
            <text:p>252</text:p>
          </table:table-cell>
          <table:table-cell table:style-name="ce84" office:value-type="float" office:value="211">
            <text:p>211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20">
            <text:p>120,0 mm²</text:p>
          </table:table-cell>
          <table:table-cell table:style-name="ce84" table:number-columns-repeated="3"/>
          <table:table-cell table:style-name="ce84" office:value-type="float" office:value="249">
            <text:p>249</text:p>
          </table:table-cell>
          <table:table-cell table:style-name="ce84" office:value-type="float" office:value="276">
            <text:p>276</text:p>
          </table:table-cell>
          <table:table-cell table:style-name="ce84" office:value-type="float" office:value="322">
            <text:p>322</text:p>
          </table:table-cell>
          <table:table-cell table:style-name="ce84" office:value-type="float" office:value="346">
            <text:p>346</text:p>
          </table:table-cell>
          <table:table-cell table:style-name="ce84" office:value-type="float" office:value="382">
            <text:p>382</text:p>
          </table:table-cell>
          <table:table-cell table:style-name="ce84" office:value-type="float" office:value="410">
            <text:p>410</text:p>
          </table:table-cell>
          <table:table-cell table:style-name="ce84" office:value-type="float" office:value="246">
            <text:p>246</text:p>
          </table:table-cell>
          <table:table-cell table:style-name="ce84" office:value-type="float" office:value="203">
            <text:p>203</text:p>
          </table:table-cell>
          <table:table-cell table:style-name="ce84" office:value-type="float" office:value="287">
            <text:p>287</text:p>
          </table:table-cell>
          <table:table-cell table:style-name="ce84" office:value-type="float" office:value="240">
            <text:p>240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50">
            <text:p>150,0 mm²</text:p>
          </table:table-cell>
          <table:table-cell table:style-name="ce84" table:number-columns-repeated="3"/>
          <table:table-cell table:style-name="ce84" office:value-type="float" office:value="285">
            <text:p>285</text:p>
          </table:table-cell>
          <table:table-cell table:style-name="ce84" office:value-type="float" office:value="318">
            <text:p>318</text:p>
          </table:table-cell>
          <table:table-cell table:style-name="ce84" office:value-type="float" office:value="371">
            <text:p>371</text:p>
          </table:table-cell>
          <table:table-cell table:style-name="ce84" office:value-type="float" office:value="399">
            <text:p>399</text:p>
          </table:table-cell>
          <table:table-cell table:style-name="ce84" office:value-type="float" office:value="441">
            <text:p>441</text:p>
          </table:table-cell>
          <table:table-cell table:style-name="ce84" office:value-type="float" office:value="473">
            <text:p>473</text:p>
          </table:table-cell>
          <table:table-cell table:style-name="ce84" office:value-type="float" office:value="278">
            <text:p>278</text:p>
          </table:table-cell>
          <table:table-cell table:style-name="ce84" office:value-type="float" office:value="230">
            <text:p>230</text:p>
          </table:table-cell>
          <table:table-cell table:style-name="ce84" office:value-type="float" office:value="324">
            <text:p>324</text:p>
          </table:table-cell>
          <table:table-cell table:style-name="ce84" office:value-type="float" office:value="271">
            <text:p>271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85">
            <text:p>185,0 mm²</text:p>
          </table:table-cell>
          <table:table-cell table:style-name="ce84" table:number-columns-repeated="3"/>
          <table:table-cell table:style-name="ce84" office:value-type="float" office:value="324">
            <text:p>324</text:p>
          </table:table-cell>
          <table:table-cell table:style-name="ce84" office:value-type="float" office:value="326">
            <text:p>326</text:p>
          </table:table-cell>
          <table:table-cell table:style-name="ce84" office:value-type="float" office:value="424">
            <text:p>424</text:p>
          </table:table-cell>
          <table:table-cell table:style-name="ce84" office:value-type="float" office:value="456">
            <text:p>456</text:p>
          </table:table-cell>
          <table:table-cell table:style-name="ce84" office:value-type="float" office:value="506">
            <text:p>506</text:p>
          </table:table-cell>
          <table:table-cell table:style-name="ce84" office:value-type="float" office:value="542">
            <text:p>542</text:p>
          </table:table-cell>
          <table:table-cell table:style-name="ce84" office:value-type="float" office:value="312">
            <text:p>312</text:p>
          </table:table-cell>
          <table:table-cell table:style-name="ce84" office:value-type="float" office:value="257">
            <text:p>257</text:p>
          </table:table-cell>
          <table:table-cell table:style-name="ce84" office:value-type="float" office:value="363">
            <text:p>363</text:p>
          </table:table-cell>
          <table:table-cell table:style-name="ce84" office:value-type="float" office:value="304">
            <text:p>304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240">
            <text:p>240,0 mm²</text:p>
          </table:table-cell>
          <table:table-cell table:style-name="ce84" table:number-columns-repeated="3"/>
          <table:table-cell table:style-name="ce84" office:value-type="float" office:value="380">
            <text:p>380</text:p>
          </table:table-cell>
          <table:table-cell table:style-name="ce84" office:value-type="float" office:value="424">
            <text:p>424</text:p>
          </table:table-cell>
          <table:table-cell table:style-name="ce84" office:value-type="float" office:value="500">
            <text:p>500</text:p>
          </table:table-cell>
          <table:table-cell table:style-name="ce84" office:value-type="float" office:value="538">
            <text:p>538</text:p>
          </table:table-cell>
          <table:table-cell table:style-name="ce84" office:value-type="float" office:value="599">
            <text:p>599</text:p>
          </table:table-cell>
          <table:table-cell table:style-name="ce84" office:value-type="float" office:value="641">
            <text:p>641</text:p>
          </table:table-cell>
          <table:table-cell table:style-name="ce84" office:value-type="float" office:value="360">
            <text:p>360</text:p>
          </table:table-cell>
          <table:table-cell table:style-name="ce84" office:value-type="float" office:value="297">
            <text:p>297</text:p>
          </table:table-cell>
          <table:table-cell table:style-name="ce84" office:value-type="float" office:value="419">
            <text:p>419</text:p>
          </table:table-cell>
          <table:table-cell table:style-name="ce84" office:value-type="float" office:value="351">
            <text:p>351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300">
            <text:p>300,0 mm²</text:p>
          </table:table-cell>
          <table:table-cell table:style-name="ce84" table:number-columns-repeated="3"/>
          <table:table-cell table:style-name="ce84" office:value-type="float" office:value="435">
            <text:p>435</text:p>
          </table:table-cell>
          <table:table-cell table:style-name="ce84" office:value-type="float" office:value="496">
            <text:p>496</text:p>
          </table:table-cell>
          <table:table-cell table:style-name="ce84" office:value-type="float" office:value="576">
            <text:p>576</text:p>
          </table:table-cell>
          <table:table-cell table:style-name="ce84" office:value-type="float" office:value="620">
            <text:p>620</text:p>
          </table:table-cell>
          <table:table-cell table:style-name="ce84" office:value-type="float" office:value="693">
            <text:p>693</text:p>
          </table:table-cell>
          <table:table-cell table:style-name="ce84" office:value-type="float" office:value="741">
            <text:p>741</text:p>
          </table:table-cell>
          <table:table-cell table:style-name="ce84" office:value-type="float" office:value="407">
            <text:p>407</text:p>
          </table:table-cell>
          <table:table-cell table:style-name="ce84" office:value-type="float" office:value="336">
            <text:p>336</text:p>
          </table:table-cell>
          <table:table-cell table:style-name="ce84" office:value-type="float" office:value="474">
            <text:p>474</text:p>
          </table:table-cell>
          <table:table-cell table:style-name="ce84" office:value-type="float" office:value="396">
            <text:p>396</text:p>
          </table:table-cell>
          <table:table-cell table:style-name="ce80"/>
          <table:table-cell table:style-name="ce70" table:number-columns-repeated="239"/>
          <table:table-cell/>
        </table:table-row>
        <table:table-row table:style-name="ro8" table:number-rows-repeated="2">
          <table:table-cell table:style-name="ce70"/>
          <table:table-cell table:style-name="ce80" table:number-columns-repeated="15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7" office:value-type="string">
            <text:p>Caduta di tensione</text:p>
          </table:table-cell>
          <table:table-cell table:style-name="ce76" table:number-columns-repeated="2"/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string">
            <text:p>SEZ</text:p>
          </table:table-cell>
          <table:table-cell table:style-name="ce78" office:value-type="float" office:value="2">
            <text:p>2</text:p>
          </table:table-cell>
          <table:table-cell table:style-name="ce78" office:value-type="float" office:value="3">
            <text:p>3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">
            <text:p>1,0 mm²</text:p>
          </table:table-cell>
          <table:table-cell table:style-name="ce84" office:value-type="float" office:value="45">
            <text:p>45</text:p>
          </table:table-cell>
          <table:table-cell table:style-name="ce84" office:value-type="float" office:value="39">
            <text:p>39</text:p>
          </table:table-cell>
          <table:table-cell table:style-name="ce80"/>
          <table:table-cell table:style-name="ce80" office:value-type="string">
            <text:p>cosfi=1</text:p>
          </table:table-cell>
          <table:table-cell table:style-name="ce80" table:number-columns-repeated="10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.5">
            <text:p>1,5 mm²</text:p>
          </table:table-cell>
          <table:table-cell table:style-name="ce84" office:value-type="float" office:value="30.2">
            <text:p>30,2</text:p>
          </table:table-cell>
          <table:table-cell table:style-name="ce84" office:value-type="float" office:value="26.1">
            <text:p>26,1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2.5">
            <text:p>2,5 mm²</text:p>
          </table:table-cell>
          <table:table-cell table:style-name="ce84" office:value-type="float" office:value="18.2">
            <text:p>18,2</text:p>
          </table:table-cell>
          <table:table-cell table:style-name="ce84" office:value-type="float" office:value="15.7">
            <text:p>15,7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4">
            <text:p>4,0 mm²</text:p>
          </table:table-cell>
          <table:table-cell table:style-name="ce84" office:value-type="float" office:value="11.4">
            <text:p>11,4</text:p>
          </table:table-cell>
          <table:table-cell table:style-name="ce84" office:value-type="float" office:value="9.85">
            <text:p>9,85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6">
            <text:p>6,0 mm²</text:p>
          </table:table-cell>
          <table:table-cell table:style-name="ce84" office:value-type="float" office:value="7.56">
            <text:p>7,56</text:p>
          </table:table-cell>
          <table:table-cell table:style-name="ce84" office:value-type="float" office:value="6.54">
            <text:p>6,54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0">
            <text:p>10,0 mm²</text:p>
          </table:table-cell>
          <table:table-cell table:style-name="ce84" office:value-type="float" office:value="4.55">
            <text:p>4,55</text:p>
          </table:table-cell>
          <table:table-cell table:style-name="ce84" office:value-type="float" office:value="3.94">
            <text:p>3,94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6">
            <text:p>16,0 mm²</text:p>
          </table:table-cell>
          <table:table-cell table:style-name="ce84" office:value-type="float" office:value="2.87">
            <text:p>2,87</text:p>
          </table:table-cell>
          <table:table-cell table:style-name="ce84" office:value-type="float" office:value="2.48">
            <text:p>2,48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25">
            <text:p>25,0 mm²</text:p>
          </table:table-cell>
          <table:table-cell table:style-name="ce84" office:value-type="float" office:value="1.81">
            <text:p>1,81</text:p>
          </table:table-cell>
          <table:table-cell table:style-name="ce84" office:value-type="float" office:value="1.57">
            <text:p>1,57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35">
            <text:p>35,0 mm²</text:p>
          </table:table-cell>
          <table:table-cell table:style-name="ce84" office:value-type="float" office:value="1.31">
            <text:p>1,31</text:p>
          </table:table-cell>
          <table:table-cell table:style-name="ce84" office:value-type="float" office:value="1.13">
            <text:p>1,13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50">
            <text:p>50,0 mm²</text:p>
          </table:table-cell>
          <table:table-cell table:style-name="ce84" office:value-type="float" office:value="0.967">
            <text:p>0,97</text:p>
          </table:table-cell>
          <table:table-cell table:style-name="ce84" office:value-type="float" office:value="0.838">
            <text:p>0,84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70">
            <text:p>70,0 mm²</text:p>
          </table:table-cell>
          <table:table-cell table:style-name="ce84" office:value-type="float" office:value="0.699">
            <text:p>0,7</text:p>
          </table:table-cell>
          <table:table-cell table:style-name="ce84" office:value-type="float" office:value="0.579">
            <text:p>0,58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95">
            <text:p>95,0 mm²</text:p>
          </table:table-cell>
          <table:table-cell table:style-name="ce84" office:value-type="float" office:value="0.484">
            <text:p>0,48</text:p>
          </table:table-cell>
          <table:table-cell table:style-name="ce84" office:value-type="float" office:value="0.419">
            <text:p>0,42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20">
            <text:p>120,0 mm²</text:p>
          </table:table-cell>
          <table:table-cell table:style-name="ce84" office:value-type="float" office:value="0.383">
            <text:p>0,38</text:p>
          </table:table-cell>
          <table:table-cell table:style-name="ce84" office:value-type="float" office:value="0.332">
            <text:p>0,33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50">
            <text:p>150,0 mm²</text:p>
          </table:table-cell>
          <table:table-cell table:style-name="ce84" office:value-type="float" office:value="0.314">
            <text:p>0,31</text:p>
          </table:table-cell>
          <table:table-cell table:style-name="ce84" office:value-type="float" office:value="0.272">
            <text:p>0,27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185">
            <text:p>185,0 mm²</text:p>
          </table:table-cell>
          <table:table-cell table:style-name="ce84" office:value-type="float" office:value="0.251">
            <text:p>0,25</text:p>
          </table:table-cell>
          <table:table-cell table:style-name="ce84" office:value-type="float" office:value="0.217">
            <text:p>0,22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240">
            <text:p>240,0 mm²</text:p>
          </table:table-cell>
          <table:table-cell table:style-name="ce84" office:value-type="float" office:value="0.193">
            <text:p>0,19</text:p>
          </table:table-cell>
          <table:table-cell table:style-name="ce84" office:value-type="float" office:value="0.167">
            <text:p>0,17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9" office:value-type="currency" office:currency="mm²" office:value="300">
            <text:p>300,0 mm²</text:p>
          </table:table-cell>
          <table:table-cell table:style-name="ce84" office:value-type="float" office:value="0.156">
            <text:p>0,16</text:p>
          </table:table-cell>
          <table:table-cell table:style-name="ce84" office:value-type="float" office:value="0.135">
            <text:p>0,14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 table:number-rows-repeated="2">
          <table:table-cell table:style-name="ce70"/>
          <table:table-cell table:style-name="ce80" table:number-columns-repeated="15"/>
          <table:table-cell table:style-name="ce70" table:number-columns-repeated="239"/>
          <table:table-cell/>
        </table:table-row>
        <table:table-row table:style-name="ro9">
          <table:table-cell table:style-name="ce70"/>
          <table:table-cell table:style-name="ce80" office:value-type="string">
            <text:p>Integrale di Joule</text:p>
          </table:table-cell>
          <table:table-cell table:style-name="ce80" table:number-columns-repeated="14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80"/>
          <table:table-cell table:style-name="ce85" office:value-type="string">
            <text:p>PVC</text:p>
          </table:table-cell>
          <table:table-cell table:style-name="ce85" office:value-type="string">
            <text:p>XLPE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string">
            <text:p>SEZ</text:p>
          </table:table-cell>
          <table:table-cell table:style-name="ce78" office:value-type="string">
            <text:p>P</text:p>
          </table:table-cell>
          <table:table-cell table:style-name="ce78" office:value-type="string">
            <text:p>G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1">
            <text:p>1</text:p>
          </table:table-cell>
          <table:table-cell table:style-name="ce86" office:value-type="float" office:value="13.2">
            <text:p>13</text:p>
          </table:table-cell>
          <table:table-cell table:style-name="ce86" office:value-type="float" office:value="24.4">
            <text:p>24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1.5">
            <text:p>1,5</text:p>
          </table:table-cell>
          <table:table-cell table:style-name="ce86" office:value-type="float" office:value="29.7">
            <text:p>30</text:p>
          </table:table-cell>
          <table:table-cell table:style-name="ce86" office:value-type="float" office:value="46">
            <text:p>46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2.5">
            <text:p>2,5</text:p>
          </table:table-cell>
          <table:table-cell table:style-name="ce86" office:value-type="float" office:value="82.6">
            <text:p>83</text:p>
          </table:table-cell>
          <table:table-cell table:style-name="ce86" office:value-type="float" office:value="127">
            <text:p>127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4">
            <text:p>4</text:p>
          </table:table-cell>
          <table:table-cell table:style-name="ce86" office:value-type="float" office:value="211.6">
            <text:p>212</text:p>
          </table:table-cell>
          <table:table-cell table:style-name="ce86" office:value-type="float" office:value="327">
            <text:p>327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6">
            <text:p>6</text:p>
          </table:table-cell>
          <table:table-cell table:style-name="ce86" office:value-type="float" office:value="476.1">
            <text:p>476</text:p>
          </table:table-cell>
          <table:table-cell table:style-name="ce86" office:value-type="float" office:value="736">
            <text:p>736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10">
            <text:p>10</text:p>
          </table:table-cell>
          <table:table-cell table:style-name="ce86" office:value-type="float" office:value="1322">
            <text:p>1.322</text:p>
          </table:table-cell>
          <table:table-cell table:style-name="ce86" office:value-type="float" office:value="2044">
            <text:p>2.044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16">
            <text:p>16</text:p>
          </table:table-cell>
          <table:table-cell table:style-name="ce86" office:value-type="float" office:value="3385">
            <text:p>3.385</text:p>
          </table:table-cell>
          <table:table-cell table:style-name="ce86" office:value-type="float" office:value="5234">
            <text:p>5.234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25">
            <text:p>25</text:p>
          </table:table-cell>
          <table:table-cell table:style-name="ce86" office:value-type="float" office:value="8265">
            <text:p>8.265</text:p>
          </table:table-cell>
          <table:table-cell table:style-name="ce86" office:value-type="float" office:value="12780">
            <text:p>12.780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35">
            <text:p>35</text:p>
          </table:table-cell>
          <table:table-cell table:style-name="ce86" office:value-type="float" office:value="16200">
            <text:p>16.200</text:p>
          </table:table-cell>
          <table:table-cell table:style-name="ce86" office:value-type="float" office:value="25050">
            <text:p>25.050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50">
            <text:p>50</text:p>
          </table:table-cell>
          <table:table-cell table:style-name="ce86" office:value-type="float" office:value="33062">
            <text:p>33.062</text:p>
          </table:table-cell>
          <table:table-cell table:style-name="ce86" office:value-type="float" office:value="51122">
            <text:p>51.122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70">
            <text:p>70</text:p>
          </table:table-cell>
          <table:table-cell table:style-name="ce86" office:value-type="float" office:value="64802">
            <text:p>64.802</text:p>
          </table:table-cell>
          <table:table-cell table:style-name="ce86" office:value-type="float" office:value="100200">
            <text:p>100.200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95">
            <text:p>95</text:p>
          </table:table-cell>
          <table:table-cell table:style-name="ce86" office:value-type="float" office:value="119355">
            <text:p>119.355</text:p>
          </table:table-cell>
          <table:table-cell table:style-name="ce86" office:value-type="float" office:value="184552">
            <text:p>184.552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120">
            <text:p>120</text:p>
          </table:table-cell>
          <table:table-cell table:style-name="ce86" office:value-type="float" office:value="190440">
            <text:p>190.440</text:p>
          </table:table-cell>
          <table:table-cell table:style-name="ce86" office:value-type="float" office:value="294465">
            <text:p>294.465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150">
            <text:p>150</text:p>
          </table:table-cell>
          <table:table-cell table:style-name="ce86" office:value-type="float" office:value="297562">
            <text:p>297.562</text:p>
          </table:table-cell>
          <table:table-cell table:style-name="ce86" office:value-type="float" office:value="460100">
            <text:p>460.100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185">
            <text:p>185</text:p>
          </table:table-cell>
          <table:table-cell table:style-name="ce86" office:value-type="float" office:value="452625">
            <text:p>452.625</text:p>
          </table:table-cell>
          <table:table-cell table:style-name="ce86"/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240">
            <text:p>240</text:p>
          </table:table-cell>
          <table:table-cell table:style-name="ce86" office:value-type="float" office:value="761760">
            <text:p>761.760</text:p>
          </table:table-cell>
          <table:table-cell table:style-name="ce86" office:value-type="float" office:value="1177862">
            <text:p>1.177.862</text:p>
          </table:table-cell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78" office:value-type="float" office:value="300">
            <text:p>300</text:p>
          </table:table-cell>
          <table:table-cell table:style-name="ce86" table:number-columns-repeated="2"/>
          <table:table-cell table:style-name="ce80" table:number-columns-repeated="12"/>
          <table:table-cell table:style-name="ce70" table:number-columns-repeated="239"/>
          <table:table-cell/>
        </table:table-row>
        <table:table-row table:style-name="ro8">
          <table:table-cell table:style-name="ce70"/>
          <table:table-cell table:style-name="ce80" table:number-columns-repeated="15"/>
          <table:table-cell table:style-name="ce70" table:number-columns-repeated="239"/>
          <table:table-cell/>
        </table:table-row>
        <table:table-row table:style-name="ro8" table:number-rows-repeated="3">
          <table:table-cell table:style-name="ce70" table:number-columns-repeated="255"/>
          <table:table-cell/>
        </table:table-row>
        <table:table-row table:style-name="ro10">
          <table:table-cell table:style-name="ce70"/>
          <table:table-cell/>
          <table:table-cell table:style-name="ce70"/>
          <table:table-cell table:style-name="ce78" office:value-type="string">
            <text:p>POSA</text:p>
          </table:table-cell>
          <table:table-cell table:style-name="ce78" office:value-type="string">
            <text:p>3P</text:p>
          </table:table-cell>
          <table:table-cell table:style-name="ce78" office:value-type="string">
            <text:p>2P</text:p>
          </table:table-cell>
          <table:table-cell table:style-name="ce78" office:value-type="string">
            <text:p>3G</text:p>
          </table:table-cell>
          <table:table-cell table:style-name="ce78" office:value-type="string">
            <text:p>2G</text:p>
          </table:table-cell>
          <table:table-cell table:number-columns-repeated="4"/>
          <table:table-cell table:style-name="ce70" table:number-columns-repeated="243"/>
          <table:table-cell/>
        </table:table-row>
        <table:table-row table:style-name="ro10">
          <table:table-cell table:style-name="ce70"/>
          <table:table-cell table:style-name="ce81"/>
          <table:table-cell table:style-name="ce81" office:value-type="string">
            <text:p>A</text:p>
          </table:table-cell>
          <table:table-cell table:style-name="ce78" office:value-type="string">
            <text:p>A</text:p>
          </table:table-cell>
          <table:table-cell table:style-name="ce84" office:value-type="float" office:value="1">
            <text:p>1</text:p>
          </table:table-cell>
          <table:table-cell table:style-name="ce84" office:value-type="float" office:value="2">
            <text:p>2</text:p>
          </table:table-cell>
          <table:table-cell table:style-name="ce84" office:value-type="float" office:value="4">
            <text:p>4</text:p>
          </table:table-cell>
          <table:table-cell table:style-name="ce84" office:value-type="float" office:value="5">
            <text:p>5</text:p>
          </table:table-cell>
          <table:table-cell table:number-columns-repeated="4"/>
          <table:table-cell table:style-name="ce70" table:number-columns-repeated="243"/>
          <table:table-cell/>
        </table:table-row>
        <table:table-row table:style-name="ro10">
          <table:table-cell table:style-name="ce70"/>
          <table:table-cell table:style-name="ce81"/>
          <table:table-cell table:style-name="ce81" office:value-type="string">
            <text:p>B</text:p>
          </table:table-cell>
          <table:table-cell table:style-name="ce78" office:value-type="string">
            <text:p>TUBO</text:p>
          </table:table-cell>
          <table:table-cell table:style-name="ce84" office:value-type="float" office:value="3">
            <text:p>3</text:p>
          </table:table-cell>
          <table:table-cell table:style-name="ce84" office:value-type="float" office:value="4">
            <text:p>4</text:p>
          </table:table-cell>
          <table:table-cell table:style-name="ce84" office:value-type="float" office:value="5">
            <text:p>5</text:p>
          </table:table-cell>
          <table:table-cell table:style-name="ce84" office:value-type="float" office:value="7">
            <text:p>7</text:p>
          </table:table-cell>
          <table:table-cell table:number-columns-repeated="4"/>
          <table:table-cell table:style-name="ce70" table:number-columns-repeated="243"/>
          <table:table-cell/>
        </table:table-row>
        <table:table-row table:style-name="ro10">
          <table:table-cell table:style-name="ce70"/>
          <table:table-cell table:style-name="ce81"/>
          <table:table-cell table:style-name="ce81" office:value-type="string">
            <text:p>C</text:p>
          </table:table-cell>
          <table:table-cell table:style-name="ce78" office:value-type="string">
            <text:p>C</text:p>
          </table:table-cell>
          <table:table-cell table:style-name="ce84" office:value-type="float" office:value="4">
            <text:p>4</text:p>
          </table:table-cell>
          <table:table-cell table:style-name="ce84" office:value-type="float" office:value="5">
            <text:p>5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8">
            <text:p>8</text:p>
          </table:table-cell>
          <table:table-cell table:number-columns-repeated="4"/>
          <table:table-cell table:style-name="ce70" table:number-columns-repeated="243"/>
          <table:table-cell/>
        </table:table-row>
        <table:table-row table:style-name="ro10">
          <table:table-cell table:style-name="ce70"/>
          <table:table-cell table:style-name="ce81"/>
          <table:table-cell table:style-name="ce81" office:value-type="string">
            <text:p>D</text:p>
          </table:table-cell>
          <table:table-cell table:style-name="ce78" office:value-type="string">
            <text:p>CUNICOLO</text:p>
          </table:table-cell>
          <table:table-cell table:style-name="ce84" office:value-type="float" office:value="11">
            <text:p>11</text:p>
          </table:table-cell>
          <table:table-cell table:style-name="ce84" office:value-type="float" office:value="10">
            <text:p>10</text:p>
          </table:table-cell>
          <table:table-cell table:style-name="ce84" office:value-type="float" office:value="13">
            <text:p>13</text:p>
          </table:table-cell>
          <table:table-cell table:style-name="ce84" office:value-type="float" office:value="12">
            <text:p>12</text:p>
          </table:table-cell>
          <table:table-cell table:number-columns-repeated="4"/>
          <table:table-cell table:style-name="ce70" table:number-columns-repeated="243"/>
          <table:table-cell/>
        </table:table-row>
        <table:table-row table:style-name="ro10">
          <table:table-cell table:style-name="ce70"/>
          <table:table-cell table:style-name="ce81" table:number-columns-repeated="2"/>
          <table:table-cell table:style-name="ce78" office:value-type="string">
            <text:p>ARIA</text:p>
          </table:table-cell>
          <table:table-cell table:style-name="ce84" office:value-type="float" office:value="5">
            <text:p>5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7">
            <text:p>7</text:p>
          </table:table-cell>
          <table:table-cell table:style-name="ce84" office:value-type="float" office:value="9">
            <text:p>9</text:p>
          </table:table-cell>
          <table:table-cell table:number-columns-repeated="4"/>
          <table:table-cell table:style-name="ce70" table:number-columns-repeated="243"/>
          <table:table-cell/>
        </table:table-row>
        <table:table-row table:style-name="ro10">
          <table:table-cell table:style-name="ce70"/>
          <table:table-cell table:style-name="ce81" table:number-columns-repeated="2"/>
          <table:table-cell table:style-name="ce78" office:value-type="float" office:value="0">
            <text:p>0</text:p>
          </table:table-cell>
          <table:table-cell table:style-name="ce84" office:value-type="float" office:value="777">
            <text:p>777</text:p>
          </table:table-cell>
          <table:table-cell table:style-name="ce84" office:value-type="float" office:value="777">
            <text:p>777</text:p>
          </table:table-cell>
          <table:table-cell table:style-name="ce84" office:value-type="float" office:value="777">
            <text:p>777</text:p>
          </table:table-cell>
          <table:table-cell table:style-name="ce84" office:value-type="float" office:value="777">
            <text:p>777</text:p>
          </table:table-cell>
          <table:table-cell table:number-columns-repeated="4"/>
          <table:table-cell table:style-name="ce70" table:number-columns-repeated="243"/>
          <table:table-cell/>
        </table:table-row>
        <table:table-row table:style-name="ro10">
          <table:table-cell table:style-name="ce70"/>
          <table:table-cell table:style-name="ce81"/>
          <table:table-cell table:style-name="ce81" office:value-type="string">
            <text:p>E</text:p>
          </table:table-cell>
          <table:table-cell table:style-name="ce78" office:value-type="string">
            <text:p>CANALINA</text:p>
          </table:table-cell>
          <table:table-cell table:style-name="ce84" office:value-type="float" office:value="5">
            <text:p>5</text:p>
          </table:table-cell>
          <table:table-cell table:style-name="ce84" office:value-type="float" office:value="6">
            <text:p>6</text:p>
          </table:table-cell>
          <table:table-cell table:style-name="ce84" office:value-type="float" office:value="7">
            <text:p>7</text:p>
          </table:table-cell>
          <table:table-cell table:style-name="ce84" office:value-type="float" office:value="9">
            <text:p>9</text:p>
          </table:table-cell>
          <table:table-cell table:number-columns-repeated="4"/>
          <table:table-cell table:style-name="ce70" table:number-columns-repeated="243"/>
          <table:table-cell/>
        </table:table-row>
        <table:table-row table:style-name="ro8">
          <table:table-cell table:style-name="ce70" table:number-columns-repeated="8"/>
          <table:table-cell table:number-columns-repeated="4"/>
          <table:table-cell table:style-name="ce70" table:number-columns-repeated="243"/>
          <table:table-cell/>
        </table:table-row>
        <table:table-row table:style-name="ro8" table:number-rows-repeated="13">
          <table:table-cell table:style-name="ce70" table:number-columns-repeated="255"/>
          <table:table-cell/>
        </table:table-row>
        <table:table-row table:style-name="ro8" table:number-rows-repeated="16">
          <table:table-cell table:style-name="ce70"/>
          <table:table-cell table:style-name="Default" table:number-columns-repeated="22"/>
          <table:table-cell table:style-name="ce70" table:number-columns-repeated="232"/>
          <table:table-cell/>
        </table:table-row>
        <table:table-row table:style-name="ro8" table:number-rows-repeated="31821">
          <table:table-cell table:style-name="ce70" table:number-columns-repeated="255"/>
          <table:table-cell/>
        </table:table-row>
        <table:table-row table:style-name="ro8" table:number-rows-repeated="33601">
          <table:table-cell table:number-columns-repeated="256"/>
        </table:table-row>
        <table:table-row table:style-name="ro8">
          <table:table-cell table:number-columns-repeated="256"/>
        </table:table-row>
      </table:table>
      <table:table table:name="EP_Energia_Passante" table:style-name="ta3" table:print="false">
        <table:table-column table:style-name="co17" table:default-cell-style-name="Default"/>
        <table:table-column table:style-name="co17" table:default-cell-style-name="ce91"/>
        <table:table-column table:style-name="co18" table:default-cell-style-name="Default"/>
        <table:table-column table:style-name="co19" table:number-columns-repeated="32" table:default-cell-style-name="Default"/>
        <table:table-row table:style-name="ro8" table:number-rows-repeated="6">
          <table:table-cell table:number-columns-repeated="35"/>
        </table:table-row>
        <table:table-row table:style-name="ro8">
          <table:table-cell table:number-columns-repeated="3"/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style-name="ce91" office:value-type="string">
            <text:p>In</text:p>
          </table:table-cell>
          <table:table-cell table:number-columns-repeated="3"/>
          <table:table-cell table:style-name="ce91" office:value-type="string">
            <text:p>In</text:p>
          </table:table-cell>
        </table:table-row>
        <table:table-row table:style-name="ro8">
          <table:table-cell table:number-columns-repeated="2"/>
          <table:table-cell table:style-name="ce92" office:value-type="string">
            <text:p>Icc</text:p>
          </table:table-cell>
          <table:table-cell table:style-name="ce95" office:value-type="float" office:value="2">
            <text:p>2</text:p>
          </table:table-cell>
          <table:table-cell table:style-name="ce95" office:value-type="float" office:value="4">
            <text:p>4</text:p>
          </table:table-cell>
          <table:table-cell table:style-name="ce95" office:value-type="float" office:value="5">
            <text:p>5</text:p>
          </table:table-cell>
          <table:table-cell table:style-name="ce95" office:value-type="string">
            <text:p>6</text:p>
          </table:table-cell>
          <table:table-cell table:style-name="ce95" office:value-type="float" office:value="10">
            <text:p>10</text:p>
          </table:table-cell>
          <table:table-cell table:style-name="ce95" office:value-type="float" office:value="16">
            <text:p>16</text:p>
          </table:table-cell>
          <table:table-cell table:style-name="ce95" office:value-type="float" office:value="20">
            <text:p>20</text:p>
          </table:table-cell>
          <table:table-cell table:style-name="ce95" office:value-type="float" office:value="25">
            <text:p>25</text:p>
          </table:table-cell>
          <table:table-cell table:style-name="ce95" office:value-type="float" office:value="32">
            <text:p>32</text:p>
          </table:table-cell>
          <table:table-cell table:style-name="ce95" office:value-type="float" office:value="40">
            <text:p>40</text:p>
          </table:table-cell>
          <table:table-cell table:style-name="ce95" office:value-type="float" office:value="44">
            <text:p>44</text:p>
          </table:table-cell>
          <table:table-cell table:style-name="ce95" office:value-type="float" office:value="50">
            <text:p>50</text:p>
          </table:table-cell>
          <table:table-cell table:style-name="ce95" office:value-type="string">
            <text:p>63</text:p>
          </table:table-cell>
          <table:table-cell table:style-name="ce95" office:value-type="float" office:value="80">
            <text:p>80</text:p>
          </table:table-cell>
          <table:table-cell table:style-name="ce95" office:value-type="float" office:value="90">
            <text:p>90</text:p>
          </table:table-cell>
          <table:table-cell table:style-name="ce95" office:value-type="float" office:value="100">
            <text:p>100</text:p>
          </table:table-cell>
          <table:table-cell table:style-name="ce95" table:number-columns-repeated="4"/>
          <table:table-cell table:style-name="ce95" office:value-type="float" office:value="110">
            <text:p>110</text:p>
          </table:table-cell>
          <table:table-cell table:style-name="ce95" office:value-type="float" office:value="125">
            <text:p>125</text:p>
          </table:table-cell>
          <table:table-cell table:style-name="ce95" office:value-type="float" office:value="160">
            <text:p>160</text:p>
          </table:table-cell>
          <table:table-cell table:style-name="ce95" office:value-type="float" office:value="165">
            <text:p>165</text:p>
          </table:table-cell>
          <table:table-cell table:style-name="ce95" office:value-type="float" office:value="250">
            <text:p>250</text:p>
          </table:table-cell>
          <table:table-cell table:style-name="ce95" office:value-type="float" office:value="400">
            <text:p>400</text:p>
          </table:table-cell>
          <table:table-cell table:style-name="ce95" office:value-type="float" office:value="630">
            <text:p>630</text:p>
          </table:table-cell>
          <table:table-cell table:style-name="ce95" office:value-type="float" office:value="800">
            <text:p>800</text:p>
          </table:table-cell>
          <table:table-cell table:style-name="ce95" table:number-columns-repeated="4"/>
        </table:table-row>
        <table:table-row table:style-name="ro11">
          <table:table-cell table:number-columns-repeated="2"/>
          <table:table-cell table:style-name="ce93" office:value-type="float" office:value="0">
            <text:p>0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-</text:p>
          </table:table-cell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3">
            <text:p>3 kA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2">
            <text:p>2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7">
            <text:p>7</text:p>
          </table:table-cell>
          <table:table-cell table:style-name="ce96" office:value-type="float" office:value="8">
            <text:p>8</text:p>
          </table:table-cell>
          <table:table-cell table:style-name="ce96" office:value-type="float" office:value="9">
            <text:p>9</text:p>
          </table:table-cell>
          <table:table-cell table:style-name="ce96" office:value-type="float" office:value="9">
            <text:p>9</text:p>
          </table:table-cell>
          <table:table-cell table:style-name="ce96" table:number-columns-repeated="10"/>
          <table:table-cell table:style-name="ce96" office:value-type="float" office:value="4">
            <text:p>4</text:p>
          </table:table-cell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4">
            <text:p>4 kA</text:p>
          </table:table-cell>
          <table:table-cell table:style-name="ce96" table:number-columns-repeated="2"/>
          <table:table-cell table:style-name="ce96" office:value-type="float" office:value="3">
            <text:p>3</text:p>
          </table:table-cell>
          <table:table-cell table:style-name="ce96" office:value-type="float" office:value="3">
            <text:p>3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5">
            <text:p>5</text:p>
          </table:table-cell>
          <table:table-cell table:style-name="ce96" office:value-type="float" office:value="5">
            <text:p>5</text:p>
          </table:table-cell>
          <table:table-cell table:style-name="ce96" office:value-type="float" office:value="8">
            <text:p>8</text:p>
          </table:table-cell>
          <table:table-cell table:style-name="ce96" office:value-type="float" office:value="8">
            <text:p>8</text:p>
          </table:table-cell>
          <table:table-cell table:style-name="ce96" office:value-type="float" office:value="8">
            <text:p>8</text:p>
          </table:table-cell>
          <table:table-cell table:style-name="ce96" office:value-type="float" office:value="9">
            <text:p>9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10">
            <text:p>10</text:p>
          </table:table-cell>
          <table:table-cell table:style-name="ce96" table:number-columns-repeated="11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5">
            <text:p>5 kA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8" office:value-type="float" office:value="8">
            <text:p>8</text:p>
          </table:table-cell>
          <table:table-cell table:style-name="ce98" office:value-type="float" office:value="8">
            <text:p>8</text:p>
          </table:table-cell>
          <table:table-cell table:style-name="ce98" office:value-type="float" office:value="12">
            <text:p>12</text:p>
          </table:table-cell>
          <table:table-cell table:style-name="ce98" office:value-type="float" office:value="15">
            <text:p>15</text:p>
          </table:table-cell>
          <table:table-cell table:style-name="ce98" office:value-type="float" office:value="15">
            <text:p>15</text:p>
          </table:table-cell>
          <table:table-cell table:style-name="ce98" office:value-type="float" office:value="15">
            <text:p>15</text:p>
          </table:table-cell>
          <table:table-cell table:style-name="ce98" office:value-type="float" office:value="20">
            <text:p>20</text:p>
          </table:table-cell>
          <table:table-cell table:style-name="ce98" office:value-type="float" office:value="30">
            <text:p>30</text:p>
          </table:table-cell>
          <table:table-cell table:style-name="ce98" office:value-type="float" office:value="15">
            <text:p>15</text:p>
          </table:table-cell>
          <table:table-cell table:style-name="ce98" office:value-type="float" office:value="35">
            <text:p>35</text:p>
          </table:table-cell>
          <table:table-cell table:style-name="ce98" office:value-type="float" office:value="35">
            <text:p>35</text:p>
          </table:table-cell>
          <table:table-cell table:style-name="ce98" table:number-columns-repeated="2"/>
          <table:table-cell table:style-name="ce96"/>
          <table:table-cell table:style-name="ce98" table:number-columns-repeated="4"/>
          <table:table-cell table:style-name="ce96" table:number-columns-repeated="3"/>
          <table:table-cell table:style-name="ce98" office:value-type="float" office:value="15">
            <text:p>15</text:p>
          </table:table-cell>
          <table:table-cell table:style-name="ce100" table:number-columns-repeated="4"/>
          <table:table-cell table:style-name="ce98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6">
            <text:p>6 kA</text:p>
          </table:table-cell>
          <table:table-cell table:style-name="ce97" office:value-type="float" office:value="4">
            <text:p>4,0</text:p>
          </table:table-cell>
          <table:table-cell table:style-name="ce97" office:value-type="float" office:value="4">
            <text:p>4,0</text:p>
          </table:table-cell>
          <table:table-cell table:style-name="ce99" office:value-type="float" office:value="8.4">
            <text:p>8,4</text:p>
          </table:table-cell>
          <table:table-cell table:style-name="ce99" office:value-type="float" office:value="8.4">
            <text:p>8,4</text:p>
          </table:table-cell>
          <table:table-cell table:style-name="ce99" table:formula="of:=+[.H12]+([.H17]-[.H12])/5*1" office:value-type="float" office:value="13.6">
            <text:p>13,6</text:p>
          </table:table-cell>
          <table:table-cell table:style-name="ce99" table:formula="of:=+[.I12]+([.I17]-[.I12])/5*1" office:value-type="float" office:value="17">
            <text:p>17,0</text:p>
          </table:table-cell>
          <table:table-cell table:style-name="ce99" table:formula="of:=+[.J12]+([.J17]-[.J12])/5*1" office:value-type="float" office:value="18">
            <text:p>18,0</text:p>
          </table:table-cell>
          <table:table-cell table:style-name="ce99" table:formula="of:=+[.K12]+([.K17]-[.K12])/5*1" office:value-type="float" office:value="19">
            <text:p>19,0</text:p>
          </table:table-cell>
          <table:table-cell table:style-name="ce99" table:formula="of:=+[.L12]+([.L17]-[.L12])/5*1" office:value-type="float" office:value="24">
            <text:p>24,0</text:p>
          </table:table-cell>
          <table:table-cell table:style-name="ce99" table:formula="of:=+[.M12]+([.M17]-[.M12])/5*1" office:value-type="float" office:value="32">
            <text:p>32,0</text:p>
          </table:table-cell>
          <table:table-cell table:style-name="ce99" table:formula="of:=+[.N12]+([.N17]-[.N12])/5*1" office:value-type="float" office:value="17">
            <text:p>17,0</text:p>
          </table:table-cell>
          <table:table-cell table:style-name="ce99" table:formula="of:=+[.O12]+([.O17]-[.O12])/5*1" office:value-type="float" office:value="42">
            <text:p>42,0</text:p>
          </table:table-cell>
          <table:table-cell table:style-name="ce99" table:formula="of:=+[.P12]+([.P17]-[.P12])/5*1" office:value-type="float" office:value="42">
            <text:p>42,0</text:p>
          </table:table-cell>
          <table:table-cell table:style-name="ce99" table:number-columns-repeated="2"/>
          <table:table-cell table:style-name="ce97"/>
          <table:table-cell table:style-name="ce99" table:number-columns-repeated="4"/>
          <table:table-cell table:style-name="ce97"/>
          <table:table-cell table:style-name="ce97" office:value-type="float" office:value="2000">
            <text:p>2.000,0</text:p>
          </table:table-cell>
          <table:table-cell table:style-name="ce97"/>
          <table:table-cell table:style-name="ce99" table:formula="of:=+[.AA12]+([.AA17]-[.AA12])/5*1" office:value-type="float" office:value="17">
            <text:p>17,0</text:p>
          </table:table-cell>
          <table:table-cell table:style-name="ce101" table:number-columns-repeated="4"/>
          <table:table-cell table:style-name="ce99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7">
            <text:p>7 kA</text:p>
          </table:table-cell>
          <table:table-cell table:style-name="ce97" office:value-type="float" office:value="4">
            <text:p>4,0</text:p>
          </table:table-cell>
          <table:table-cell table:style-name="ce97" office:value-type="float" office:value="4">
            <text:p>4,0</text:p>
          </table:table-cell>
          <table:table-cell table:style-name="ce99" office:value-type="float" office:value="8.8">
            <text:p>8,8</text:p>
          </table:table-cell>
          <table:table-cell table:style-name="ce99" office:value-type="float" office:value="8.8">
            <text:p>8,8</text:p>
          </table:table-cell>
          <table:table-cell table:style-name="ce99" table:formula="of:=+[.H12]+([.H17]-[.H12])/5*2" office:value-type="float" office:value="15.2">
            <text:p>15,2</text:p>
          </table:table-cell>
          <table:table-cell table:style-name="ce99" table:formula="of:=+[.I12]+([.I17]-[.I12])/5*2" office:value-type="float" office:value="19">
            <text:p>19,0</text:p>
          </table:table-cell>
          <table:table-cell table:style-name="ce99" table:formula="of:=+[.J12]+([.J17]-[.J12])/5*2" office:value-type="float" office:value="21">
            <text:p>21,0</text:p>
          </table:table-cell>
          <table:table-cell table:style-name="ce99" table:formula="of:=+[.K12]+([.K17]-[.K12])/5*2" office:value-type="float" office:value="23">
            <text:p>23,0</text:p>
          </table:table-cell>
          <table:table-cell table:style-name="ce99" table:formula="of:=+[.L12]+([.L17]-[.L12])/5*2" office:value-type="float" office:value="28">
            <text:p>28,0</text:p>
          </table:table-cell>
          <table:table-cell table:style-name="ce99" table:formula="of:=+[.M12]+([.M17]-[.M12])/5*2" office:value-type="float" office:value="34">
            <text:p>34,0</text:p>
          </table:table-cell>
          <table:table-cell table:style-name="ce99" table:formula="of:=+[.N12]+([.N17]-[.N12])/5*2" office:value-type="float" office:value="19">
            <text:p>19,0</text:p>
          </table:table-cell>
          <table:table-cell table:style-name="ce99" table:formula="of:=+[.O12]+([.O17]-[.O12])/5*2" office:value-type="float" office:value="49">
            <text:p>49,0</text:p>
          </table:table-cell>
          <table:table-cell table:style-name="ce99" table:formula="of:=+[.P12]+([.P17]-[.P12])/5*2" office:value-type="float" office:value="49">
            <text:p>49,0</text:p>
          </table:table-cell>
          <table:table-cell table:style-name="ce99" table:number-columns-repeated="2"/>
          <table:table-cell table:style-name="ce97"/>
          <table:table-cell table:style-name="ce99" table:number-columns-repeated="4"/>
          <table:table-cell table:style-name="ce97"/>
          <table:table-cell table:style-name="ce97" office:value-type="float" office:value="600">
            <text:p>600,0</text:p>
          </table:table-cell>
          <table:table-cell table:style-name="ce97"/>
          <table:table-cell table:style-name="ce99" table:formula="of:=+[.AA12]+([.AA17]-[.AA12])/5*2" office:value-type="float" office:value="19">
            <text:p>19,0</text:p>
          </table:table-cell>
          <table:table-cell table:style-name="ce101" table:number-columns-repeated="4"/>
          <table:table-cell table:style-name="ce99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8">
            <text:p>8 kA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8" office:value-type="float" office:value="9">
            <text:p>9</text:p>
          </table:table-cell>
          <table:table-cell table:style-name="ce98" office:value-type="float" office:value="9">
            <text:p>9</text:p>
          </table:table-cell>
          <table:table-cell table:style-name="ce98" office:value-type="float" office:value="17">
            <text:p>17</text:p>
          </table:table-cell>
          <table:table-cell table:style-name="ce98" office:value-type="float" office:value="22">
            <text:p>22</text:p>
          </table:table-cell>
          <table:table-cell table:style-name="ce98" office:value-type="float" office:value="26">
            <text:p>26</text:p>
          </table:table-cell>
          <table:table-cell table:style-name="ce98" office:value-type="float" office:value="30">
            <text:p>30</text:p>
          </table:table-cell>
          <table:table-cell table:style-name="ce98" office:value-type="float" office:value="34">
            <text:p>34</text:p>
          </table:table-cell>
          <table:table-cell table:style-name="ce98" office:value-type="float" office:value="37">
            <text:p>37</text:p>
          </table:table-cell>
          <table:table-cell table:style-name="ce98" office:value-type="float" office:value="22">
            <text:p>22</text:p>
          </table:table-cell>
          <table:table-cell table:style-name="ce98" office:value-type="float" office:value="60">
            <text:p>60</text:p>
          </table:table-cell>
          <table:table-cell table:style-name="ce98" office:value-type="float" office:value="60">
            <text:p>60</text:p>
          </table:table-cell>
          <table:table-cell table:style-name="ce98" table:number-columns-repeated="2"/>
          <table:table-cell table:style-name="ce96"/>
          <table:table-cell table:style-name="ce98" table:number-columns-repeated="4"/>
          <table:table-cell table:style-name="ce96" table:number-columns-repeated="3"/>
          <table:table-cell table:style-name="ce98" office:value-type="float" office:value="22">
            <text:p>22</text:p>
          </table:table-cell>
          <table:table-cell table:style-name="ce100" table:number-columns-repeated="4"/>
          <table:table-cell table:style-name="ce98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9">
            <text:p>9 kA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20">
            <text:p>20</text:p>
          </table:table-cell>
          <table:table-cell table:style-name="ce96" office:value-type="float" office:value="25">
            <text:p>25</text:p>
          </table:table-cell>
          <table:table-cell table:style-name="ce96" office:value-type="float" office:value="30">
            <text:p>30</text:p>
          </table:table-cell>
          <table:table-cell table:style-name="ce96" office:value-type="float" office:value="35">
            <text:p>35</text:p>
          </table:table-cell>
          <table:table-cell table:style-name="ce96" office:value-type="float" office:value="40">
            <text:p>40</text:p>
          </table:table-cell>
          <table:table-cell table:style-name="ce96" office:value-type="float" office:value="40">
            <text:p>40</text:p>
          </table:table-cell>
          <table:table-cell table:style-name="ce96" office:value-type="float" office:value="25">
            <text:p>25</text:p>
          </table:table-cell>
          <table:table-cell table:style-name="ce96" office:value-type="float" office:value="70">
            <text:p>70</text:p>
          </table:table-cell>
          <table:table-cell table:style-name="ce96" office:value-type="float" office:value="70">
            <text:p>70</text:p>
          </table:table-cell>
          <table:table-cell table:style-name="ce96" office:value-type="float" office:value="80">
            <text:p>80</text:p>
          </table:table-cell>
          <table:table-cell table:style-name="ce96" table:number-columns-repeated="9"/>
          <table:table-cell table:style-name="ce96" office:value-type="float" office:value="25">
            <text:p>25</text:p>
          </table:table-cell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10">
            <text:p>10 kA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20">
            <text:p>20</text:p>
          </table:table-cell>
          <table:table-cell table:style-name="ce96" office:value-type="float" office:value="25">
            <text:p>25</text:p>
          </table:table-cell>
          <table:table-cell table:style-name="ce96" office:value-type="float" office:value="30">
            <text:p>30</text:p>
          </table:table-cell>
          <table:table-cell table:style-name="ce96" office:value-type="float" office:value="35">
            <text:p>35</text:p>
          </table:table-cell>
          <table:table-cell table:style-name="ce96" office:value-type="float" office:value="40">
            <text:p>40</text:p>
          </table:table-cell>
          <table:table-cell table:style-name="ce96" office:value-type="float" office:value="40">
            <text:p>40</text:p>
          </table:table-cell>
          <table:table-cell table:style-name="ce96" office:value-type="float" office:value="25">
            <text:p>25</text:p>
          </table:table-cell>
          <table:table-cell table:style-name="ce96" office:value-type="float" office:value="70">
            <text:p>70</text:p>
          </table:table-cell>
          <table:table-cell table:style-name="ce96" office:value-type="float" office:value="70">
            <text:p>70</text:p>
          </table:table-cell>
          <table:table-cell table:style-name="ce96" office:value-type="float" office:value="75">
            <text:p>75</text:p>
          </table:table-cell>
          <table:table-cell table:style-name="ce96" office:value-type="float" office:value="8000">
            <text:p>8.000</text:p>
          </table:table-cell>
          <table:table-cell table:style-name="ce96" office:value-type="float" office:value="9000">
            <text:p>9.000</text:p>
          </table:table-cell>
          <table:table-cell table:style-name="ce96" table:number-columns-repeated="4"/>
          <table:table-cell table:style-name="ce96" office:value-type="float" office:value="9000">
            <text:p>9.000</text:p>
          </table:table-cell>
          <table:table-cell table:style-name="ce96" table:number-columns-repeated="2"/>
          <table:table-cell table:style-name="ce96" office:value-type="float" office:value="25">
            <text:p>25</text:p>
          </table:table-cell>
          <table:table-cell table:style-name="ce96" table:number-columns-repeated="8"/>
        </table:table-row>
        <table:table-row table:style-name="ro11">
          <table:table-cell table:number-columns-repeated="2"/>
          <table:table-cell table:style-name="ce94" office:value-type="currency" office:currency="kA" office:value="11">
            <text:p>11 kA</text:p>
          </table:table-cell>
          <table:table-cell table:style-name="ce96" table:number-columns-repeated="2"/>
          <table:table-cell table:style-name="ce96" office:value-type="float" office:value="10">
            <text:p>10</text:p>
          </table:table-cell>
          <table:table-cell table:style-name="ce96" office:value-type="float" office:value="10">
            <text:p>10</text:p>
          </table:table-cell>
          <table:table-cell table:style-name="ce96" table:number-columns-repeated="28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12">
            <text:p>12 kA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20">
            <text:p>20</text:p>
          </table:table-cell>
          <table:table-cell table:style-name="ce96" office:value-type="float" office:value="30">
            <text:p>30</text:p>
          </table:table-cell>
          <table:table-cell table:style-name="ce96" office:value-type="float" office:value="40">
            <text:p>40</text:p>
          </table:table-cell>
          <table:table-cell table:style-name="ce96" office:value-type="float" office:value="40">
            <text:p>40</text:p>
          </table:table-cell>
          <table:table-cell table:style-name="ce96" office:value-type="float" office:value="50">
            <text:p>50</text:p>
          </table:table-cell>
          <table:table-cell table:style-name="ce96" office:value-type="float" office:value="70">
            <text:p>70</text:p>
          </table:table-cell>
          <table:table-cell table:style-name="ce96" office:value-type="float" office:value="35">
            <text:p>35</text:p>
          </table:table-cell>
          <table:table-cell table:style-name="ce96" office:value-type="float" office:value="80">
            <text:p>80</text:p>
          </table:table-cell>
          <table:table-cell table:style-name="ce96" office:value-type="float" office:value="80">
            <text:p>80</text:p>
          </table:table-cell>
          <table:table-cell table:style-name="ce96" table:number-columns-repeated="8"/>
          <table:table-cell table:style-name="ce96" office:value-type="float" office:value="100">
            <text:p>100</text:p>
          </table:table-cell>
          <table:table-cell table:style-name="ce96" table:number-columns-repeated="10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13">
            <text:p>13 kA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20">
            <text:p>20</text:p>
          </table:table-cell>
          <table:table-cell table:style-name="ce96" table:formula="of:=+ROUND([.I22]*13/15)" office:value-type="float" office:value="43">
            <text:p>43</text:p>
          </table:table-cell>
          <table:table-cell table:style-name="ce96" table:formula="of:=+ROUND([.J22]*13/15)" office:value-type="float" office:value="52">
            <text:p>52</text:p>
          </table:table-cell>
          <table:table-cell table:style-name="ce96" table:formula="of:=+ROUND([.K22]*13/15)" office:value-type="float" office:value="65">
            <text:p>65</text:p>
          </table:table-cell>
          <table:table-cell table:style-name="ce96" table:formula="of:=+ROUND([.L22]*13/15)" office:value-type="float" office:value="69">
            <text:p>69</text:p>
          </table:table-cell>
          <table:table-cell table:style-name="ce96" table:formula="of:=+ROUND([.M22]*13/15)" office:value-type="float" office:value="87">
            <text:p>87</text:p>
          </table:table-cell>
          <table:table-cell table:style-name="ce96" table:formula="of:=+ROUND([.N22]*13/15)" office:value-type="float" office:value="87">
            <text:p>87</text:p>
          </table:table-cell>
          <table:table-cell table:style-name="ce96" table:formula="of:=+ROUND([.O22]*13/15)" office:value-type="float" office:value="87">
            <text:p>87</text:p>
          </table:table-cell>
          <table:table-cell table:style-name="ce96" table:formula="of:=+ROUND([.P22]*13/15)" office:value-type="float" office:value="87">
            <text:p>87</text:p>
          </table:table-cell>
          <table:table-cell table:style-name="ce96" table:number-columns-repeated="19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14">
            <text:p>14 kA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0">
            <text:p>0</text:p>
          </table:table-cell>
          <table:table-cell table:style-name="ce96" table:formula="of:=+ROUND([.I22]*14/15)" office:value-type="float" office:value="47">
            <text:p>47</text:p>
          </table:table-cell>
          <table:table-cell table:style-name="ce96" table:formula="of:=+ROUND([.J22]*14/15)" office:value-type="float" office:value="56">
            <text:p>56</text:p>
          </table:table-cell>
          <table:table-cell table:style-name="ce96" table:formula="of:=+ROUND([.K22]*14/15)" office:value-type="float" office:value="70">
            <text:p>70</text:p>
          </table:table-cell>
          <table:table-cell table:style-name="ce96" table:formula="of:=+ROUND([.L22]*14/15)" office:value-type="float" office:value="75">
            <text:p>75</text:p>
          </table:table-cell>
          <table:table-cell table:style-name="ce96" table:formula="of:=+ROUND([.M22]*14/15)" office:value-type="float" office:value="93">
            <text:p>93</text:p>
          </table:table-cell>
          <table:table-cell table:style-name="ce96" table:formula="of:=+ROUND([.N22]*14/15)" office:value-type="float" office:value="93">
            <text:p>93</text:p>
          </table:table-cell>
          <table:table-cell table:style-name="ce96" table:formula="of:=+ROUND([.O22]*14/15)" office:value-type="float" office:value="93">
            <text:p>93</text:p>
          </table:table-cell>
          <table:table-cell table:style-name="ce96" table:formula="of:=+ROUND([.P22]*14/15)" office:value-type="float" office:value="93">
            <text:p>93</text:p>
          </table:table-cell>
          <table:table-cell table:style-name="ce96" table:number-columns-repeated="10"/>
          <table:table-cell table:style-name="ce96" table:formula="of:=+[.AA22]*14/15" office:value-type="float" office:value="46.6666666666667">
            <text:p>47</text:p>
          </table:table-cell>
          <table:table-cell table:style-name="ce96" table:number-columns-repeated="8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15">
            <text:p>15 kA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4">
            <text:p>4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10">
            <text:p>10</text:p>
          </table:table-cell>
          <table:table-cell table:style-name="ce96" office:value-type="float" office:value="20">
            <text:p>20</text:p>
          </table:table-cell>
          <table:table-cell table:style-name="ce96" office:value-type="float" office:value="50">
            <text:p>50</text:p>
          </table:table-cell>
          <table:table-cell table:style-name="ce96" office:value-type="float" office:value="60">
            <text:p>60</text:p>
          </table:table-cell>
          <table:table-cell table:style-name="ce96" office:value-type="float" office:value="75">
            <text:p>75</text:p>
          </table:table-cell>
          <table:table-cell table:style-name="ce96" office:value-type="float" office:value="80">
            <text:p>80</text:p>
          </table:table-cell>
          <table:table-cell table:style-name="ce96" office:value-type="float" office:value="100">
            <text:p>100</text:p>
          </table:table-cell>
          <table:table-cell table:style-name="ce96" office:value-type="float" office:value="100">
            <text:p>100</text:p>
          </table:table-cell>
          <table:table-cell table:style-name="ce96" office:value-type="float" office:value="100">
            <text:p>100</text:p>
          </table:table-cell>
          <table:table-cell table:style-name="ce96" office:value-type="float" office:value="100">
            <text:p>100</text:p>
          </table:table-cell>
          <table:table-cell table:style-name="ce96" table:number-columns-repeated="2"/>
          <table:table-cell table:style-name="ce96" office:value-type="float" office:value="12000">
            <text:p>12.000</text:p>
          </table:table-cell>
          <table:table-cell table:style-name="ce96" table:number-columns-repeated="7"/>
          <table:table-cell table:style-name="ce96" office:value-type="float" office:value="50">
            <text:p>50</text:p>
          </table:table-cell>
          <table:table-cell table:style-name="ce100" office:value-type="float" office:value="60">
            <text:p>60</text:p>
          </table:table-cell>
          <table:table-cell table:style-name="ce100" office:value-type="string">
            <text:p>-</text:p>
          </table:table-cell>
          <table:table-cell table:style-name="ce100" table:number-columns-repeated="2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16">
            <text:p>16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17">
            <text:p>17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18">
            <text:p>18 kA</text:p>
          </table:table-cell>
          <table:table-cell table:style-name="ce96" office:value-type="float" office:value="5">
            <text:p>5</text:p>
          </table:table-cell>
          <table:table-cell table:style-name="ce96" office:value-type="float" office:value="5">
            <text:p>5</text:p>
          </table:table-cell>
          <table:table-cell table:style-name="ce96" office:value-type="float" office:value="15">
            <text:p>15</text:p>
          </table:table-cell>
          <table:table-cell table:style-name="ce96" office:value-type="float" office:value="15">
            <text:p>15</text:p>
          </table:table-cell>
          <table:table-cell table:style-name="ce96" office:value-type="float" office:value="25">
            <text:p>25</text:p>
          </table:table-cell>
          <table:table-cell table:style-name="ce96" office:value-type="float" office:value="55">
            <text:p>55</text:p>
          </table:table-cell>
          <table:table-cell table:style-name="ce96" office:value-type="float" office:value="70">
            <text:p>70</text:p>
          </table:table-cell>
          <table:table-cell table:style-name="ce96" office:value-type="float" office:value="80">
            <text:p>80</text:p>
          </table:table-cell>
          <table:table-cell table:style-name="ce96" office:value-type="float" office:value="85">
            <text:p>85</text:p>
          </table:table-cell>
          <table:table-cell table:style-name="ce96" office:value-type="float" office:value="110">
            <text:p>110</text:p>
          </table:table-cell>
          <table:table-cell table:style-name="ce96" office:value-type="float" office:value="115">
            <text:p>115</text:p>
          </table:table-cell>
          <table:table-cell table:style-name="ce96" office:value-type="float" office:value="115">
            <text:p>115</text:p>
          </table:table-cell>
          <table:table-cell table:style-name="ce96" office:value-type="float" office:value="115">
            <text:p>115</text:p>
          </table:table-cell>
          <table:table-cell table:style-name="ce96" table:number-columns-repeated="11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19">
            <text:p>19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20">
            <text:p>20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21">
            <text:p>21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22">
            <text:p>22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23">
            <text:p>23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24">
            <text:p>24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25">
            <text:p>25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26">
            <text:p>26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27">
            <text:p>27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28">
            <text:p>28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 table:number-columns-repeated="2"/>
          <table:table-cell table:style-name="ce94" office:value-type="currency" office:currency="kA" office:value="29">
            <text:p>29 kA</text:p>
          </table:table-cell>
          <table:table-cell table:style-name="ce96" table:number-columns-repeated="24"/>
          <table:table-cell table:style-name="ce100" table:number-columns-repeated="4"/>
          <table:table-cell table:style-name="ce96" table:number-columns-repeated="4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30">
            <text:p>30 kA</text:p>
          </table:table-cell>
          <table:table-cell table:style-name="ce96" table:number-columns-repeated="2"/>
          <table:table-cell table:style-name="ce100" table:number-columns-repeated="30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35">
            <text:p>35 kA</text:p>
          </table:table-cell>
          <table:table-cell table:style-name="ce96" table:number-columns-repeated="2"/>
          <table:table-cell table:style-name="ce100" table:number-columns-repeated="30"/>
        </table:table-row>
        <table:table-row table:style-name="ro11">
          <table:table-cell/>
          <table:table-cell office:value-type="string">
            <text:p>Icc</text:p>
          </table:table-cell>
          <table:table-cell table:style-name="ce94" office:value-type="currency" office:currency="kA" office:value="40">
            <text:p>40 kA</text:p>
          </table:table-cell>
          <table:table-cell table:style-name="ce96" table:number-columns-repeated="2"/>
          <table:table-cell table:style-name="ce100" table:number-columns-repeated="30"/>
        </table:table-row>
        <table:table-row table:style-name="ro8" table:number-rows-repeated="65496">
          <table:table-cell table:number-columns-repeated="35"/>
        </table:table-row>
        <table:table-row table:style-name="ro8">
          <table:table-cell table:number-columns-repeated="35"/>
        </table:table-row>
      </table:table>
      <table:table table:name="Corto_Circuito" table:style-name="ta3" table:print="false">
        <table:table-column table:style-name="co20" table:default-cell-style-name="Default"/>
        <table:table-column table:style-name="co21" table:default-cell-style-name="Default"/>
        <table:table-column table:style-name="co6" table:number-columns-repeated="3" table:default-cell-style-name="Default"/>
        <table:table-row table:style-name="ro8">
          <table:table-cell table:style-name="ce102" office:value-type="string">
            <text:p>CALCOLO DELLA CORRENTE DI CORTO CIRCUITO</text:p>
          </table:table-cell>
          <table:table-cell table:number-columns-repeated="4"/>
        </table:table-row>
        <table:table-row table:style-name="ro8">
          <table:table-cell table:number-columns-repeated="5"/>
        </table:table-row>
        <table:table-row table:style-name="ro8">
          <table:table-cell office:value-type="string">
            <text:p>Sn</text:p>
          </table:table-cell>
          <table:table-cell office:value-type="float" office:value="630000">
            <text:p>630000</text:p>
          </table:table-cell>
          <table:table-cell table:number-columns-repeated="3"/>
        </table:table-row>
        <table:table-row table:style-name="ro8">
          <table:table-cell office:value-type="string">
            <text:p>Ucc%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string">
            <text:p>Ur</text:p>
          </table:table-cell>
          <table:table-cell office:value-type="float" office:value="400">
            <text:p>400</text:p>
          </table:table-cell>
          <table:table-cell table:number-columns-repeated="3"/>
        </table:table-row>
        <table:table-row table:style-name="ro8" table:number-rows-repeated="4">
          <table:table-cell table:number-columns-repeated="5"/>
        </table:table-row>
        <table:table-row table:style-name="ro8">
          <table:table-cell office:value-type="string">
            <text:p>Ucc</text:p>
          </table:table-cell>
          <table:table-cell table:formula="of:=+[.B4]*[.B5]/100" office:value-type="float" office:value="16">
            <text:p>16</text:p>
          </table:table-cell>
          <table:table-cell table:number-columns-repeated="3"/>
        </table:table-row>
        <table:table-row table:style-name="ro8">
          <table:table-cell office:value-type="string">
            <text:p>Icc</text:p>
          </table:table-cell>
          <table:table-cell table:formula="of:=+[.B3]/([.B10]*1.73)" office:value-type="float" office:value="22760.1156069364">
            <text:p>22760,12</text:p>
          </table:table-cell>
          <table:table-cell table:number-columns-repeated="3"/>
        </table:table-row>
        <table:table-row table:style-name="ro8" table:number-rows-repeated="2">
          <table:table-cell table:number-columns-repeated="5"/>
        </table:table-row>
        <table:table-row table:style-name="ro8">
          <table:table-cell office:value-type="string">
            <text:p>Pcu</text:p>
          </table:table-cell>
          <table:table-cell office:value-type="float" office:value="6500">
            <text:p>6500</text:p>
          </table:table-cell>
          <table:table-cell table:number-columns-repeated="3"/>
        </table:table-row>
        <table:table-row table:style-name="ro8">
          <table:table-cell table:number-columns-repeated="5"/>
        </table:table-row>
        <table:table-row table:style-name="ro8">
          <table:table-cell office:value-type="string">
            <text:p>R1</text:p>
          </table:table-cell>
          <table:table-cell table:style-name="ce103" table:formula="of:=+[.B14]*[.B5]^2/[.B3]^2*1000" office:value-type="float" office:value="2.62030738221214">
            <text:p>2,62031</text:p>
          </table:table-cell>
          <table:table-cell table:number-columns-repeated="3"/>
        </table:table-row>
        <table:table-row table:style-name="ro8">
          <table:table-cell/>
          <table:table-cell table:style-name="ce103"/>
          <table:table-cell table:number-columns-repeated="3"/>
        </table:table-row>
        <table:table-row table:style-name="ro8">
          <table:table-cell office:value-type="string">
            <text:p>Z</text:p>
          </table:table-cell>
          <table:table-cell table:style-name="ce103" table:formula="of:=+[.B4]/100*[.B5]^2/[.B3]*1000" office:value-type="float" office:value="10.1587301587302">
            <text:p>10,15873</text:p>
          </table:table-cell>
          <table:table-cell table:style-name="ce103"/>
          <table:table-cell table:number-columns-repeated="2"/>
        </table:table-row>
        <table:table-row table:style-name="ro8">
          <table:table-cell/>
          <table:table-cell table:style-name="ce103"/>
          <table:table-cell table:number-columns-repeated="3"/>
        </table:table-row>
        <table:table-row table:style-name="ro8">
          <table:table-cell office:value-type="string">
            <text:p>X1</text:p>
          </table:table-cell>
          <table:table-cell table:style-name="ce103" table:formula="of:=+([.B18]^2-[.B16]^2)^0.5" office:value-type="float" office:value="9.81497772084166">
            <text:p>9,81498</text:p>
          </table:table-cell>
          <table:table-cell table:number-columns-repeated="3"/>
        </table:table-row>
        <table:table-row table:style-name="ro8">
          <table:table-cell/>
          <table:table-cell table:style-name="ce103"/>
          <table:table-cell table:number-columns-repeated="3"/>
        </table:table-row>
        <table:table-row table:style-name="ro8">
          <table:table-cell office:value-type="string">
            <text:p>Lunghezza linea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8">
          <table:table-cell table:number-columns-repeated="4"/>
          <table:table-cell office:value-type="string">
            <text:p>120 gomma</text:p>
          </table:table-cell>
        </table:table-row>
        <table:table-row table:style-name="ro8">
          <table:table-cell office:value-type="string">
            <text:p>Resistenza corde</text:p>
          </table:table-cell>
          <table:table-cell table:style-name="ce104" office:value-type="float" office:value="0.194">
            <text:p>0,194</text:p>
          </table:table-cell>
          <table:table-cell table:style-name="ce104" table:number-columns-repeated="2"/>
          <table:table-cell table:style-name="ce104" office:value-type="float" office:value="0.194">
            <text:p>0,194</text:p>
          </table:table-cell>
        </table:table-row>
        <table:table-row table:style-name="ro8">
          <table:table-cell office:value-type="string">
            <text:p>Reattanza</text:p>
          </table:table-cell>
          <table:table-cell table:style-name="ce104" office:value-type="float" office:value="0.094">
            <text:p>0,094</text:p>
          </table:table-cell>
          <table:table-cell table:style-name="ce104" table:number-columns-repeated="2"/>
          <table:table-cell table:style-name="ce104" office:value-type="float" office:value="0.094">
            <text:p>0,094</text:p>
          </table:table-cell>
        </table:table-row>
        <table:table-row table:style-name="ro8">
          <table:table-cell office:value-type="string">
            <text:p>Numero di corde per fase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8">
          <table:table-cell table:number-columns-repeated="5"/>
        </table:table-row>
        <table:table-row table:style-name="ro8">
          <table:table-cell office:value-type="string">
            <text:p>R2</text:p>
          </table:table-cell>
          <table:table-cell table:formula="of:=+[.B24]/[.B26]*[.B22]" office:value-type="float" office:value="0.646666666666667">
            <text:p>0,65</text:p>
          </table:table-cell>
          <table:table-cell table:number-columns-repeated="3"/>
        </table:table-row>
        <table:table-row table:style-name="ro8">
          <table:table-cell office:value-type="string">
            <text:p>X2</text:p>
          </table:table-cell>
          <table:table-cell table:formula="of:=+[.B25]/[.B26]*[.B22]" office:value-type="float" office:value="0.313333333333333">
            <text:p>0,31</text:p>
          </table:table-cell>
          <table:table-cell table:number-columns-repeated="3"/>
        </table:table-row>
      </table:table>
      <table:named-expressions>
        <table:named-expression table:name="Excel_BuiltIn_Print_Area_5" table:base-cell-address="$Tabella_Linee.$A$1" table:expression="$tab.$#rif!$1:$#rif!#rif!#rif!#rif!#rif!#rif!#rif!#rif!#rif!#rif!#rif!#rif!#rif!#rif![.#RIF!$43]"/>
        <table:named-expression table:name="CDT" table:base-cell-address="$Tabella_Linee.$A$1" table:expression="$'protezioni da blindo'.$#rif!#rif!#rif!#rif!#rif!#rif!#rif!#rif!#rif!#rif!#rif!#rif!#rif!#rif![.#RIF!$7]"/>
        <table:named-expression table:name="ICC" table:base-cell-address="$Tabella_Linee.$A$1" table:expression="$'protezioni da blindo'.$#rif!#rif!#rif!#rif!#rif!#rif!#rif!#rif!#rif!#rif!#rif!#rif!#rif!#rif![.#RIF!$6]"/>
        <table:named-range table:name="Aposa" table:base-cell-address="$Tabelle.$E$6" table:cell-range-address="$Tabelle.$B$2:.$F$7"/>
        <table:named-range table:name="Aportata" table:base-cell-address="$Tabelle.$O$28" table:cell-range-address="$Tabelle.$B$11:.$O$28"/>
        <table:named-expression table:name="Curv" table:base-cell-address="$Tabella_Linee.$B$9" table:expression="$#RIF!.$B$9"/>
        <table:named-expression table:name="A2s230" table:base-cell-address="$Tabella_Linee.$B$9" table:expression="$#RIF!.$B$9:$M$25"/>
        <table:named-expression table:name="A2s400" table:base-cell-address="$Tabella_Linee.$P$69" table:expression="$#RIF!.$B$36:$P$69"/>
        <table:named-range table:name="Acaduta" table:base-cell-address="$Tabelle.$D$49" table:cell-range-address="$Tabelle.$B$32:.$D$49"/>
        <table:named-expression table:name="ABB_I2T" table:base-cell-address="$Tabella_Linee.$L$39" table:expression="$#RIF!.$A$11:$Q$37"/>
        <table:named-range table:name="Ajoule" table:base-cell-address="$Tabelle.$D$71" table:cell-range-address="$Tabelle.$B$54:.$D$71"/>
      </table:named-expressions>
      <table:database-ranges>
        <table:database-range table:name="CADUTATENSIONE" table:target-range-address="Tabelle.B32:Tabelle.D49"/>
        <table:database-range table:name="EP" table:target-range-address="EP_Energia_Passante.C8:EP_Energia_Passante.AI39"/>
        <table:database-range table:name="PORTATACAVO" table:target-range-address="Tabelle.B11:Tabelle.O28"/>
        <table:database-range table:name="POSACOLONNA" table:target-range-address="Tabelle.D76:Tabelle.H83"/>
        <table:database-range table:target-range-address="EP_Energia_Passante.G8:EP_Energia_Passante.AI3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Lucida Console" svg:font-family="'Lucida Console'" style:font-family-generic="modern" style:font-pitch="fixed"/>
    <style:font-face style:name="Tahoma" svg:font-family="Tahoma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e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  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  </number:text>
    </number:number-style>
    <number:number-style style:name="N109">
      <number:text>-</number:text>
      <number:number number:decimal-places="2" number:min-integer-digits="1" number:grouping="true"/>
      <number:text>   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 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0P0"/>
    </number:number-style>
    <number:time-style style:name="N111">
      <number:minutes number:style="long"/>
      <number:text>.</number:text>
      <number:seconds number:style="long"/>
    </number:time-style>
    <number:number-style style:name="N112">
      <number:scientific-number number:decimal-places="1" number:min-integer-digits="1" number:min-exponent-digits="1"/>
    </number:number-style>
    <number:number-style style:name="N114P0" style:volatile="true">
      <number:text>L. </number:text>
      <number:number number:decimal-places="0" number:min-integer-digits="1" number:grouping="true"/>
    </number:number-style>
    <number:number-style style:name="N114">
      <number:text>-L. 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text>L. </number:text>
      <number:number number:decimal-places="0" number:min-integer-digits="1" number:grouping="true"/>
    </number:number-style>
    <number:number-style style:name="N115">
      <style:text-properties fo:color="#ff0000"/>
      <number:text>-L. </number:text>
      <number:number number:decimal-places="0" number:min-integer-digits="1" number:grouping="true"/>
      <style:map style:condition="value()&gt;=0" style:apply-style-name="N115P0"/>
    </number:number-style>
    <number:number-style style:name="N117P0" style:volatile="true">
      <number:text>L. </number:text>
      <number:number number:decimal-places="2" number:min-integer-digits="1" number:grouping="true"/>
    </number:number-style>
    <number:number-style style:name="N117">
      <number:text>-L. 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L. </number:text>
      <number:number number:decimal-places="2" number:min-integer-digits="1" number:grouping="true"/>
    </number:number-style>
    <number:number-style style:name="N118">
      <style:text-properties fo:color="#ff0000"/>
      <number:text>-L. 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L. </number:text>
      <number:number number:decimal-places="0" number:min-integer-digits="1" number:grouping="true"/>
      <number:text> </number:text>
    </number:number-style>
    <number:number-style style:name="N122P1" style:volatile="true">
      <number:text>-L. </number:text>
      <number:number number:decimal-places="0" number:min-integer-digits="1" number:grouping="true"/>
      <number:text> </number:text>
    </number:number-style>
    <number:number-style style:name="N122P2" style:volatile="true">
      <number:text> L.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L. </number:text>
      <number:number number:decimal-places="2" number:min-integer-digits="1" number:grouping="true"/>
      <number:text> </number:text>
    </number:number-style>
    <number:number-style style:name="N130P1" style:volatile="true">
      <number:text>-L. </number:text>
      <number:number number:decimal-places="2" number:min-integer-digits="1" number:grouping="true"/>
      <number:text> </number:text>
    </number:number-style>
    <number:number-style style:name="N130P2" style:volatile="true">
      <number:text> L.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number:min-integer-digits="1"/>
    </number:number-style>
    <number:percentage-style style:name="N136">
      <number:number number:decimal-places="1" number:min-integer-digits="1"/>
      <number:text>%</number:text>
    </number:percentage-style>
    <number:currency-style style:name="N137">
      <number:number number:decimal-places="2" number:min-integer-digits="1"/>
      <number:text> </number:text>
      <number:currency-symbol>mm2</number:currency-symbol>
    </number:currency-style>
    <number:currency-style style:name="N138">
      <number:number number:decimal-places="2" number:min-integer-digits="1"/>
      <number:text> </number:text>
      <number:currency-symbol>mm²</number:currency-symbol>
    </number:currency-style>
    <number:currency-style style:name="N139">
      <number:number number:decimal-places="2" number:min-integer-digits="1"/>
      <number:text> </number:text>
      <number:currency-symbol>metri</number:currency-symbol>
    </number:currency-style>
    <number:currency-style style:name="N140">
      <number:number number:decimal-places="2" number:min-integer-digits="1"/>
      <number:text> </number:text>
      <number:currency-symbol>kA</number:currency-symbol>
    </number:currency-style>
    <number:currency-style style:name="N141">
      <number:number number:decimal-places="2" number:min-integer-digits="1"/>
      <number:text> </number:text>
      <number:currency-symbol>%max</number:currency-symbol>
    </number:currency-style>
    <number:currency-style style:name="N142">
      <number:number number:decimal-places="2" number:min-integer-digits="0" number:decimal-replacement=""/>
      <number:text> </number:text>
      <number:currency-symbol>A</number:currency-symbol>
    </number:currency-style>
    <number:currency-style style:name="N143">
      <number:number number:decimal-places="0" number:min-integer-digits="0"/>
      <number:text> </number:text>
      <number:currency-symbol>A</number:currency-symbol>
    </number:currency-style>
    <number:currency-style style:name="N144">
      <number:number number:decimal-places="2" number:min-integer-digits="1"/>
      <number:text> </number:text>
      <number:currency-symbol>A</number:currency-symbol>
    </number:currency-style>
    <number:currency-style style:name="N146P0" style:volatile="true">
      <number:number number:decimal-places="0" number:min-integer-digits="1"/>
      <number:text> </number:text>
      <number:currency-symbol>A</number:currency-symbol>
    </number:currency-style>
    <number:currency-style style:name="N146">
      <number:text>-</number:text>
      <number:number number:decimal-places="0" number:min-integer-digits="1"/>
      <number:text> </number:text>
      <number:currency-symbol>A</number:currency-symbol>
      <style:map style:condition="value()&gt;=0" style:apply-style-name="N146P0"/>
    </number:currency-style>
    <number:currency-style style:name="N148P0" style:volatile="true">
      <number:number number:decimal-places="0" number:min-integer-digits="1"/>
      <number:text> </number:text>
      <number:currency-symbol>kA</number:currency-symbol>
    </number:currency-style>
    <number:currency-style style:name="N148">
      <number:text>-</number:text>
      <number:number number:decimal-places="0" number:min-integer-digits="1"/>
      <number:text> </number:text>
      <number:currency-symbol>kA</number:currency-symbol>
      <style:map style:condition="value()&gt;=0" style:apply-style-name="N148P0"/>
    </number:currency-style>
    <number:currency-style style:name="N149">
      <number:number number:decimal-places="0" number:min-integer-digits="1"/>
      <number:text> </number:text>
      <number:currency-symbol>%mm²</number:currency-symbol>
    </number:currency-style>
    <number:currency-style style:name="N150">
      <number:number number:decimal-places="0" number:min-integer-digits="1"/>
      <number:text> </number:text>
      <number:currency-symbol>mm²</number:currency-symbol>
    </number:currency-style>
    <number:currency-style style:name="N151">
      <number:number number:decimal-places="0" number:min-integer-digits="1"/>
      <number:text> </number:text>
      <number:currency-symbol>metri</number:currency-symbol>
    </number:currency-style>
    <number:currency-style style:name="N152">
      <number:number number:decimal-places="0" number:min-integer-digits="0"/>
      <number:text> </number:text>
      <number:currency-symbol>V</number:currency-symbol>
    </number:currency-style>
    <number:currency-style style:name="N153">
      <number:number number:decimal-places="0" number:min-integer-digits="1"/>
      <number:text> </number:text>
      <number:currency-symbol>%</number:currency-symbol>
    </number:currency-style>
    <number:currency-style style:name="N154">
      <number:number number:decimal-places="2" number:min-integer-digits="1"/>
      <number:text> </number:text>
      <number:currency-symbol>%</number:currency-symbol>
    </number:currency-style>
    <number:currency-style style:name="N155P0" style:volatile="true">
      <number:number number:decimal-places="2" number:min-integer-digits="1"/>
      <number:text> </number:text>
      <number:currency-symbol>%</number:currency-symbol>
    </number:currency-style>
    <number:currency-style style:name="N155">
      <number:text>-</number:text>
      <number:number number:decimal-places="2" number:min-integer-digits="1"/>
      <number:text> </number:text>
      <number:currency-symbol>%</number:currency-symbol>
      <style:map style:condition="value()&gt;=0" style:apply-style-name="N155P0"/>
    </number:currency-style>
    <number:currency-style style:name="N157P0" style:volatile="true">
      <number:number number:decimal-places="1" number:min-integer-digits="1"/>
      <number:text> </number:text>
      <number:currency-symbol>mm²</number:currency-symbol>
    </number:currency-style>
    <number:currency-style style:name="N157">
      <number:text>-</number:text>
      <number:number number:decimal-places="1" number:min-integer-digits="1"/>
      <number:text> </number:text>
      <number:currency-symbol>mm²</number:currency-symbol>
      <style:map style:condition="value()&gt;=0" style:apply-style-name="N157P0"/>
    </number:currency-style>
    <number:number-style style:name="N158">
      <number:number number:decimal-places="0" number:min-integer-digits="1"/>
      <number:text> mm²</number:text>
    </number:number-style>
    <number:number-style style:name="N159">
      <number:number number:decimal-places="0" number:min-integer-digits="1" number:grouping="true"/>
      <number:text> kA²s</number:text>
    </number:number-style>
    <number:number-style style:name="N160">
      <number:number number:decimal-places="1" number:min-integer-digits="1"/>
      <number:text> %</number:text>
    </number:number-style>
    <number:number-style style:name="N161">
      <number:number number:decimal-places="1" number:min-integer-digits="0" number:grouping="true"/>
    </number:number-style>
    <number:number-style style:name="N162">
      <number:number number:decimal-places="0" number:min-integer-digits="0"/>
      <number:text> A</number:text>
    </number:number-style>
    <number:number-style style:name="N163">
      <number:number number:decimal-places="2" number:min-integer-digits="1"/>
      <number:text> mm²</number:text>
    </number:number-style>
    <number:number-style style:name="N164">
      <number:number number:decimal-places="1" number:min-integer-digits="1" number:grouping="true"/>
      <number:text> kA²s</number:text>
    </number:number-style>
    <number:number-style style:name="N165">
      <number:text>dfdf </number:text>
      <number:number number:decimal-places="0" number:min-integer-digits="1" number:grouping="true"/>
    </number:number-style>
    <number:number-style style:name="N166">
      <number:text>dfdf </number:text>
      <number:number number:decimal-places="0" number:min-integer-digits="0" number:grouping="true"/>
    </number:number-style>
    <number:number-style style:name="N167">
      <number:text>Corrente di CC=  </number:text>
      <number:number number:decimal-places="0" number:min-integer-digits="0" number:grouping="true"/>
      <number:text>  kA</number:text>
    </number:number-style>
    <number:number-style style:name="N168">
      <number:text>Corrente di CC=  </number:text>
      <number:number number:decimal-places="0" number:min-integer-digits="0" number:grouping="true"/>
      <number:text> kA</number:text>
    </number:number-style>
    <number:number-style style:name="N169">
      <number:number number:decimal-places="5" number:min-integer-digits="1"/>
    </number:number-style>
    <number:number-style style:name="N170">
      <number:number number:decimal-places="3" number:min-integer-digits="1"/>
    </number:number-style>
    <number:number-style style:name="N171">
      <number:text>K= </number:text>
      <number:number number:decimal-places="0" number:min-integer-digits="0" number:grouping="true"/>
    </number:number-style>
    <number:number-style style:name="N172">
      <number:text>K= </number:text>
      <number:number number:decimal-places="2" number:min-integer-digits="0" number:grouping="true"/>
    </number:number-style>
    <number:number-style style:name="N173">
      <number:text>IZ= </number:text>
      <number:number number:decimal-places="0" number:min-integer-digits="0"/>
      <number:text> A</number:text>
    </number:number-style>
    <number:number-style style:name="N174">
      <number:text>Iz= </number:text>
      <number:number number:decimal-places="0" number:min-integer-digits="0"/>
      <number:text> A</number:text>
    </number:number-style>
    <number:number-style style:name="N175">
      <number:text>K= </number:text>
      <number:number number:decimal-places="1" number:min-integer-digits="1"/>
    </number:number-style>
    <number:number-style style:name="N176">
      <number:text>Ib=  </number:text>
      <number:number number:min-integer-digits="1"/>
      <number:text> A</number:text>
    </number:number-style>
    <number:number-style style:name="N177">
      <number:text>Ib= </number:text>
      <number:number number:min-integer-digits="1"/>
      <number:text> A</number:text>
    </number:number-style>
    <number:currency-style style:name="N178">
      <number:text>If=</number:text>
      <number:number number:decimal-places="2" number:min-integer-digits="1"/>
      <number:text> </number:text>
      <number:currency-symbol>A</number:currency-symbol>
    </number:currency-style>
    <number:currency-style style:name="N179">
      <number:text>If= </number:text>
      <number:number number:decimal-places="2" number:min-integer-digits="1"/>
      <number:currency-symbol>A</number:currency-symbol>
    </number:currency-style>
    <number:currency-style style:name="N180">
      <number:text>If= </number:text>
      <number:number number:decimal-places="2" number:min-integer-digits="1"/>
      <number:text> </number:text>
      <number:currency-symbol>A</number:currency-symbol>
    </number:currency-style>
    <number:number-style style:name="N181">
      <number:number number:decimal-places="2" number:min-integer-digits="1"/>
      <number:text> %</number:text>
    </number:number-style>
    <number:number-style style:name="N182">
      <number:number number:decimal-places="1" number:min-integer-digits="1"/>
      <number:text> mm²</number:text>
    </number:number-style>
    <number:currency-style style:name="N184P0" style:volatile="true">
      <number:number number:decimal-places="0" number:min-integer-digits="1" number:grouping="true"/>
      <number:text> </number:text>
      <number:currency-symbol>A</number:currency-symbol>
    </number:currency-style>
    <number:currency-style style:name="N184">
      <number:text>-</number:text>
      <number:number number:decimal-places="0" number:min-integer-digits="1" number:grouping="true"/>
      <number:text> </number:text>
      <number:currency-symbol>A</number:currency-symbol>
      <style:map style:condition="value()&gt;=0" style:apply-style-name="N184P0"/>
    </number:currency-style>
    <number:number-style style:name="N185">
      <number:number number:decimal-places="0" number:min-integer-digits="0" number:grouping="true"/>
    </number:number-style>
    <number:number-style style:name="N186">
      <number:number number:decimal-places="1" number:min-integer-digits="1" number:grouping="true"/>
      <number:text> A</number:text>
    </number:number-style>
    <number:number-style style:name="N187">
      <number:number number:decimal-places="0" number:min-integer-digits="0" number:grouping="true"/>
      <number:text> A</number:text>
    </number:number-style>
    <number:currency-style style:name="N189P0" style:volatile="true">
      <number:text>Icc= </number:text>
      <number:number number:decimal-places="0" number:min-integer-digits="1" number:grouping="true"/>
      <number:text> </number:text>
      <number:currency-symbol>kA</number:currency-symbol>
    </number:currency-style>
    <number:currency-style style:name="N189">
      <number:text>-</number:text>
      <number:number number:decimal-places="0" number:min-integer-digits="1" number:grouping="true"/>
      <number:text> </number:text>
      <number:currency-symbol>kA</number:currency-symbol>
      <style:map style:condition="value()&gt;=0" style:apply-style-name="N189P0"/>
    </number:currency-style>
    <number:currency-style style:name="N191P0" style:volatile="true">
      <number:text>Icc= </number:text>
      <number:number number:decimal-places="0" number:min-integer-digits="1" number:grouping="true"/>
      <number:currency-symbol>kA</number:currency-symbol>
    </number:currency-style>
    <number:currency-style style:name="N191">
      <number:text>-</number:text>
      <number:number number:decimal-places="0" number:min-integer-digits="1" number:grouping="true"/>
      <number:currency-symbol>kA</number:currency-symbol>
      <style:map style:condition="value()&gt;=0" style:apply-style-name="N191P0"/>
    </number:currency-style>
    <number:number-style style:name="N192">
      <number:text>Ib= </number:text>
      <number:number number:min-integer-digits="1"/>
      <number:text>A</number:text>
    </number:number-style>
    <number:currency-style style:name="N194P0" style:volatile="true">
      <number:text>Icu= </number:text>
      <number:number number:decimal-places="0" number:min-integer-digits="1" number:grouping="true"/>
      <number:currency-symbol>kA</number:currency-symbol>
    </number:currency-style>
    <number:currency-style style:name="N194">
      <number:text>-</number:text>
      <number:number number:decimal-places="0" number:min-integer-digits="1" number:grouping="true"/>
      <number:currency-symbol>kA</number:currency-symbol>
      <style:map style:condition="value()&gt;=0" style:apply-style-name="N194P0"/>
    </number:currency-style>
    <number:currency-style style:name="N195">
      <number:text>In= </number:text>
      <number:number number:decimal-places="2" number:min-integer-digits="1"/>
      <number:text> </number:text>
      <number:currency-symbol>A</number:currency-symbol>
    </number:currency-style>
    <number:currency-style style:name="N197P0" style:volatile="true">
      <number:text>In= </number:text>
      <number:number number:decimal-places="0" number:min-integer-digits="1"/>
      <number:text> </number:text>
      <number:currency-symbol>A</number:currency-symbol>
    </number:currency-style>
    <number:currency-style style:name="N197">
      <number:text>-</number:text>
      <number:number number:decimal-places="0" number:min-integer-digits="1"/>
      <number:text> </number:text>
      <number:currency-symbol>A</number:currency-symbol>
      <style:map style:condition="value()&gt;=0" style:apply-style-name="N197P0"/>
    </number:currency-style>
    <number:currency-style style:name="N199P0" style:volatile="true">
      <number:text>In= </number:text>
      <number:number number:decimal-places="0" number:min-integer-digits="1"/>
      <number:currency-symbol>A</number:currency-symbol>
    </number:currency-style>
    <number:currency-style style:name="N199">
      <number:text>-</number:text>
      <number:number number:decimal-places="0" number:min-integer-digits="1"/>
      <number:currency-symbol>A</number:currency-symbol>
      <style:map style:condition="value()&gt;=0" style:apply-style-name="N199P0"/>
    </number:currency-style>
    <number:currency-style style:name="N200">
      <number:text>Ir=</number:text>
      <number:number number:decimal-places="2" number:min-integer-digits="1"/>
      <number:text> </number:text>
      <number:currency-symbol>A</number:currency-symbol>
    </number:currency-style>
    <number:currency-style style:name="N202P0" style:volatile="true">
      <number:text>Ir= </number:text>
      <number:number number:decimal-places="0" number:min-integer-digits="1"/>
      <number:currency-symbol>A</number:currency-symbol>
    </number:currency-style>
    <number:currency-style style:name="N202">
      <number:text>-</number:text>
      <number:number number:decimal-places="0" number:min-integer-digits="1"/>
      <number:currency-symbol>A</number:currency-symbol>
      <style:map style:condition="value()&gt;=0" style:apply-style-name="N202P0"/>
    </number:currency-style>
    <number:currency-style style:name="N204P0" style:volatile="true">
      <number:text>Id= </number:text>
      <number:number number:decimal-places="0" number:min-integer-digits="1"/>
      <number:currency-symbol>A</number:currency-symbol>
    </number:currency-style>
    <number:currency-style style:name="N204">
      <number:text>-</number:text>
      <number:number number:decimal-places="0" number:min-integer-digits="1"/>
      <number:currency-symbol>A</number:currency-symbol>
      <style:map style:condition="value()&gt;=0" style:apply-style-name="N204P0"/>
    </number:currency-style>
    <number:currency-style style:name="N206P0" style:volatile="true">
      <number:text>Id= </number:text>
      <number:number number:decimal-places="0" number:min-integer-digits="1"/>
      <number:currency-symbol>mA</number:currency-symbol>
    </number:currency-style>
    <number:currency-style style:name="N206">
      <number:text>-</number:text>
      <number:number number:decimal-places="0" number:min-integer-digits="1"/>
      <number:currency-symbol>mA</number:currency-symbol>
      <style:map style:condition="value()&gt;=0" style:apply-style-name="N206P0"/>
    </number:currency-style>
    <number:number-style style:name="N207">
      <number:text>Iz= </number:text>
      <number:number number:decimal-places="0" number:min-integer-digits="0"/>
      <number:text>A</number:text>
    </number:number-style>
    <number:currency-style style:name="N208">
      <number:number number:decimal-places="0" number:min-integer-digits="1"/>
      <number:text> </number:text>
      <number:currency-symbol>m</number:currency-symbol>
    </number:currency-style>
    <number:currency-style style:name="N209P0" style:volatile="true">
      <number:number number:decimal-places="2" number:min-integer-digits="1"/>
      <number:text> </number:text>
      <number:currency-symbol>A</number:currency-symbol>
    </number:currency-style>
    <number:currency-style style:name="N209">
      <number:text>-</number:text>
      <number:number number:decimal-places="2" number:min-integer-digits="1"/>
      <number:text> </number:text>
      <number:currency-symbol>A</number:currency-symbol>
      <style:map style:condition="value()&gt;=0" style:apply-style-name="N209P0"/>
    </number:currency-style>
    <number:currency-style style:name="N211P0" style:volatile="true">
      <number:text>Id= </number:text>
      <number:number number:decimal-places="2" number:min-integer-digits="1"/>
      <number:text> </number:text>
      <number:currency-symbol>A</number:currency-symbol>
    </number:currency-style>
    <number:currency-style style:name="N211">
      <number:text>-</number:text>
      <number:number number:decimal-places="2" number:min-integer-digits="1"/>
      <number:text> </number:text>
      <number:currency-symbol>A</number:currency-symbol>
      <style:map style:condition="value()&gt;=0" style:apply-style-name="N211P0"/>
    </number:currency-style>
    <number:currency-style style:name="N213P0" style:volatile="true">
      <number:text>Id= </number:text>
      <number:number number:decimal-places="2" number:min-integer-digits="1"/>
      <number:currency-symbol>A</number:currency-symbol>
    </number:currency-style>
    <number:currency-style style:name="N213">
      <number:text>-</number:text>
      <number:number number:decimal-places="2" number:min-integer-digits="1"/>
      <number:currency-symbol>A</number:currency-symbol>
      <style:map style:condition="value()&gt;=0" style:apply-style-name="N213P0"/>
    </number:currency-style>
    <number:currency-style style:name="N5103" number:language="it" number:country="IT">
      <number:number number:decimal-places="2" number:min-integer-digits="1" number:grouping="true"/>
      <number:text> </number:text>
      <number:currency-symbol>m</number:currency-symbol>
    </number:currency-style>
    <number:currency-style style:name="N5105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5105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5105P0"/>
    </number:currency-style>
    <number:currency-style style:name="N5106" number:language="it" number:country="IT">
      <number:number number:decimal-places="0" number:min-integer-digits="0" number:grouping="true"/>
      <number:text> </number:text>
      <number:currency-symbol>m</number:currency-symbol>
    </number:currency-style>
    <number:date-style style:name="N10108" number:language="ja" number:country="JP">
      <number:day/>
      <number:text>/</number:text>
      <number:month/>
      <number:text>/</number:text>
      <number:year/>
    </number:date-style>
    <number:date-style style:name="N10109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0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1" number:language="ja" number:country="JP">
      <number:month/>
      <number:text>月</number:text>
      <number:day/>
      <number:text>日</number:text>
    </number:date-style>
    <number:date-style style:name="N1011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fo:background-color="transparent" style:rotation-align="none" style:vertical-align="middl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style:style style:name="Excel_5f_CondFormat_5f_1_5f_1" style:display-name="Excel_CondFormat_1_1" style:family="table-cell" style:parent-style-name="Default">
      <style:text-properties fo:color="#ff0000" fo:font-style="normal" fo:font-weight="bold"/>
    </style:style>
    <style:style style:name="Excel_5f_CondFormat_5f_2_5f_1" style:display-name="Excel_CondFormat_2_1" style:family="table-cell" style:parent-style-name="Default">
      <style:table-cell-properties fo:background-color="#ffff00"/>
    </style:style>
    <style:style style:name="Excel_5f_CondFormat_5f_3_5f_1" style:display-name="Excel_CondFormat_3_1" style:family="table-cell" style:parent-style-name="Default">
      <style:table-cell-properties fo:background-color="#ffff00"/>
    </style:style>
    <style:style style:name="Rosso3" style:family="table-cell" style:parent-style-name="Default">
      <style:table-cell-properties fo:background-color="#ffff00" fo:border="0.088cm solid #ff0000"/>
    </style:style>
    <draw:marker draw:name="Estremità_20_linea_20_1" draw:display-name="Estremità linea 1" svg:viewBox="0 0 200 200" svg:d="m100 0c0-55-45-100-100-100s-100 45-100 100 45 100 100 100 100-45 100-100z"/>
    <draw:marker draw:name="Estremità_20_linea_20_10" draw:display-name="Estremità linea 10" svg:viewBox="0 0 200 200" svg:d="m100 0c0-55-45-100-100-100s-100 45-100 100 45 100 100 100 100-45 100-100z"/>
    <draw:marker draw:name="Estremità_20_linea_20_11" draw:display-name="Estremità linea 11" svg:viewBox="0 0 200 200" svg:d="m100 0c0-55-45-100-100-100s-100 45-100 100 45 100 100 100 100-45 100-100z"/>
    <draw:marker draw:name="Estremità_20_linea_20_12" draw:display-name="Estremità linea 12" svg:viewBox="0 0 200 200" svg:d="m100 0c0-55-45-100-100-100s-100 45-100 100 45 100 100 100 100-45 100-100z"/>
    <draw:marker draw:name="Estremità_20_linea_20_13" draw:display-name="Estremità linea 13" svg:viewBox="0 0 200 200" svg:d="m100 0c0-55-45-100-100-100s-100 45-100 100 45 100 100 100 100-45 100-100z"/>
    <draw:marker draw:name="Estremità_20_linea_20_14" draw:display-name="Estremità linea 14" svg:viewBox="0 0 200 200" svg:d="m100 0c0-55-45-100-100-100s-100 45-100 100 45 100 100 100 100-45 100-100z"/>
    <draw:marker draw:name="Estremità_20_linea_20_15" draw:display-name="Estremità linea 15" svg:viewBox="0 0 200 200" svg:d="m100 0c0-55-45-100-100-100s-100 45-100 100 45 100 100 100 100-45 100-100z"/>
    <draw:marker draw:name="Estremità_20_linea_20_16" draw:display-name="Estremità linea 16" svg:viewBox="0 0 10 10" svg:d="m0 0h10v10h-10z"/>
    <draw:marker draw:name="Estremità_20_linea_20_17" draw:display-name="Estremità linea 17" svg:viewBox="0 0 200 200" svg:d="m100 0c0-55-45-100-100-100s-100 45-100 100 45 100 100 100 100-45 100-100z"/>
    <draw:marker draw:name="Estremità_20_linea_20_18" draw:display-name="Estremità linea 18" svg:viewBox="0 0 200 200" svg:d="m100 0c0-55-45-100-100-100s-100 45-100 100 45 100 100 100 100-45 100-100z"/>
    <draw:marker draw:name="Estremità_20_linea_20_19" draw:display-name="Estremità linea 19" svg:viewBox="0 0 200 200" svg:d="m100 0c0-55-45-100-100-100s-100 45-100 100 45 100 100 100 100-45 100-100z"/>
    <draw:marker draw:name="Estremità_20_linea_20_2" draw:display-name="Estremità linea 2" svg:viewBox="0 0 20 30" svg:d="m10 0-10 30h20z"/>
    <draw:marker draw:name="Estremità_20_linea_20_20" draw:display-name="Estremità linea 20" svg:viewBox="0 0 200 200" svg:d="m100 0c0-55-45-100-100-100s-100 45-100 100 45 100 100 100 100-45 100-100z"/>
    <draw:marker draw:name="Estremità_20_linea_20_21" draw:display-name="Estremità linea 21" svg:viewBox="0 0 200 200" svg:d="m100 0c0 55-45 100-100 100s-100-45-100-100 45-100 100-100 100 45 100 100z"/>
    <draw:marker draw:name="Estremità_20_linea_20_22" draw:display-name="Estremità linea 22" svg:viewBox="0 0 200 200" svg:d="m100 0c0 55-45 100-100 100s-100-45-100-100 45-100 100-100 100 45 100 100z"/>
    <draw:marker draw:name="Estremità_20_linea_20_23" draw:display-name="Estremità linea 23" svg:viewBox="0 0 200 200" svg:d="m100 0c0 55-45 100-100 100s-100-45-100-100 45-100 100-100 100 45 100 100z"/>
    <draw:marker draw:name="Estremità_20_linea_20_24" draw:display-name="Estremità linea 24" svg:viewBox="0 0 200 200" svg:d="m100 0c0 55-45 100-100 100s-100-45-100-100 45-100 100-100 100 45 100 100z"/>
    <draw:marker draw:name="Estremità_20_linea_20_25" draw:display-name="Estremità linea 25" svg:viewBox="0 0 200 200" svg:d="m100 0c0 55-45 100-100 100s-100-45-100-100 45-100 100-100 100 45 100 100z"/>
    <draw:marker draw:name="Estremità_20_linea_20_26" draw:display-name="Estremità linea 26" svg:viewBox="0 0 200 200" svg:d="m100 0c0 55-45 100-100 100s-100-45-100-100 45-100 100-100 100 45 100 100z"/>
    <draw:marker draw:name="Estremità_20_linea_20_27" draw:display-name="Estremità linea 27" svg:viewBox="0 0 200 200" svg:d="m100 0c0 55-45 100-100 100s-100-45-100-100 45-100 100-100 100 45 100 100z"/>
    <draw:marker draw:name="Estremità_20_linea_20_28" draw:display-name="Estremità linea 28" svg:viewBox="0 0 200 200" svg:d="m100 0c0 55-45 100-100 100s-100-45-100-100 45-100 100-100 100 45 100 100z"/>
    <draw:marker draw:name="Estremità_20_linea_20_29" draw:display-name="Estremità linea 29" svg:viewBox="0 0 200 200" svg:d="m100 0c0 55-45 100-100 100s-100-45-100-100 45-100 100-100 100 45 100 100z"/>
    <draw:marker draw:name="Estremità_20_linea_20_3" draw:display-name="Estremità linea 3" svg:viewBox="0 0 200 200" svg:d="m100 0c0-55-45-100-100-100s-100 45-100 100 45 100 100 100 100-45 100-100z"/>
    <draw:marker draw:name="Estremità_20_linea_20_30" draw:display-name="Estremità linea 30" svg:viewBox="0 0 200 200" svg:d="m100 0c0 55-45 100-100 100s-100-45-100-100 45-100 100-100 100 45 100 100z"/>
    <draw:marker draw:name="Estremità_20_linea_20_31" draw:display-name="Estremità linea 31" svg:viewBox="0 0 200 200" svg:d="m100 0c0 55-45 100-100 100s-100-45-100-100 45-100 100-100 100 45 100 100z"/>
    <draw:marker draw:name="Estremità_20_linea_20_32" draw:display-name="Estremità linea 32" svg:viewBox="0 0 200 200" svg:d="m100 0c0 55-45 100-100 100s-100-45-100-100 45-100 100-100 100 45 100 100z"/>
    <draw:marker draw:name="Estremità_20_linea_20_33" draw:display-name="Estremità linea 33" svg:viewBox="0 0 200 200" svg:d="m100 0c0 55-45 100-100 100s-100-45-100-100 45-100 100-100 100 45 100 100z"/>
    <draw:marker draw:name="Estremità_20_linea_20_34" draw:display-name="Estremità linea 34" svg:viewBox="0 0 200 200" svg:d="m100 0c0 55-45 100-100 100s-100-45-100-100 45-100 100-100 100 45 100 100z"/>
    <draw:marker draw:name="Estremità_20_linea_20_35" draw:display-name="Estremità linea 35" svg:viewBox="0 0 200 200" svg:d="m100 0c0 55-45 100-100 100s-100-45-100-100 45-100 100-100 100 45 100 100z"/>
    <draw:marker draw:name="Estremità_20_linea_20_36" draw:display-name="Estremità linea 36" svg:viewBox="0 0 200 200" svg:d="m100 0c0 55-45 100-100 100s-100-45-100-100 45-100 100-100 100 45 100 100z"/>
    <draw:marker draw:name="Estremità_20_linea_20_37" draw:display-name="Estremità linea 37" svg:viewBox="0 0 200 200" svg:d="m100 0c0 55-45 100-100 100s-100-45-100-100 45-100 100-100 100 45 100 100z"/>
    <draw:marker draw:name="Estremità_20_linea_20_38" draw:display-name="Estremità linea 38" svg:viewBox="0 0 200 200" svg:d="m100 0c0 55-45 100-100 100s-100-45-100-100 45-100 100-100 100 45 100 100z"/>
    <draw:marker draw:name="Estremità_20_linea_20_4" draw:display-name="Estremità linea 4" svg:viewBox="0 0 200 200" svg:d="m100 0c0-55-45-100-100-100s-100 45-100 100 45 100 100 100 100-45 100-100z"/>
    <draw:marker draw:name="Estremità_20_linea_20_5" draw:display-name="Estremità linea 5" svg:viewBox="0 0 200 200" svg:d="m100 0c0-55-45-100-100-100s-100 45-100 100 45 100 100 100 100-45 100-100z"/>
    <draw:marker draw:name="Estremità_20_linea_20_6" draw:display-name="Estremità linea 6" svg:viewBox="0 0 200 200" svg:d="m100 0c0-55-45-100-100-100s-100 45-100 100 45 100 100 100 100-45 100-100z"/>
    <draw:marker draw:name="Estremità_20_linea_20_7" draw:display-name="Estremità linea 7" svg:viewBox="0 0 200 200" svg:d="m100 0c0-55-45-100-100-100s-100 45-100 100 45 100 100 100 100-45 100-100z"/>
    <draw:marker draw:name="Estremità_20_linea_20_8" draw:display-name="Estremità linea 8" svg:viewBox="0 0 200 200" svg:d="m100 0c0-55-45-100-100-100s-100 45-100 100 45 100 100 100 100-45 100-100z"/>
    <draw:marker draw:name="Estremità_20_linea_20_9" draw:display-name="Estremità linea 9" svg:viewBox="0 0 200 200" svg:d="m100 0c0-55-45-100-100-100s-100 45-100 100 45 100 100 100 100-45 100-100z"/>
  </office:styles>
  <office:automatic-styles>
    <style:page-layout style:name="Mpm1">
      <style:page-layout-properties style:scale-to-pages="1" style:writing-mode="lr-tb"/>
      <style:header-style>
        <style:header-footer-properties fo:min-height="0.101cm" fo:margin-left="0cm" fo:margin-right="0cm" fo:margin-bottom="0cm" fo:border="0.002cm solid #000000" fo:padding="0cm" style:shadow="none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5">
      <style:page-layout-properties fo:page-width="29.7cm" fo:page-height="21.001cm" style:num-format="1" style:print-orientation="landscape" fo:margin-top="1.199cm" fo:margin-bottom="1.199cm" fo:margin-left="1.199cm" fo:margin-right="1.199cm" fo:border="none" fo:padding="0cm" style:shadow="none" fo:background-color="transparent" style:print-page-order="ttb" style:first-page-number="continue" style:scale-to-X="1" style:scale-to-Y="1" style:table-centering="horizontal" style:writing-mode="lr-tb" style:print="charts drawings objects zero-values">
        <style:background-image/>
      </style:page-layout-properties>
      <style:header-style>
        <style:header-footer-properties fo:min-height="0.101cm" fo:margin-left="0cm" fo:margin-right="0cm" fo:margin-bottom="0cm" fo:border="0.018cm solid #000000" fo:padding="0cm" style:shadow="none"/>
      </style:header-style>
      <style:footer-style>
        <style:header-footer-properties fo:min-height="0.459cm" fo:margin-left="0cm" fo:margin-right="0cm" fo:margin-top="0.259cm"/>
      </style:footer-style>
    </style:page-layout>
    <style:style style:name="MT1" style:family="text">
      <style:text-properties fo:font-size="6pt"/>
    </style:style>
    <style:style style:name="MT2" style:family="text">
      <style:text-properties fo:font-weight="bold"/>
    </style:style>
    <style:style style:name="MT3" style:family="text">
      <style:text-properties fo:font-size="9pt"/>
    </style:style>
    <style:style style:name="MT4" style:family="text">
      <style:text-properties fo:font-size="8pt"/>
    </style:style>
    <style:style style:name="MT5" style:family="text">
      <style:text-properties style:font-name="Verdana" fo:font-size="9pt"/>
    </style:style>
    <style:style style:name="MT6" style:family="text">
      <style:text-properties style:use-window-font-color="true" style:text-outline="false" style:text-line-through-style="none" style:text-position="0% 100%" style:font-name="Verdana" fo:font-size="9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style:use-window-font-color="true" style:text-outline="false" style:text-line-through-style="none" style:text-position="0% 100%" style:font-name="Arial2" fo:font-size="7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pan text:style-name="MT1"/></text:p>
        <text:p><text:span text:style-name="MT2">VERIFICA PROTEZIONE SOVRACORRENTI DELLE CONDUTTURE</text:span></text:p>
        <text:p><text:span text:style-name="MT3">CEI-UNEL 35024/70 IEC364-5 523</text:span></text:p>
        <text:p><text:span text:style-name="MT1"/></text:p>
      </style:header>
      <style:header-left style:display="false"/>
      <style:footer>
        <style:region-left>
          <text:p><text:span text:style-name="MT4"><text:title>???</text:title></text:span><text:span text:style-name="MT4">..</text:span><text:span text:style-name="MT4"><text:sheet-name>???</text:sheet-name></text:span></text:p>
        </style:region-left>
        <style:region-right>
          <text:p>All. .......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5">15/01/2010</text:date>, <text:time>14.09.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Curve_20_di_20_limitazione" style:display-name="TAB_Curve di limitazio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Tabelle" style:display-name="TAB_Tabel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Icc" style:display-name="TAB_I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Linee" style:display-name="TAB_Line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TAB_5f_Protezioni_20_da_20_blindo" style:display-name="TAB_Protezioni da blindo" style:page-layout-name="Mpm5">
      <style:header style:display="false">
        <text:p><text:span text:style-name="MT1"/></text:p>
        <text:p><text:span text:style-name="MT2">VERIFICA PROTEZIONE SOVRACORRENTI DELLE CONDUTTURE</text:span></text:p>
        <text:p><text:span text:style-name="MT3">CEI-UNEL 35024/70 IEC364-5 523</text:span></text:p>
        <text:p><text:span text:style-name="MT1"/></text:p>
      </style:header>
      <style:header-left style:display="false"/>
      <style:footer>
        <style:region-left>
          <text:p><text:span text:style-name="MT6"><text:file-name text:display="name-and-extension">???</text:file-name></text:span></text:p>
          <text:p><text:span text:style-name="MT7"/></text:p>
        </style:region-left>
        <style:region-center>
          <text:p><text:span text:style-name="MT5"><text:sheet-name>???</text:sheet-name></text:span></text:p>
        </style:region-center>
        <style:region-right>
          <text:p><text:span text:style-name="MT5">All. .......</text:span></text:p>
        </style:region-right>
      </style:footer>
      <style:footer-left style:display="false">
        <style:region-left>
          <text:p><text:span text:style-name="MT8"><text:file-name text:display="name-and-extension">???</text:file-name>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Enrico</meta:initial-creator>
    <meta:creation-date>1998-11-10T17:58:02</meta:creation-date>
    <dc:date>2010-01-15T14:09:23.81</dc:date>
    <meta:print-date>2007-11-05T11:04:50</meta:print-date>
    <dc:language>it-IT</dc:language>
    <meta:editing-cycles>755</meta:editing-cycles>
    <meta:editing-duration>PT315H57M35S</meta:editing-duration>
    <dc:creator>Enrico Bertello</dc:creator>
    <meta:document-statistic meta:table-count="4" meta:cell-count="1270" meta:object-count="0"/>
    <meta:user-defined meta:name="Info 1"/>
    <meta:user-defined meta:name="Info 2"/>
    <meta:user-defined meta:name="Info 3"/>
    <meta:user-defined meta:name="Info 4"/>
  </office:meta>
</office:document-meta>
</file>

<file path=Basic/Standard/Foglio1.xml><?xml version="1.0" encoding="utf-8"?>
<!DOCTYPE module  PUBLIC '-//OpenOffice.org//DTD OfficeDocument 1.0//EN'  'module.dtd'>
<script:module xmlns:script="http://openoffice.org/2000/script" script:name="Foglio1" script:language="StarBasic">Sub Foglio1
Rem Private Sub Worksheet_SelectionChange(ByVal Target As Excel.Range)
Rem 
Rem End Sub
Rem 
End Sub</script:module>
</file>

<file path=Basic/Standard/Foglio2.xml><?xml version="1.0" encoding="utf-8"?>
<!DOCTYPE module  PUBLIC '-//OpenOffice.org//DTD OfficeDocument 1.0//EN'  'module.dtd'>
<script:module xmlns:script="http://openoffice.org/2000/script" script:name="Foglio2" script:language="StarBasic">Sub Foglio2
Rem 
End Sub</script:module>
</file>

<file path=Basic/Standard/Foglio3.xml><?xml version="1.0" encoding="utf-8"?>
<!DOCTYPE module  PUBLIC '-//OpenOffice.org//DTD OfficeDocument 1.0//EN'  'module.dtd'>
<script:module xmlns:script="http://openoffice.org/2000/script" script:name="Foglio3" script:language="StarBasic">Sub Foglio3
Rem 
End Sub</script:module>
</file>

<file path=Basic/Standard/Foglio4.xml><?xml version="1.0" encoding="utf-8"?>
<!DOCTYPE module  PUBLIC '-//OpenOffice.org//DTD OfficeDocument 1.0//EN'  'module.dtd'>
<script:module xmlns:script="http://openoffice.org/2000/script" script:name="Foglio4" script:language="StarBasic">Sub Foglio4
Rem 
End Sub</script:module>
</file>

<file path=Basic/Standard/Modulo1.xml><?xml version="1.0" encoding="utf-8"?>
<!DOCTYPE module  PUBLIC '-//OpenOffice.org//DTD OfficeDocument 1.0//EN'  'module.dtd'>
<script:module xmlns:script="http://openoffice.org/2000/script" script:name="Modulo1" script:language="StarBasic">Sub Modulo1
Rem Sub Macro1()
Rem '
Rem ' Macro1 Macro
Rem ' Macro registrata il 30/10/2002 da a
Rem '
Rem 
Rem '
Rem     Sheets("Linee").Range("b5") = Sheets("Protezioni da blindo").Range("c7")
Rem     Sheets("Linee").Range("c20") = Sheets("Protezioni da blindo").Range("b8")
Rem     Sheets("Linee").Range("c25") = Sheets("Protezioni da blindo").Range("b9")
Rem     Sheets("Linee").Range("b5") = Sheets("Protezioni da blindo").Range("c7")
Rem     
Rem End Sub
Rem 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Workbook"/>
  <library:element library:name="Foglio1"/>
  <library:element library:name="Foglio2"/>
  <library:element library:name="Foglio3"/>
  <library:element library:name="Modulo1"/>
  <library:element library:name="Foglio4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